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6pt" officeooo:rsid="000700e6" officeooo:paragraph-rsid="000700e6" style:font-size-asian="26pt" style:font-size-complex="26pt"/>
    </style:style>
    <style:style style:name="P2" style:family="paragraph" style:parent-style-name="Contents_20_1">
      <style:paragraph-properties>
        <style:tab-stops>
          <style:tab-stop style:position="18.905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4" style:family="paragraph" style:parent-style-name="Contents_20_2">
      <style:paragraph-properties>
        <style:tab-stops>
          <style:tab-stop style:position="18.406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.905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406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Liberation Serif" officeooo:paragraph-rsid="008caf44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paragraph-rsid="008caf44"/>
    </style:style>
    <style:style style:name="P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Liberation Serif" officeooo:paragraph-rsid="008caf44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officeooo:paragraph-rsid="00aec761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bold" officeooo:rsid="000700e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0700e6" officeooo:paragraph-rsid="000700e6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rsid="000700e6" officeooo:paragraph-rsid="005f1258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077c20" officeooo:paragraph-rsid="0066ca8c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077c20" officeooo:paragraph-rsid="00690cd3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077c20" officeooo:paragraph-rsid="006ab7f8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089b66" officeooo:paragraph-rsid="0065174e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1a0c9e" officeooo:paragraph-rsid="006bd5d2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1a0c9e" officeooo:paragraph-rsid="0071c387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1a0c9e" officeooo:paragraph-rsid="0076206e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1a0c9e" officeooo:paragraph-rsid="00798365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1a0c9e" officeooo:paragraph-rsid="007bc25e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34ff3a" officeooo:paragraph-rsid="00807752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34ff3a" officeooo:paragraph-rsid="008399f1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34ff3a" officeooo:paragraph-rsid="0034ff3a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34ff3a" officeooo:paragraph-rsid="0086da11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5791e8" officeooo:paragraph-rsid="008caf44"/>
    </style:style>
    <style:style style:name="P29" style:family="paragraph" style:parent-style-name="Standard">
      <style:paragraph-properties fo:text-align="justify" style:justify-single-word="false" style:writing-mode="lr-tb"/>
      <style:text-properties style:font-name="Liberation Serif" fo:font-weight="normal" officeooo:paragraph-rsid="008caf44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weight="normal" officeooo:paragraph-rsid="008caf44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.75pt" fo:letter-spacing="normal" fo:font-style="normal" fo:font-weight="normal" officeooo:paragraph-rsid="008caf44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3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.75pt" fo:letter-spacing="normal" fo:font-style="normal" fo:font-weight="normal" officeooo:paragraph-rsid="00a02920"/>
    </style:style>
    <style:style style:name="P3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.75pt" fo:letter-spacing="normal" fo:font-style="normal" fo:font-weight="normal" officeooo:paragraph-rsid="00a24444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.75pt" fo:letter-spacing="normal" fo:font-style="normal" fo:font-weight="normal" officeooo:paragraph-rsid="00a5f27f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 fo:background-color="#ffce0a" loext:padding="0cm" loext:border="none"/>
    </style:style>
    <style:style style:name="P3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fo:background-color="#ffce0a" loext:padding="0cm" loext:border="none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.75pt" fo:letter-spacing="normal" fo:font-style="normal" fo:font-weight="normal" officeooo:paragraph-rsid="00a02920" fo:background-color="#ffce0a" loext:padding="0cm" loext:border="none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.75pt" fo:letter-spacing="normal" fo:font-style="normal" fo:font-weight="normal" officeooo:paragraph-rsid="00ab8ff6" fo:background-color="#ffce0a" loext:padding="0cm" loext:border="none"/>
    </style:style>
    <style:style style:name="P4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0af0f18" officeooo:paragraph-rsid="00e8d1e6"/>
    </style:style>
    <style:style style:name="P4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0af0f18" officeooo:paragraph-rsid="00ef1261"/>
    </style:style>
    <style:style style:name="P4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0f7a921" officeooo:paragraph-rsid="00f7a921"/>
    </style:style>
    <style:style style:name="P4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0f7a921" officeooo:paragraph-rsid="010144b3"/>
    </style:style>
    <style:style style:name="P4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101ce73" officeooo:paragraph-rsid="0101ce73"/>
    </style:style>
    <style:style style:name="P4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letter-spacing="normal"/>
    </style:style>
    <style:style style:name="P47" style:family="paragraph" style:parent-style-name="Heading_20_4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8caf44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8caf44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0" style:family="paragraph" style:parent-style-name="Heading_20_1" style:list-style-name="">
      <style:paragraph-properties fo:text-align="justify" style:justify-single-word="false"/>
      <style:text-properties style:font-name="Liberation Serif" fo:font-style="normal" style:text-underline-style="none" fo:font-weight="bold" officeooo:rsid="005e7b54" officeooo:paragraph-rsid="005e7b54" style:font-style-asian="normal" style:font-weight-asian="bold" style:font-style-complex="normal" style:font-weight-complex="bold"/>
    </style:style>
    <style:style style:name="P51" style:family="paragraph" style:parent-style-name="Heading_20_1">
      <style:paragraph-properties fo:text-align="justify" style:justify-single-word="false" fo:break-before="page"/>
      <style:text-properties style:font-name="Liberation Serif" fo:font-style="normal" style:text-underline-style="none" fo:font-weight="bold" officeooo:rsid="005e7b54" officeooo:paragraph-rsid="005e7b54" style:font-style-asian="normal" style:font-weight-asian="bold" style:font-style-complex="normal" style:font-weight-complex="bold"/>
    </style:style>
    <style:style style:name="P52" style:family="paragraph" style:parent-style-name="Heading_20_1" style:list-style-name="WWNum2">
      <style:paragraph-properties fo:text-align="justify" style:justify-single-word="false"/>
      <style:text-properties style:font-name="Liberation Serif" officeooo:paragraph-rsid="008caf44"/>
    </style:style>
    <style:style style:name="P53" style:family="paragraph" style:parent-style-name="Heading_20_1" style:list-style-name="WWNum2">
      <style:paragraph-properties fo:margin-top="0.423cm" fo:margin-bottom="0.212cm" style:contextual-spacing="false" fo:text-align="justify" style:justify-single-word="false"/>
      <style:text-properties style:font-name="Liberation Serif" officeooo:paragraph-rsid="008caf44"/>
    </style:style>
    <style:style style:name="P54" style:family="paragraph" style:parent-style-name="Heading_20_2">
      <style:paragraph-properties fo:text-align="justify" style:justify-single-word="false"/>
      <style:text-properties style:font-name="Liberation Serif"/>
    </style:style>
    <style:style style:name="P55" style:family="paragraph" style:parent-style-name="Heading_20_2" style:list-style-name="WWNum2">
      <style:paragraph-properties fo:text-align="justify" style:justify-single-word="false"/>
      <style:text-properties style:font-name="Liberation Serif" officeooo:paragraph-rsid="008caf44"/>
    </style:style>
    <style:style style:name="P56" style:family="paragraph" style:parent-style-name="Heading_20_2" style:list-style-name="WWNum2">
      <style:paragraph-properties fo:margin-top="0.353cm" fo:margin-bottom="0.212cm" style:contextual-spacing="false" fo:text-align="justify" style:justify-single-word="false"/>
      <style:text-properties style:font-name="Liberation Serif" officeooo:paragraph-rsid="008caf44"/>
    </style:style>
    <style:style style:name="P57" style:family="paragraph" style:parent-style-name="Heading_20_2">
      <style:paragraph-properties fo:text-align="justify" style:justify-single-word="false"/>
      <style:text-properties style:font-name="Liberation Serif" officeooo:rsid="00a02920" officeooo:paragraph-rsid="00a02920"/>
    </style:style>
    <style:style style:name="P58" style:family="paragraph" style:parent-style-name="Heading_20_2">
      <style:paragraph-properties fo:text-align="justify" style:justify-single-word="false"/>
      <style:text-properties style:font-name="Liberation Serif" officeooo:rsid="00a24444" officeooo:paragraph-rsid="00a24444"/>
    </style:style>
    <style:style style:name="P59" style:family="paragraph" style:parent-style-name="Heading_20_2">
      <style:paragraph-properties fo:text-align="justify" style:justify-single-word="false"/>
      <style:text-properties style:font-name="Liberation Serif" officeooo:rsid="00a5f27f" officeooo:paragraph-rsid="00a5f27f"/>
    </style:style>
    <style:style style:name="P60" style:family="paragraph" style:parent-style-name="Heading_20_2">
      <style:paragraph-properties fo:text-align="justify" style:justify-single-word="false"/>
      <style:text-properties style:font-name="Liberation Serif" officeooo:rsid="00ab8ff6" officeooo:paragraph-rsid="00ab8ff6"/>
    </style:style>
    <style:style style:name="P61" style:family="paragraph" style:parent-style-name="Heading_20_2">
      <style:text-properties officeooo:rsid="00af0f18" officeooo:paragraph-rsid="00af0f18"/>
    </style:style>
    <style:style style:name="P62" style:family="paragraph" style:parent-style-name="Heading_20_3" style:list-style-name="WWNum1">
      <style:paragraph-properties fo:text-align="justify" style:justify-single-word="false"/>
      <style:text-properties style:font-name="Liberation Serif" officeooo:paragraph-rsid="008caf44"/>
    </style:style>
    <style:style style:name="P63" style:family="paragraph" style:parent-style-name="Standard" style:list-style-name="L1">
      <style:paragraph-properties fo:text-align="justify" style:justify-single-word="false"/>
      <style:text-properties style:font-name="Liberation Serif" officeooo:rsid="00077c20" officeooo:paragraph-rsid="006035df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Liberation Serif" officeooo:rsid="00089b66" officeooo:paragraph-rsid="006035df"/>
    </style:style>
    <style:style style:name="P65" style:family="paragraph" style:parent-style-name="Standard" style:list-style-name="L2">
      <style:paragraph-properties fo:text-align="justify" style:justify-single-word="false"/>
      <style:text-properties style:font-name="Liberation Serif" officeooo:rsid="0034ff3a" officeooo:paragraph-rsid="00853d39"/>
    </style:style>
    <style:style style:name="P66" style:family="paragraph" style:parent-style-name="Standard" style:list-style-name="L2">
      <style:paragraph-properties fo:text-align="justify" style:justify-single-word="false"/>
      <style:text-properties style:font-name="Liberation Serif" officeooo:rsid="0043f0ed" officeooo:paragraph-rsid="00853d39"/>
    </style:style>
    <style:style style:name="P67" style:family="paragraph" style:parent-style-name="Standard" style:list-style-name="L2">
      <style:paragraph-properties fo:text-align="justify" style:justify-single-word="false"/>
      <style:text-properties style:font-name="Liberation Serif" officeooo:rsid="0044dc02" officeooo:paragraph-rsid="00853d39"/>
    </style:style>
    <style:style style:name="P68" style:family="paragraph" style:parent-style-name="Standard" style:list-style-name="WWNum5">
      <style:paragraph-properties fo:text-align="justify" style:justify-single-word="false" style:writing-mode="lr-tb"/>
      <style:text-properties style:font-name="Liberation Serif" fo:font-weight="normal" officeooo:paragraph-rsid="008caf44" style:font-weight-asian="normal" style:font-weight-complex="normal"/>
    </style:style>
    <style:style style:name="P69" style:family="paragraph" style:parent-style-name="Text_20_body" style:list-style-name="WWNum6">
      <style:paragraph-properties fo:text-align="justify" style:justify-single-word="false"/>
      <style:text-properties style:font-name="Liberation Serif" officeooo:paragraph-rsid="008caf44"/>
    </style:style>
    <style:style style:name="P70" style:family="paragraph" style:parent-style-name="Text_20_body" style:list-style-name="WWNum7">
      <style:paragraph-properties fo:text-align="justify" style:justify-single-word="false"/>
      <style:text-properties style:font-name="Liberation Serif" officeooo:paragraph-rsid="008caf44"/>
    </style:style>
    <style:style style:name="P71" style:family="paragraph" style:parent-style-name="Text_20_body" style:list-style-name="WWNum8">
      <style:paragraph-properties fo:text-align="justify" style:justify-single-word="false"/>
      <style:text-properties style:font-name="Liberation Serif" officeooo:paragraph-rsid="008caf44"/>
    </style:style>
    <style:style style:name="P72" style:family="paragraph" style:parent-style-name="Text_20_body" style:list-style-name="WWNum9">
      <style:paragraph-properties fo:text-align="justify" style:justify-single-word="false"/>
      <style:text-properties style:font-name="Liberation Serif" officeooo:paragraph-rsid="008caf44"/>
    </style:style>
    <style:style style:name="P73" style:family="paragraph" style:parent-style-name="Text_20_body" style:list-style-name="WWNum10">
      <style:paragraph-properties fo:text-align="justify" style:justify-single-word="false"/>
      <style:text-properties style:font-name="Liberation Serif" officeooo:paragraph-rsid="008caf44"/>
    </style:style>
    <style:style style:name="P74" style:family="paragraph" style:parent-style-name="Text_20_body" style:list-style-name="WWNum11">
      <style:paragraph-properties fo:text-align="justify" style:justify-single-word="false"/>
      <style:text-properties style:font-name="Liberation Serif" officeooo:paragraph-rsid="008caf44"/>
    </style:style>
    <style:style style:name="P75" style:family="paragraph" style:parent-style-name="Text_20_body" style:list-style-name="WWNum12">
      <style:paragraph-properties fo:text-align="justify" style:justify-single-word="false"/>
      <style:text-properties style:font-name="Liberation Serif" officeooo:paragraph-rsid="008caf44"/>
    </style:style>
    <style:style style:name="P76" style:family="paragraph" style:parent-style-name="Text_20_body" style:list-style-name="WWNum13">
      <style:paragraph-properties fo:text-align="justify" style:justify-single-word="false"/>
      <style:text-properties style:font-name="Liberation Serif" officeooo:paragraph-rsid="008caf44"/>
    </style:style>
    <style:style style:name="P77" style:family="paragraph" style:parent-style-name="Text_20_body" style:list-style-name="WWNum14">
      <style:paragraph-properties fo:text-align="justify" style:justify-single-word="false"/>
      <style:text-properties style:font-name="Liberation Serif" officeooo:paragraph-rsid="008caf44"/>
    </style:style>
    <style:style style:name="P78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79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0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1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2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3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4" style:family="paragraph" style:parent-style-name="Text_20_body" style:list-style-name="L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5" style:family="paragraph" style:parent-style-name="Text_20_body" style:list-style-name="L1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6" style:family="paragraph" style:parent-style-name="Text_20_body" style:list-style-name="L1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7" style:family="paragraph" style:parent-style-name="Text_20_body" style:list-style-name="L1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8" style:family="paragraph" style:parent-style-name="Text_20_body" style:list-style-name="L1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89" style:family="paragraph" style:parent-style-name="Text_20_body" style:list-style-name="L1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0" style:family="paragraph" style:parent-style-name="Text_20_body" style:list-style-name="L1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1" style:family="paragraph" style:parent-style-name="Text_20_body" style:list-style-name="L1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2" style:family="paragraph" style:parent-style-name="Text_20_body" style:list-style-name="L1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3" style:family="paragraph" style:parent-style-name="Text_20_body" style:list-style-name="L1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4" style:family="paragraph" style:parent-style-name="Text_20_body" style:list-style-name="L1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5" style:family="paragraph" style:parent-style-name="Text_20_body" style:list-style-name="L2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6" style:family="paragraph" style:parent-style-name="Text_20_body" style:list-style-name="L2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7" style:family="paragraph" style:parent-style-name="Text_20_body" style:list-style-name="L2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8" style:family="paragraph" style:parent-style-name="Text_20_body" style:list-style-name="L2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99" style:family="paragraph" style:parent-style-name="Text_20_body" style:list-style-name="L2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100" style:family="paragraph" style:parent-style-name="Text_20_body" style:list-style-name="L2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101" style:family="paragraph" style:parent-style-name="Text_20_body" style:list-style-name="L2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102" style:family="paragraph" style:parent-style-name="Text_20_body" style:list-style-name="L2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103" style:family="paragraph" style:parent-style-name="Text_20_body" style:list-style-name="L2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104" style:family="paragraph" style:parent-style-name="Text_20_body" style:list-style-name="L2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105" style:family="paragraph" style:parent-style-name="Text_20_body" style:list-style-name="L3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106" style:family="paragraph" style:parent-style-name="Text_20_body" style:list-style-name="L3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0eea212" officeooo:paragraph-rsid="00ef1261"/>
    </style:style>
    <style:style style:name="P107" style:family="paragraph" style:parent-style-name="Text_20_body" style:list-style-name="L3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0af0f18" officeooo:paragraph-rsid="00ef1261"/>
    </style:style>
    <style:style style:name="P108" style:family="paragraph" style:parent-style-name="Text_20_body" style:list-style-name="L3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0f24053" officeooo:paragraph-rsid="00f24053"/>
    </style:style>
    <style:style style:name="P109" style:family="paragraph" style:parent-style-name="Text_20_body" style:list-style-name="L3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.75pt" fo:letter-spacing="normal" fo:font-style="normal" fo:font-weight="normal" officeooo:rsid="0101ce73" officeooo:paragraph-rsid="0101ce73"/>
    </style:style>
    <style:style style:name="T1" style:family="text">
      <style:text-properties officeooo:rsid="00077c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dfef" style:font-weight-asian="bold" style:font-weight-complex="bold"/>
    </style:style>
    <style:style style:name="T4" style:family="text">
      <style:text-properties fo:font-weight="bold" officeooo:rsid="0067f89f" style:font-weight-asian="bold" style:font-weight-complex="bold"/>
    </style:style>
    <style:style style:name="T5" style:family="text">
      <style:text-properties fo:font-weight="bold" officeooo:rsid="00196154" style:font-weight-asian="bold" style:font-weight-complex="bold"/>
    </style:style>
    <style:style style:name="T6" style:family="text">
      <style:text-properties fo:font-weight="bold" officeooo:rsid="001c65f3" style:font-weight-asian="bold" style:font-weight-complex="bold"/>
    </style:style>
    <style:style style:name="T7" style:family="text">
      <style:text-properties fo:font-weight="bold" officeooo:rsid="0048ce98" style:font-weight-asian="bold" style:font-weight-complex="bold"/>
    </style:style>
    <style:style style:name="T8" style:family="text">
      <style:text-properties fo:font-weight="bold" officeooo:rsid="00d76b21" style:font-weight-asian="bold" style:font-weight-complex="bold"/>
    </style:style>
    <style:style style:name="T9" style:family="text">
      <style:text-properties fo:font-weight="bold" officeooo:rsid="00c90cdf" style:font-weight-asian="bold" style:font-weight-complex="bold"/>
    </style:style>
    <style:style style:name="T10" style:family="text">
      <style:text-properties fo:font-weight="bold" officeooo:rsid="00c9214c" style:font-weight-asian="bold" style:font-weight-complex="bold"/>
    </style:style>
    <style:style style:name="T11" style:family="text">
      <style:text-properties fo:font-weight="bold" officeooo:rsid="00d9611f" style:font-weight-asian="bold" style:font-weight-complex="bold"/>
    </style:style>
    <style:style style:name="T12" style:family="text">
      <style:text-properties fo:font-weight="bold" officeooo:rsid="00b0cc79" style:font-weight-asian="bold" style:font-weight-complex="bold"/>
    </style:style>
    <style:style style:name="T13" style:family="text">
      <style:text-properties fo:font-weight="bold" officeooo:rsid="00b51fb2" style:font-weight-asian="bold" style:font-weight-complex="bold"/>
    </style:style>
    <style:style style:name="T14" style:family="text">
      <style:text-properties fo:font-weight="bold" officeooo:rsid="00b7b514" style:font-weight-asian="bold" style:font-weight-complex="bold"/>
    </style:style>
    <style:style style:name="T15" style:family="text">
      <style:text-properties fo:font-weight="bold" officeooo:rsid="00b8d981" style:font-weight-asian="bold" style:font-weight-complex="bold"/>
    </style:style>
    <style:style style:name="T16" style:family="text">
      <style:text-properties fo:font-weight="bold" officeooo:rsid="00c4df0a" style:font-weight-asian="bold" style:font-weight-complex="bold"/>
    </style:style>
    <style:style style:name="T17" style:family="text">
      <style:text-properties fo:font-weight="bold" officeooo:rsid="00bdfffe" style:font-weight-asian="bold" style:font-weight-complex="bold"/>
    </style:style>
    <style:style style:name="T18" style:family="text">
      <style:text-properties fo:font-weight="bold" officeooo:rsid="00e8d1e6" style:font-weight-asian="bold" style:font-weight-complex="bold"/>
    </style:style>
    <style:style style:name="T19" style:family="text">
      <style:text-properties officeooo:rsid="00089b66"/>
    </style:style>
    <style:style style:name="T20" style:family="text">
      <style:text-properties officeooo:rsid="000bdfef"/>
    </style:style>
    <style:style style:name="T21" style:family="text">
      <style:text-properties officeooo:rsid="000ebe12"/>
    </style:style>
    <style:style style:name="T22" style:family="text">
      <style:text-properties officeooo:rsid="00109739"/>
    </style:style>
    <style:style style:name="T23" style:family="text">
      <style:text-properties officeooo:rsid="0011037b"/>
    </style:style>
    <style:style style:name="T24" style:family="text">
      <style:text-properties officeooo:rsid="0012ab8b"/>
    </style:style>
    <style:style style:name="T25" style:family="text">
      <style:text-properties officeooo:rsid="00140df1"/>
    </style:style>
    <style:style style:name="T26" style:family="text">
      <style:text-properties officeooo:rsid="0014b7e2"/>
    </style:style>
    <style:style style:name="T27" style:family="text">
      <style:text-properties officeooo:rsid="00168ced"/>
    </style:style>
    <style:style style:name="T28" style:family="text">
      <style:text-properties officeooo:rsid="00172571"/>
    </style:style>
    <style:style style:name="T29" style:family="text">
      <style:text-properties officeooo:rsid="00178a82"/>
    </style:style>
    <style:style style:name="T30" style:family="text">
      <style:text-properties officeooo:rsid="00196154"/>
    </style:style>
    <style:style style:name="T31" style:family="text">
      <style:text-properties officeooo:rsid="001a6f35"/>
    </style:style>
    <style:style style:name="T32" style:family="text">
      <style:text-properties officeooo:rsid="001c65f3"/>
    </style:style>
    <style:style style:name="T33" style:family="text">
      <style:text-properties officeooo:rsid="001e5c07"/>
    </style:style>
    <style:style style:name="T34" style:family="text">
      <style:text-properties officeooo:rsid="00205344"/>
    </style:style>
    <style:style style:name="T35" style:family="text">
      <style:text-properties officeooo:rsid="0020f22e"/>
    </style:style>
    <style:style style:name="T36" style:family="text">
      <style:text-properties officeooo:rsid="00215bf2"/>
    </style:style>
    <style:style style:name="T37" style:family="text">
      <style:text-properties officeooo:rsid="00235738"/>
    </style:style>
    <style:style style:name="T38" style:family="text">
      <style:text-properties officeooo:rsid="0025301f"/>
    </style:style>
    <style:style style:name="T39" style:family="text">
      <style:text-properties officeooo:rsid="0025c346"/>
    </style:style>
    <style:style style:name="T40" style:family="text">
      <style:text-properties officeooo:rsid="0027613a"/>
    </style:style>
    <style:style style:name="T41" style:family="text">
      <style:text-properties officeooo:rsid="00287795"/>
    </style:style>
    <style:style style:name="T42" style:family="text">
      <style:text-properties officeooo:rsid="002a0f26"/>
    </style:style>
    <style:style style:name="T43" style:family="text">
      <style:text-properties officeooo:rsid="002af360"/>
    </style:style>
    <style:style style:name="T44" style:family="text">
      <style:text-properties officeooo:rsid="002b895b"/>
    </style:style>
    <style:style style:name="T45" style:family="text">
      <style:text-properties officeooo:rsid="002d86b2"/>
    </style:style>
    <style:style style:name="T46" style:family="text">
      <style:text-properties officeooo:rsid="002e99b3"/>
    </style:style>
    <style:style style:name="T47" style:family="text">
      <style:text-properties officeooo:rsid="002ecfc2"/>
    </style:style>
    <style:style style:name="T48" style:family="text">
      <style:text-properties officeooo:rsid="002f6f6d"/>
    </style:style>
    <style:style style:name="T49" style:family="text">
      <style:text-properties officeooo:rsid="003114d7"/>
    </style:style>
    <style:style style:name="T50" style:family="text">
      <style:text-properties officeooo:rsid="003246b7"/>
    </style:style>
    <style:style style:name="T51" style:family="text">
      <style:text-properties officeooo:rsid="0033174c"/>
    </style:style>
    <style:style style:name="T52" style:family="text">
      <style:text-properties officeooo:rsid="003684dd"/>
    </style:style>
    <style:style style:name="T53" style:family="text">
      <style:text-properties officeooo:rsid="003717e0"/>
    </style:style>
    <style:style style:name="T54" style:family="text">
      <style:text-properties officeooo:rsid="003881ee"/>
    </style:style>
    <style:style style:name="T55" style:family="text">
      <style:text-properties officeooo:rsid="003a5b5c"/>
    </style:style>
    <style:style style:name="T56" style:family="text">
      <style:text-properties officeooo:rsid="003c1522"/>
    </style:style>
    <style:style style:name="T57" style:family="text">
      <style:text-properties officeooo:rsid="003c25e8"/>
    </style:style>
    <style:style style:name="T58" style:family="text">
      <style:text-properties officeooo:rsid="003ec539"/>
    </style:style>
    <style:style style:name="T59" style:family="text">
      <style:text-properties officeooo:rsid="004085d4"/>
    </style:style>
    <style:style style:name="T60" style:family="text">
      <style:text-properties officeooo:rsid="0040f6ca"/>
    </style:style>
    <style:style style:name="T61" style:family="text">
      <style:text-properties officeooo:rsid="00429e1e"/>
    </style:style>
    <style:style style:name="T62" style:family="text">
      <style:text-properties officeooo:rsid="0043f0ed"/>
    </style:style>
    <style:style style:name="T63" style:family="text">
      <style:text-properties officeooo:rsid="00469c9c"/>
    </style:style>
    <style:style style:name="T64" style:family="text">
      <style:text-properties officeooo:rsid="004791d4"/>
    </style:style>
    <style:style style:name="T65" style:family="text">
      <style:text-properties officeooo:rsid="0048ce98"/>
    </style:style>
    <style:style style:name="T66" style:family="text">
      <style:text-properties officeooo:rsid="004a7f48"/>
    </style:style>
    <style:style style:name="T67" style:family="text">
      <style:text-properties officeooo:rsid="004b578f"/>
    </style:style>
    <style:style style:name="T68" style:family="text">
      <style:text-properties officeooo:rsid="004bbefd"/>
    </style:style>
    <style:style style:name="T69" style:family="text">
      <style:text-properties officeooo:rsid="004cb021"/>
    </style:style>
    <style:style style:name="T70" style:family="text">
      <style:text-properties officeooo:rsid="004e94fd"/>
    </style:style>
    <style:style style:name="T71" style:family="text">
      <style:text-properties officeooo:rsid="004f81d5"/>
    </style:style>
    <style:style style:name="T72" style:family="text">
      <style:text-properties officeooo:rsid="00514b67"/>
    </style:style>
    <style:style style:name="T73" style:family="text">
      <style:text-properties officeooo:rsid="00531569"/>
    </style:style>
    <style:style style:name="T74" style:family="text">
      <style:text-properties officeooo:rsid="0054456d"/>
    </style:style>
    <style:style style:name="T75" style:family="text">
      <style:text-properties officeooo:rsid="00563233"/>
    </style:style>
    <style:style style:name="T76" style:family="text">
      <style:text-properties officeooo:rsid="005765ef"/>
    </style:style>
    <style:style style:name="T77" style:family="text">
      <style:text-properties officeooo:rsid="0060954b"/>
    </style:style>
    <style:style style:name="T78" style:family="text">
      <style:text-properties officeooo:rsid="0067f89f"/>
    </style:style>
    <style:style style:name="T79" style:family="text">
      <style:text-properties officeooo:rsid="00696e1f"/>
    </style:style>
    <style:style style:name="T80" style:family="text">
      <style:text-properties officeooo:rsid="006ea003"/>
    </style:style>
    <style:style style:name="T81" style:family="text">
      <style:text-properties officeooo:rsid="00708220"/>
    </style:style>
    <style:style style:name="T82" style:family="text">
      <style:text-properties officeooo:rsid="0072deb1"/>
    </style:style>
    <style:style style:name="T83" style:family="text">
      <style:text-properties officeooo:rsid="00744470"/>
    </style:style>
    <style:style style:name="T84" style:family="text">
      <style:text-properties officeooo:rsid="007a0dde"/>
    </style:style>
    <style:style style:name="T85" style:family="text">
      <style:text-properties officeooo:rsid="007ed782"/>
    </style:style>
    <style:style style:name="T86" style:family="text">
      <style:text-properties officeooo:rsid="00807752"/>
    </style:style>
    <style:style style:name="T87" style:family="text">
      <style:text-properties officeooo:rsid="00816da4"/>
    </style:style>
    <style:style style:name="T88" style:family="text">
      <style:text-properties officeooo:rsid="00853d39"/>
    </style:style>
    <style:style style:name="T89" style:family="text">
      <style:text-properties officeooo:rsid="0088715d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variant="normal" fo:text-transform="none" fo:color="#000000" loext:opacity="100%" fo:letter-spacing="normal"/>
    </style:style>
    <style:style style:name="T92" style:family="text">
      <style:text-properties fo:font-variant="normal" fo:text-transform="none" fo:color="#000000" loext:opacity="100%" fo:font-size="12.75pt" fo:letter-spacing="normal" fo:font-style="normal" fo:font-weight="normal"/>
    </style:style>
    <style:style style:name="T93" style:family="text">
      <style:text-properties fo:font-variant="normal" fo:text-transform="none" fo:color="#000000" loext:opacity="100%" fo:font-size="12.75pt" fo:letter-spacing="normal" fo:font-style="normal" fo:font-weight="normal" fo:background-color="#ffce0a" loext:char-shading-value="0" loext:padding="0cm" loext:border="none"/>
    </style:style>
    <style:style style:name="T94" style:family="text">
      <style:text-properties fo:font-variant="normal" fo:text-transform="none" fo:color="#000000" loext:opacity="100%" fo:font-size="12.75pt" fo:letter-spacing="normal" fo:font-style="normal" fo:font-weight="normal" fo:background-color="#ffce0a" loext:char-shading-value="0" style:font-size-asian="12pt" style:font-size-complex="12pt" loext:padding="0cm" loext:border="none"/>
    </style:style>
    <style:style style:name="T95" style:family="text">
      <style:text-properties fo:font-variant="normal" fo:text-transform="none" fo:color="#000000" loext:opacity="100%" fo:font-size="12.75pt" fo:letter-spacing="normal" fo:font-style="normal" fo:font-weight="normal" style:font-size-asian="12pt" style:font-size-complex="12pt"/>
    </style:style>
    <style:style style:name="T96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.75pt" fo:letter-spacing="normal" fo:font-style="normal" fo:font-weight="normal" loext:padding="0cm" loext:border="none"/>
    </style:style>
    <style:style style:name="T98" style:family="text">
      <style:text-properties fo:font-size="12.75pt" fo:font-style="normal" fo:font-weight="normal"/>
    </style:style>
    <style:style style:name="T99" style:family="text">
      <style:text-properties fo:background-color="#ffce0a" loext:char-shading-value="0" loext:padding="0cm" loext:border="none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fo:background-color="#ffce0a" loext:char-shading-value="0" style:font-size-asian="12pt" style:font-size-complex="12pt" loext:padding="0cm" loext:border="none"/>
    </style:style>
    <style:style style:name="T102" style:family="text">
      <style:text-properties officeooo:rsid="00b07048"/>
    </style:style>
    <style:style style:name="T103" style:family="text">
      <style:text-properties officeooo:rsid="00b0cc79"/>
    </style:style>
    <style:style style:name="T104" style:family="text">
      <style:text-properties officeooo:rsid="00b2a3af"/>
    </style:style>
    <style:style style:name="T105" style:family="text">
      <style:text-properties officeooo:rsid="00b3760b"/>
    </style:style>
    <style:style style:name="T106" style:family="text">
      <style:text-properties officeooo:rsid="00b4dd22"/>
    </style:style>
    <style:style style:name="T107" style:family="text">
      <style:text-properties officeooo:rsid="00b51fb2"/>
    </style:style>
    <style:style style:name="T108" style:family="text">
      <style:text-properties officeooo:rsid="00b62d41"/>
    </style:style>
    <style:style style:name="T109" style:family="text">
      <style:text-properties officeooo:rsid="00b7b514"/>
    </style:style>
    <style:style style:name="T110" style:family="text">
      <style:text-properties officeooo:rsid="00b83938"/>
    </style:style>
    <style:style style:name="T111" style:family="text">
      <style:text-properties officeooo:rsid="00b8d981"/>
    </style:style>
    <style:style style:name="T112" style:family="text">
      <style:text-properties officeooo:rsid="00ba278e"/>
    </style:style>
    <style:style style:name="T113" style:family="text">
      <style:text-properties officeooo:rsid="00bdfffe"/>
    </style:style>
    <style:style style:name="T114" style:family="text">
      <style:text-properties officeooo:rsid="00be1659"/>
    </style:style>
    <style:style style:name="T115" style:family="text">
      <style:text-properties officeooo:rsid="00bf3ecf"/>
    </style:style>
    <style:style style:name="T116" style:family="text">
      <style:text-properties officeooo:rsid="00c0b74f"/>
    </style:style>
    <style:style style:name="T117" style:family="text">
      <style:text-properties officeooo:rsid="00c14100"/>
    </style:style>
    <style:style style:name="T118" style:family="text">
      <style:text-properties officeooo:rsid="00c4df0a"/>
    </style:style>
    <style:style style:name="T119" style:family="text">
      <style:text-properties officeooo:rsid="00c52a8a"/>
    </style:style>
    <style:style style:name="T120" style:family="text">
      <style:text-properties officeooo:rsid="00c6e971"/>
    </style:style>
    <style:style style:name="T121" style:family="text">
      <style:text-properties officeooo:rsid="00c873ff"/>
    </style:style>
    <style:style style:name="T122" style:family="text">
      <style:text-properties officeooo:rsid="00c90cdf"/>
    </style:style>
    <style:style style:name="T123" style:family="text">
      <style:text-properties officeooo:rsid="00c9214c"/>
    </style:style>
    <style:style style:name="T124" style:family="text">
      <style:text-properties officeooo:rsid="00caf8fe"/>
    </style:style>
    <style:style style:name="T125" style:family="text">
      <style:text-properties officeooo:rsid="00cc28c9"/>
    </style:style>
    <style:style style:name="T126" style:family="text">
      <style:text-properties officeooo:rsid="00cd71d1"/>
    </style:style>
    <style:style style:name="T127" style:family="text">
      <style:text-properties officeooo:rsid="00ce1ce1"/>
    </style:style>
    <style:style style:name="T128" style:family="text">
      <style:text-properties officeooo:rsid="00ce9316"/>
    </style:style>
    <style:style style:name="T129" style:family="text">
      <style:text-properties officeooo:rsid="00cfdb6c"/>
    </style:style>
    <style:style style:name="T130" style:family="text">
      <style:text-properties officeooo:rsid="00d145c0"/>
    </style:style>
    <style:style style:name="T131" style:family="text">
      <style:text-properties officeooo:rsid="00d32dc2"/>
    </style:style>
    <style:style style:name="T132" style:family="text">
      <style:text-properties officeooo:rsid="00d5c6b9"/>
    </style:style>
    <style:style style:name="T133" style:family="text">
      <style:text-properties officeooo:rsid="00e1dd90"/>
    </style:style>
    <style:style style:name="T134" style:family="text">
      <style:text-properties officeooo:rsid="00e2ffc4"/>
    </style:style>
    <style:style style:name="T135" style:family="text">
      <style:text-properties officeooo:rsid="00e44afd"/>
    </style:style>
    <style:style style:name="T136" style:family="text">
      <style:text-properties officeooo:rsid="00e6f036"/>
    </style:style>
    <style:style style:name="T137" style:family="text">
      <style:text-properties officeooo:rsid="00e884dd"/>
    </style:style>
    <style:style style:name="T138" style:family="text">
      <style:text-properties officeooo:rsid="00e8d1e6"/>
    </style:style>
    <style:style style:name="T139" style:family="text">
      <style:text-properties officeooo:rsid="00ea6ea8"/>
    </style:style>
    <style:style style:name="T140" style:family="text">
      <style:text-properties officeooo:rsid="00eb8684"/>
    </style:style>
    <style:style style:name="T141" style:family="text">
      <style:text-properties officeooo:rsid="00ecbefb"/>
    </style:style>
    <style:style style:name="T142" style:family="text">
      <style:text-properties officeooo:rsid="00eea212"/>
    </style:style>
    <style:style style:name="T143" style:family="text">
      <style:text-properties officeooo:rsid="00eeb93f"/>
    </style:style>
    <style:style style:name="T144" style:family="text">
      <style:text-properties officeooo:rsid="00ef1261"/>
    </style:style>
    <style:style style:name="T145" style:family="text">
      <style:text-properties officeooo:rsid="00f0b2a0"/>
    </style:style>
    <style:style style:name="T146" style:family="text">
      <style:text-properties officeooo:rsid="00f11c8a"/>
    </style:style>
    <style:style style:name="T147" style:family="text">
      <style:text-properties officeooo:rsid="00f1426f"/>
    </style:style>
    <style:style style:name="T148" style:family="text">
      <style:text-properties officeooo:rsid="00f2e283"/>
    </style:style>
    <style:style style:name="T149" style:family="text">
      <style:text-properties officeooo:rsid="00f561e9"/>
    </style:style>
    <style:style style:name="T150" style:family="text">
      <style:text-properties officeooo:rsid="00f6c80b"/>
    </style:style>
    <style:style style:name="T151" style:family="text">
      <style:text-properties officeooo:rsid="00f96467"/>
    </style:style>
    <style:style style:name="T152" style:family="text">
      <style:text-properties officeooo:rsid="00fb15e2"/>
    </style:style>
    <style:style style:name="T153" style:family="text">
      <style:text-properties officeooo:rsid="00fc5e12"/>
    </style:style>
    <style:style style:name="T154" style:family="text">
      <style:text-properties officeooo:rsid="00fdaef5"/>
    </style:style>
    <style:style style:name="T155" style:family="text">
      <style:text-properties officeooo:rsid="00fe6339"/>
    </style:style>
    <style:style style:name="T156" style:family="text">
      <style:text-properties officeooo:rsid="00fe8515"/>
    </style:style>
    <style:style style:name="T157" style:family="text">
      <style:text-properties officeooo:rsid="00ff0a45"/>
    </style:style>
    <style:style style:name="T158" style:family="text">
      <style:text-properties officeooo:rsid="00ff574b"/>
    </style:style>
    <style:style style:name="T159" style:family="text">
      <style:text-properties officeooo:rsid="01013112"/>
    </style:style>
    <style:style style:name="T160" style:family="text">
      <style:text-properties officeooo:rsid="010144b3"/>
    </style:style>
    <style:style style:name="T161" style:family="text">
      <style:text-properties officeooo:rsid="010326ab"/>
    </style:style>
    <style:style style:name="T162" style:family="text">
      <style:text-properties officeooo:rsid="0104d17e"/>
    </style:style>
    <style:style style:name="T163" style:family="text">
      <style:text-properties officeooo:rsid="01052d92"/>
    </style:style>
    <style:style style:name="T164" style:family="text">
      <style:text-properties officeooo:rsid="0107c627"/>
    </style:style>
    <style:style style:name="T165" style:family="text">
      <style:text-properties officeooo:rsid="01086aa3"/>
    </style:style>
    <style:style style:name="T166" style:family="text">
      <style:text-properties officeooo:rsid="0108a6ac"/>
    </style:style>
    <style:style style:name="T167" style:family="text">
      <style:text-properties officeooo:rsid="0109940c"/>
    </style:style>
    <style:style style:name="T168" style:family="text">
      <style:text-properties officeooo:rsid="010aff68"/>
    </style:style>
    <style:style style:name="T169" style:family="text">
      <style:text-properties officeooo:rsid="010cba7e"/>
    </style:style>
    <style:style style:name="T170" style:family="text">
      <style:text-properties officeooo:rsid="010e3308"/>
    </style:style>
    <style:style style:name="T171" style:family="text">
      <style:text-properties officeooo:rsid="011032e0"/>
    </style:style>
    <style:style style:name="T172" style:family="text">
      <style:text-properties officeooo:rsid="0111e8b7"/>
    </style:style>
    <style:style style:name="T173" style:family="text">
      <style:text-properties officeooo:rsid="01135528"/>
    </style:style>
    <style:style style:name="T174" style:family="text">
      <style:text-properties officeooo:rsid="011494a5"/>
    </style:style>
    <style:style style:name="T175" style:family="text">
      <style:text-properties officeooo:rsid="01164f8a"/>
    </style:style>
    <style:style style:name="T176" style:family="text">
      <style:text-properties officeooo:rsid="01178233"/>
    </style:style>
    <style:style style:name="T177" style:family="text">
      <style:text-properties officeooo:rsid="011828ca"/>
    </style:style>
    <style:style style:name="T178" style:family="text">
      <style:text-properties officeooo:rsid="01195674"/>
    </style:style>
    <style:style style:name="T179" style:family="text">
      <style:text-properties officeooo:rsid="011b1791"/>
    </style:style>
    <style:style style:name="T180" style:family="text">
      <style:text-properties officeooo:rsid="011d0ad5"/>
    </style:style>
    <style:style style:name="T181" style:family="text">
      <style:text-properties officeooo:rsid="011ec661"/>
    </style:style>
    <style:style style:name="T182" style:family="text">
      <style:text-properties officeooo:rsid="011ed163"/>
    </style:style>
    <style:style style:name="T183" style:family="text">
      <style:text-properties officeooo:rsid="01209960"/>
    </style:style>
    <style:style style:name="T184" style:family="text">
      <style:text-properties officeooo:rsid="012135c9"/>
    </style:style>
    <style:style style:name="T185" style:family="text">
      <style:text-properties officeooo:rsid="01224e74"/>
    </style:style>
    <style:style style:name="T186" style:family="text">
      <style:text-properties officeooo:rsid="0123de25"/>
    </style:style>
    <style:style style:name="T187" style:family="text">
      <style:text-properties officeooo:rsid="0125ac00"/>
    </style:style>
    <style:style style:name="T188" style:family="text">
      <style:text-properties officeooo:rsid="0127469d"/>
    </style:style>
    <style:style style:name="T189" style:family="text">
      <style:text-properties officeooo:rsid="0128133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_Toc329_3734072119" text:style-name="Index_20_Link" text:visited-style-name="Index_20_Link">История России с древнейших времен<text:tab/>3</text:a></text:p>
          <text:p text:style-name="P4"><text:a xlink:type="simple" xlink:href="#__RefHeading___Toc5348_3734072119" text:style-name="Index_20_Link" text:visited-style-name="Index_20_Link"><text:s/>8-9 век<text:tab/>3</text:a></text:p>
          <text:p text:style-name="P4"><text:a xlink:type="simple" xlink:href="#__RefHeading___Toc5350_3734072119" text:style-name="Index_20_Link" text:visited-style-name="Index_20_Link"><text:s/>862 год — призвание Варягов<text:tab/>3</text:a></text:p>
          <text:p text:style-name="P4"><text:a xlink:type="simple" xlink:href="#__RefHeading___Toc5352_3734072119" text:style-name="Index_20_Link" text:visited-style-name="Index_20_Link"><text:s/>Споры историков о личности Рюрика<text:tab/>3</text:a></text:p>
          <text:p text:style-name="P4"><text:a xlink:type="simple" xlink:href="#__RefHeading___Toc5354_3734072119" text:style-name="Index_20_Link" text:visited-style-name="Index_20_Link"><text:s/>864 — 879 — княжение Рюрика в Новгороде<text:tab/>3</text:a></text:p>
          <text:p text:style-name="P4"><text:a xlink:type="simple" xlink:href="#__RefHeading___Toc5356_3734072119" text:style-name="Index_20_Link" text:visited-style-name="Index_20_Link"><text:s/>912 — 945 года княжение Игоря<text:tab/>3</text:a></text:p>
          <text:p text:style-name="P4"><text:a xlink:type="simple" xlink:href="#__RefHeading___Toc5358_3734072119" text:style-name="Index_20_Link" text:visited-style-name="Index_20_Link"><text:s/>945 — 959 годы правление Ольги<text:tab/>4</text:a></text:p>
          <text:p text:style-name="P4"><text:a xlink:type="simple" xlink:href="#__RefHeading___Toc5360_3734072119" text:style-name="Index_20_Link" text:visited-style-name="Index_20_Link"><text:s/>959 — 972 годы княжения Святослава<text:tab/>4</text:a></text:p>
          <text:p text:style-name="P4"><text:a xlink:type="simple" xlink:href="#__RefHeading___Toc5362_3734072119" text:style-name="Index_20_Link" text:visited-style-name="Index_20_Link"><text:s/>977 — 980<text:tab/>4</text:a></text:p>
          <text:p text:style-name="P4"><text:a xlink:type="simple" xlink:href="#__RefHeading___Toc5364_3734072119" text:style-name="Index_20_Link" text:visited-style-name="Index_20_Link"><text:s/>980 — 1015 княжение Владимира святого<text:tab/>4</text:a></text:p>
          <text:p text:style-name="P4"><text:a xlink:type="simple" xlink:href="#__RefHeading___Toc5366_3734072119" text:style-name="Index_20_Link" text:visited-style-name="Index_20_Link"><text:s/>Значение крещения Руси<text:tab/>4</text:a></text:p>
          <text:p text:style-name="P4"><text:a xlink:type="simple" xlink:href="#__RefHeading___Toc5368_3734072119" text:style-name="Index_20_Link" text:visited-style-name="Index_20_Link"><text:s/>1015 — 101<text:tab/>4</text:a></text:p>
          <text:p text:style-name="P4"><text:a xlink:type="simple" xlink:href="#__RefHeading___Toc5370_3734072119" text:style-name="Index_20_Link" text:visited-style-name="Index_20_Link"><text:s/>Правление Ярослава<text:tab/>5</text:a></text:p>
          <text:p text:style-name="P4"><text:a xlink:type="simple" xlink:href="#__RefHeading___Toc5372_3734072119" text:style-name="Index_20_Link" text:visited-style-name="Index_20_Link"><text:s/>1070 — 1090 годы<text:tab/>5</text:a></text:p>
          <text:p text:style-name="P4"><text:a xlink:type="simple" xlink:href="#__RefHeading___Toc5374_3734072119" text:style-name="Index_20_Link" text:visited-style-name="Index_20_Link"><text:s/>Последствия раздробленности<text:tab/>5</text:a></text:p>
          <text:p text:style-name="P4"><text:a xlink:type="simple" xlink:href="#__RefHeading___Toc5376_3734072119" text:style-name="Index_20_Link" text:visited-style-name="Index_20_Link"><text:s/>1237 — 1242 нашествия хана Батыя на Русь<text:tab/>5</text:a></text:p>
          <text:p text:style-name="P4"><text:a xlink:type="simple" xlink:href="#__RefHeading___Toc5378_3734072119" text:style-name="Index_20_Link" text:visited-style-name="Index_20_Link"><text:s/>1325-1340 года правление Ивана Калиты<text:tab/>5</text:a></text:p>
          <text:p text:style-name="P4"><text:a xlink:type="simple" xlink:href="#__RefHeading___Toc407_1125960758" text:style-name="Index_20_Link" text:visited-style-name="Index_20_Link"><text:s/>1359 — 1389 годы правления Дмитрия Донского<text:tab/>5</text:a></text:p>
          <text:p text:style-name="P4"><text:a xlink:type="simple" xlink:href="#__RefHeading___Toc409_1125960758" text:style-name="Index_20_Link" text:visited-style-name="Index_20_Link"><text:s/>1425 — 1453 годы династическая (феодальная) война за власть на Руси<text:tab/>6</text:a></text:p>
          <text:p text:style-name="P4"><text:a xlink:type="simple" xlink:href="#__RefHeading___Toc411_1125960758" text:style-name="Index_20_Link" text:visited-style-name="Index_20_Link"><text:s/>1462 — 1505 годы правление Ивана третьего<text:tab/>6</text:a></text:p>
          <text:p text:style-name="P4"><text:a xlink:type="simple" xlink:href="#__RefHeading___Toc413_1125960758" text:style-name="Index_20_Link" text:visited-style-name="Index_20_Link"><text:s/>1505 — 1533 годы правления Василия третьего<text:tab/>6</text:a></text:p>
          <text:p text:style-name="P4"><text:a xlink:type="simple" xlink:href="#__RefHeading___Toc415_1125960758" text:style-name="Index_20_Link" text:visited-style-name="Index_20_Link"><text:s/>1533 — 1584 годы правление Ивана Грозного<text:tab/>6</text:a></text:p>
          <text:p text:style-name="P2"><text:a xlink:type="simple" xlink:href="#__RefHeading___Toc417_1125960758" text:style-name="Index_20_Link" text:visited-style-name="Index_20_Link">Смутное время — конец 16 и начало 17 века<text:tab/>7</text:a></text:p>
          <text:p text:style-name="P4"><text:a xlink:type="simple" xlink:href="#__RefHeading___Toc419_1125960758" text:style-name="Index_20_Link" text:visited-style-name="Index_20_Link"><text:s/>1584 — 1598 годы правление Федора Ивановича<text:tab/>7</text:a></text:p>
          <text:p text:style-name="P4"><text:a xlink:type="simple" xlink:href="#__RefHeading___Toc421_1125960758" text:style-name="Index_20_Link" text:visited-style-name="Index_20_Link"><text:s/>1598 — 1605 годы правление Бориса Годунова<text:tab/>8</text:a></text:p>
          <text:p text:style-name="P2"><text:a xlink:type="simple" xlink:href="#__RefHeading___Toc423_1125960758" text:style-name="Index_20_Link" text:visited-style-name="Index_20_Link"><text:s/>Россия в период правления первых Романовых<text:tab/>8</text:a></text:p>
          <text:p text:style-name="P4"><text:a xlink:type="simple" xlink:href="#__RefHeading___Toc425_1125960758" text:style-name="Index_20_Link" text:visited-style-name="Index_20_Link"><text:s/>Церковная реформа Патриарха Никона<text:tab/>9</text:a></text:p>
          <text:p text:style-name="P4"><text:a xlink:type="simple" xlink:href="#__RefHeading___Toc427_1125960758" text:style-name="Index_20_Link" text:visited-style-name="Index_20_Link"><text:s/>Россия в конце 17 века<text:tab/>9</text:a></text:p>
          <text:p text:style-name="P2"><text:a xlink:type="simple" xlink:href="#__RefHeading___Toc429_1125960758" text:style-name="Index_20_Link" text:visited-style-name="Index_20_Link">Россия в 18 веке эпоха правления Петра первого<text:tab/>10</text:a></text:p>
          <text:p text:style-name="P4"><text:a xlink:type="simple" xlink:href="#__RefHeading___Toc431_1125960758" text:style-name="Index_20_Link" text:visited-style-name="Index_20_Link"><text:s/>1682 — 1725 правление Петра первого<text:tab/>10</text:a></text:p>
          <text:p text:style-name="P4"><text:a xlink:type="simple" xlink:href="#__RefHeading___Toc433_1125960758" text:style-name="Index_20_Link" text:visited-style-name="Index_20_Link"><text:s/>Реформы Петра:<text:tab/>10</text:a></text:p>
          <text:p text:style-name="P5"><text:a xlink:type="simple" xlink:href="#__RefHeading___Toc435_1125960758" text:style-name="Index_20_Link" text:visited-style-name="Index_20_Link">Реформы местного управления<text:tab/>10</text:a></text:p>
          <text:p text:style-name="P6"><text:a xlink:type="simple" xlink:href="#__RefHeading___Toc1429_2426541385" text:style-name="Index_20_Link" text:visited-style-name="Index_20_Link"><text:s/>1725 год </text:a><text:a xlink:type="simple" xlink:href="#__RefHeading___Toc1429_2426541385" text:style-name="Index_20_Link" text:visited-style-name="Index_20_Link">28 января в 54 года умирает Пётр I. становится российской императрицей, а фактическим правителем России (1725-1727) - Александр Данилович Меншиков, фаворит Екатерины. Андрей Иванович Остерман назначается вице-канцлером Российской империи (1725-1741).</text:a><text:a xlink:type="simple" xlink:href="#__RefHeading___Toc1429_2426541385" text:style-name="Index_20_Link" text:visited-style-name="Index_20_Link"><text:tab/>11</text:a></text:p>
          <text:p text:style-name="P4"><text:a xlink:type="simple" xlink:href="#__RefHeading___Toc1431_2426541385" text:style-name="Index_20_Link" text:visited-style-name="Index_20_Link">19 век<text:tab/>15</text:a></text:p>
          <text:p text:style-name="P6"><text:a xlink:type="simple" xlink:href="#__RefHeading___Toc1433_2426541385" text:style-name="Index_20_Link" text:visited-style-name="Index_20_Link">20 век<text:tab/>22</text:a></text:p>
          <text:p text:style-name="P4"><text:a xlink:type="simple" xlink:href="#__RefHeading___Toc1435_2426541385" text:style-name="Index_20_Link" text:visited-style-name="Index_20_Link">Российская республика<text:tab/>24</text:a></text:p>
          <text:p text:style-name="P4"><text:a xlink:type="simple" xlink:href="#__RefHeading___Toc1437_2426541385" text:style-name="Index_20_Link" text:visited-style-name="Index_20_Link">РСФСР<text:tab/>24</text:a></text:p>
          <text:p text:style-name="P4"><text:a xlink:type="simple" xlink:href="#__RefHeading___Toc1439_2426541385" text:style-name="Index_20_Link" text:visited-style-name="Index_20_Link">СССР<text:tab/>27</text:a></text:p>
          <text:p text:style-name="P4"><text:a xlink:type="simple" xlink:href="#__RefHeading___Toc1441_2426541385" text:style-name="Index_20_Link" text:visited-style-name="Index_20_Link">Российская Федерация<text:tab/>35</text:a></text:p>
        </text:index-body>
      </text:table-of-content>
      <text:p text:style-name="P12"/>
      <text:h text:style-name="P50" text:outline-level="1"><text:soft-page-break/></text:h>
      <text:h text:style-name="P51" text:outline-level="1"><text:bookmark-start text:name="__RefHeading___Toc329_3734072119"/>История России с древнейших времен<text:bookmark-end text:name="__RefHeading___Toc329_3734072119"/></text:h>
      <text:p text:style-name="P13"><text:tab/>История это наука о прошлом. Как человек, помнящий о прошлом так и народ помнит себя с какого то этапа. Современный облик любой страны обусловлен её историческим прошлым. </text:p>
      <text:h text:style-name="P54" text:outline-level="2"><text:bookmark-start text:name="__RefHeading___Toc5348_3734072119"/><text:tab/>8-9 век<text:bookmark-end text:name="__RefHeading___Toc5348_3734072119"/></text:h>
      <text:p text:style-name="P14"><text:tab/>Русь представляла собой территорию между <text:span text:style-name="T77">Б</text:span>алтийским и <text:span text:style-name="T77">Ч</text:span>ерным морем <text:span text:style-name="T1">и от Карпат до пояса </text:span><text:span text:style-name="T77">с</text:span><text:span text:style-name="T1">тепей</text:span>. Славянство в основном занималось <text:span text:style-name="T77">земледелием</text:span>. Бала заселена восточно-славянскими племенами, <text:span text:style-name="T1">находившимися на стадии перехода от рода племенного строя к государству</text:span>. <text:span text:style-name="T1">В этот период складывается княжеская власть и отдельные племена объединяются в союзы племен. Крупнейшими из союзов племен были: Поляне (главный город Киев) и Ирменьские Словене (озеро Ильмене, позднее Новгородские)</text:span>. <text:span text:style-name="T1">Кроме них существовали: Древляне, Др</text:span><text:span text:style-name="T77">е</text:span><text:span text:style-name="T1">говичи, Вятичи, Кривичи и т.д. Основные занятия Славян: </text:span></text:p>
      <text:list xml:id="list987366718" text:style-name="L1">
        <text:list-item>
          <text:p text:style-name="P63">Земледелие (переложное. Выжигалась растительность на определенной местности (участке) и на этих местах производился посев);</text:p>
        </text:list-item>
        <text:list-item>
          <text:p text:style-name="P63">В лесной зоне подсечно-огневое земледелие;</text:p>
        </text:list-item>
        <text:list-item>
          <text:p text:style-name="P63">Скотоводство (крупный и мелкий рогатый скот, свиньи, лошади);</text:p>
        </text:list-item>
        <text:list-item>
          <text:p text:style-name="P63">Лесные промыслы; охота, рыболовство;</text:p>
        </text:list-item>
        <text:list-item>
          <text:p text:style-name="P63">Бортничество (сбор меда диких пчел);</text:p>
        </text:list-item>
        <text:list-item>
          <text:p text:style-name="P64">Верование — политеизм (многобожие/язычество)</text:p>
        </text:list-item>
      </text:list>
      <text:h text:style-name="P54" text:outline-level="2"><text:bookmark-start text:name="__RefHeading___Toc5350_3734072119"/><text:tab/><text:span text:style-name="T19">862 год — призвание Варягов</text:span><text:bookmark-end text:name="__RefHeading___Toc5350_3734072119"/></text:h>
      <text:p text:style-name="P18"><text:tab/> Описание об этом было в Повести Временных лет. 864 год — прибытие на княжение Рюрика, который начал княжить в Ладоге, а затем основал Новгород.</text:p>
      <text:h text:style-name="P54" text:outline-level="2"><text:bookmark-start text:name="__RefHeading___Toc5352_3734072119"/><text:tab/><text:span text:style-name="T20">Споры историков о личности Рюрика</text:span><text:bookmark-end text:name="__RefHeading___Toc5352_3734072119"/></text:h>
      <text:p text:style-name="P15"><text:span text:style-name="T20"><text:tab/>Существуют два основных подход</text:span><text:span text:style-name="T78">а</text:span><text:span text:style-name="T20">. Первый — </text:span><text:span text:style-name="T3">Норманская теория. </text:span><text:span text:style-name="T4">С</text:span><text:span text:style-name="T20">читают, что Рюрик это викинг из Скандинавии. Второй — </text:span><text:span text:style-name="T3">Антинорманизм. </text:span><text:span text:style-name="T4">С</text:span><text:span text:style-name="T20">читают, что Рюрик это славянин с южного побережья Балтики. </text:span></text:p>
      <text:h text:style-name="P54" text:outline-level="2"><text:bookmark-start text:name="__RefHeading___Toc5354_3734072119"/><text:tab/>864 — 879 — княжение Рюрика в Новгороде<text:bookmark-end text:name="__RefHeading___Toc5354_3734072119"/></text:h>
      <text:p text:style-name="P16"><text:span text:style-name="T21"><text:tab/>С 879 по 882 — 912 княжение Олега вещего. </text:span><text:span text:style-name="T22">В 882 году Олег совершил поход на Киев в результате чего Киевские </text:span><text:span text:style-name="T79">к</text:span><text:span text:style-name="T22">нязья Оскольт и Дир были убиты и Олег начал княжить в Киеве </text:span><text:span text:style-name="T23">=&gt; образование единого Древне</text:span><text:span text:style-name="T79">р</text:span><text:span text:style-name="T23">усского государства. </text:span><text:span text:style-name="T24">В 907 году Олег начинает поход на Константинополь (столицу Византии). Византия считалась самой продвинутой страной Европы. </text:span><text:span text:style-name="T25">В 911 году был заключен первый письменный договор в Европе между Русью и Византией. Главное условие — беспошлинная торговля для Русских купцов в Византии. </text:span><text:span text:style-name="T26">Считается, что Олег умер от укуса змеи </text:span><text:span text:style-name="T27">в 912</text:span><text:span text:style-name="T26">. </text:span></text:p>
      <text:h text:style-name="P54" text:outline-level="2"><text:bookmark-start text:name="__RefHeading___Toc5356_3734072119"/><text:tab/>912 — 945 года княжение Игоря<text:bookmark-end text:name="__RefHeading___Toc5356_3734072119"/></text:h>
      <text:p text:style-name="P17"><text:span text:style-name="T28"><text:tab/>В 912 году Игорь подавил восстание Древлян и присоединение их к Руси. </text:span><text:span text:style-name="T29">941 — первый поход Игоря на Византию и поход этот был неудачный из-за того, что Византийцы применили Греческий огонь. В 944 году был еще один поход, в ходе которого без боестолкновения удалось заключить новый договор. Беспошлинной торговли уже не было, но со</text:span><text:span text:style-name="T35">х</text:span><text:span text:style-name="T29">ранялся военный со</text:span><text:span text:style-name="T34">ю</text:span><text:span text:style-name="T29">з между Русью и Византией. </text:span><text:soft-page-break/><text:span text:style-name="T5">Полюдия</text:span><text:span text:style-name="T30"> — дань, которой облагались подчиненные Киеву Славянские племена. В 945 в результате повторных сборов полюдий Игорь был убит Древлянами, которые отделились от Руси.</text:span></text:p>
      <text:h text:style-name="P54" text:outline-level="2"><text:bookmark-start text:name="__RefHeading___Toc5358_3734072119"/><text:tab/>945 — 959 годы правление Ольги<text:bookmark-end text:name="__RefHeading___Toc5358_3734072119"/></text:h>
      <text:p text:style-name="P19"><text:tab/>После смерти Игоря у власти стала Ольга, которая отомстила Древляням <text:span text:style-name="T31">по о</text:span><text:span text:style-name="T36">бычаями</text:span><text:span text:style-name="T31"> того времени. Ольга совершила поход в Древлянскую землю. В результате был захвачен и сожжен главный город Древлян — Искоростень. </text:span><text:span text:style-name="T32">Она провела важную реформу. </text:span><text:span text:style-name="T80">У</text:span><text:span text:style-name="T32">порядочила сбор полюдий: были установлены особые места сбора полюдий для каждой местности — </text:span><text:span text:style-name="T6">погосты</text:span><text:span text:style-name="T32"> </text:span><text:span text:style-name="T33">и были установлены размеры полюдий для каждой местности — уроки. </text:span><text:span text:style-name="T37">957 год — крещение Ольги в Константиноп</text:span><text:span text:style-name="T81">о</text:span><text:span text:style-name="T37">ле. </text:span><text:span text:style-name="T38">Крещение Ольги подняло международный авторитет Руси. </text:span></text:p>
      <text:h text:style-name="P54" text:outline-level="2"><text:bookmark-start text:name="__RefHeading___Toc5360_3734072119"/><text:tab/><text:span text:style-name="T39">959 — 972 годы княжения Святослава</text:span><text:bookmark-end text:name="__RefHeading___Toc5360_3734072119"/></text:h>
      <text:p text:style-name="P20"><text:span text:style-name="T40"><text:tab/>Был князем воином и предпочитал быть вместе с дружиной. Военные походы Святослава: 964-965 поход против Хазарского каганата; 966 - 967 годы. Подчинение Руси Вятичей и второй поход против Хазар; 968 — 969 годы походы против Болгарского царства. Святослав закрепился в усть</text:span><text:span text:style-name="T82">е</text:span><text:span text:style-name="T40"> Дуная, в городе Перееславец </text:span><text:span text:style-name="T41">=&gt;</text:span><text:span text:style-name="T40"> </text:span><text:span text:style-name="T41">970 — 971 — Русско-Византийскя война, </text:span><text:span text:style-name="T42">в которой Русь потерпела поражение и Святослав покинул устье Дуная</text:span></text:p>
      <text:h text:style-name="P54" text:outline-level="2"><text:bookmark-start text:name="__RefHeading___Toc5362_3734072119"/><text:tab/><text:span text:style-name="T43">977 — 980</text:span><text:bookmark-end text:name="__RefHeading___Toc5362_3734072119"/></text:h>
      <text:p text:style-name="P21"><text:span text:style-name="T43"><text:tab/>Первая межд</text:span><text:span text:style-name="T83">о</text:span><text:span text:style-name="T43">усобица на Руси между сыновьями Святослава. </text:span><text:span text:style-name="T44">Победителем из неё вышел Владимир</text:span></text:p>
      <text:h text:style-name="P54" text:outline-level="2"><text:bookmark-start text:name="__RefHeading___Toc5364_3734072119"/><text:tab/><text:span text:style-name="T44">980 — 1015 княжение Владимира святого</text:span><text:bookmark-end text:name="__RefHeading___Toc5364_3734072119"/></text:h>
      <text:p text:style-name="P22"><text:span text:style-name="T45"><text:tab/>981 год — языческая реформа Владимира: установление единого для всего государства культа 6 богов во главе с Перуном (бог грома, молний и княжеской власти). Реформа оказалась неудачна. 983 год направил своих бояр в близлежа</text:span><text:span text:style-name="T84">щ</text:span><text:span text:style-name="T45">ие земли для выяснения какая религия может подойти для Руси. 988 год — дата Крещения Руси. </text:span></text:p>
      <text:h text:style-name="P54" text:outline-level="2"><text:bookmark-start text:name="__RefHeading___Toc5366_3734072119"/><text:tab/><text:span text:style-name="T45">Значение крещения Руси</text:span><text:bookmark-end text:name="__RefHeading___Toc5366_3734072119"/></text:h>
      <text:p text:style-name="P23"><text:span text:style-name="T45"><text:tab/>Крещение Руси подняло международный престиж Руси. Способствовало более тесному спл</text:span><text:span text:style-name="T84">о</text:span><text:span text:style-name="T45">чению народа. Крещение способствовало зарождению Русской народности. </text:span><text:span text:style-name="T46">Прогресс в архитектуре (первые каменные постройки. Храмы), изобразительном искусстве. На Русь стала проникать грамотность и письменность. Христианство подняло авторитет женщины. </text:span><text:span text:style-name="T47">Церковь утверждала моногамию. </text:span><text:span text:style-name="T48">Ушли в прошлое такие ценности как жертвоприношения </text:span><text:span text:style-name="T49">и на местах пролитой крови для жертвоприн</text:span><text:span text:style-name="T50">о</text:span><text:span text:style-name="T49">шений были построены храмы. </text:span><text:span text:style-name="T51">Крещение было практически без кровопролити</text:span><text:span text:style-name="T84">я</text:span><text:span text:style-name="T51">. Сопротивления были только в Новгороде и Вятиче. </text:span></text:p>
      <text:h text:style-name="P54" text:outline-level="2"><text:bookmark-start text:name="__RefHeading___Toc5368_3734072119"/><text:tab/>1015 — 101<text:bookmark-end text:name="__RefHeading___Toc5368_3734072119"/></text:h>
      <text:p text:style-name="P24"><text:tab/> вторая межд<text:span text:style-name="T85">о</text:span>усобица на Руси. <text:span text:style-name="T52">В ходе погибли князья Борис и Глеб, ставшие первыми Русскими святыми. </text:span><text:span text:style-name="T53">Победу одержал Ярослав. </text:span></text:p>
      <text:h text:style-name="P54" text:outline-level="2"><text:bookmark-start text:name="__RefHeading___Toc5370_3734072119"/><text:soft-page-break/><text:tab/><text:span text:style-name="T86">Правление Ярослава</text:span><text:tab/><text:bookmark-end text:name="__RefHeading___Toc5370_3734072119"/></text:h>
      <text:p text:style-name="P24"><text:span text:style-name="T54"><text:tab/>При Ярославе были ликвидирована опасность Печенежских набегов, построен собор святой Софии в Киеве. </text:span><text:span text:style-name="T55">Началось Русское летописание. Появился первый записанный свод законов — Русская правда. </text:span><text:span text:style-name="T56">Ярослав заключал династические браки с королевскими домами Европы. </text:span></text:p>
      <text:h text:style-name="P54" text:outline-level="2"><text:bookmark-start text:name="__RefHeading___Toc5372_3734072119"/><text:tab/><text:span text:style-name="T57">1070 — 1090 годы</text:span><text:bookmark-end text:name="__RefHeading___Toc5372_3734072119"/></text:h>
      <text:p text:style-name="P25"><text:span text:style-name="T57"><text:tab/>Межд</text:span><text:span text:style-name="T87">о</text:span><text:span text:style-name="T57">усобицы между сыновьями Ярослава. </text:span><text:span text:style-name="T58">1097 год — Любяческий съезд князей. </text:span><text:span text:style-name="T59">Устанавливался принцип, что каждый князь княжествовал в своей земле. </text:span><text:span text:style-name="T60">В середине 12 века произошел распад </text:span><text:span text:style-name="T61">Руси на отдельные княжества</text:span><text:span text:style-name="T60"> </text:span><text:span text:style-name="T61">(1136 — смерть Мстислава великого). </text:span></text:p>
      <text:h text:style-name="P54" text:outline-level="2"><text:bookmark-start text:name="__RefHeading___Toc5374_3734072119"/><text:tab/><text:span text:style-name="T62">Последствия раздробленности</text:span><text:bookmark-end text:name="__RefHeading___Toc5374_3734072119"/></text:h>
      <text:list xml:id="list2355919915" text:style-name="L2">
        <text:list-item>
          <text:p text:style-name="P65"><text:span text:style-name="T88">О</text:span><text:span text:style-name="T62">слабление военной мощи государства</text:span></text:p>
        </text:list-item>
        <text:list-item>
          <text:p text:style-name="P66">Каждый государь был самобытен</text:p>
        </text:list-item>
        <text:list-item>
          <text:p text:style-name="P66">В каждом княжестве стали появляться свои летописи</text:p>
        </text:list-item>
        <text:list-item>
          <text:p text:style-name="P65"><text:span text:style-name="T62">Искус</text:span><text:span text:style-name="T88">с</text:span><text:span text:style-name="T62">тво, архитектура и в целом культуры</text:span></text:p>
        </text:list-item>
        <text:list-item>
          <text:p text:style-name="P67">В каждом княжестве правили потомки Рюриковича. </text:p>
        </text:list-item>
      </text:list>
      <text:p text:style-name="P26"><text:tab/><text:span text:style-name="T63">В начале 20х готов 13 века к Киеву обратились половцы Половцы за помощью против монголов. </text:span><text:span text:style-name="T64">Русь согласилась. </text:span><text:span text:style-name="T65">1223 году к реке Калке собрались Русские и Монголы. Монголы направили к Русским послов, которые перед</text:span></text:p>
      <text:p text:style-name="P26"><text:tab/><text:span text:style-name="T7">1223 год битва на реке Калке</text:span><text:span text:style-name="T65"> между Русско-Половецим и монгольским войсками. Поражение Русских и половцев. </text:span><text:span text:style-name="T66">Главная причина поражения было отсутствие единоначалия и командиров. </text:span></text:p>
      <text:h text:style-name="P54" text:outline-level="2"><text:bookmark-start text:name="__RefHeading___Toc5376_3734072119"/><text:tab/><text:span text:style-name="T67">1237 — 1242 нашествия хана Батыя на Русь</text:span><text:bookmark-end text:name="__RefHeading___Toc5376_3734072119"/></text:h>
      <text:p text:style-name="P27"><text:span text:style-name="T68"><text:tab/>1238 год — битва на реке Сить </text:span><text:span text:style-name="T69">и взятие города Владимира</text:span><text:span text:style-name="T68">. </text:span><text:span text:style-name="T70">1240 — взятие Киева монголами. </text:span><text:span text:style-name="T71">Основные крупные города были разрушены и Русь лежала в руинах. </text:span><text:span text:style-name="T72">Казельск монголы брали 7 недель и назвали его злым городом. </text:span><text:span text:style-name="T73">Над Русью были установлено иго: князья были обязаны получать особу грамоту — ярлык, позволявший занять престол. Также первое время князья и их дружина должны были служить в монгольском войске. Уплата ежегодной даны — выхода, </text:span><text:span text:style-name="T74">размер которой не был установлен. Выход собирали баскаки с военными отрядами. </text:span></text:p>
      <text:p text:style-name="P26"><text:tab/><text:span text:style-name="T75">В начале 14 века растет значение Москвы </text:span><text:span text:style-name="T76">как возможного центра объединения Руси. Первый Московский князь — Даниил Алекса</text:span><text:span text:style-name="T89">н</text:span><text:span text:style-name="T76">дрович, сын Александра Невского. </text:span></text:p>
      <text:h text:style-name="P54" text:outline-level="2"><text:bookmark-start text:name="__RefHeading___Toc5378_3734072119"/><text:tab/><text:span text:style-name="T76">1325-1340 года правление Ивана Калиты</text:span><text:bookmark-end text:name="__RefHeading___Toc5378_3734072119"/></text:h>
      <text:p text:style-name="P28"><text:tab/>При нем Москва стала достаточно высоким княжеством. Иван Калита получил от хана право собирать дань с территории Руси =&gt; собирал больше чем требовала орда =&gt; излишек шел на обогащение Москвы 1326 год в Москву переехал митрополит — главы Русской церкви =&gt; Москва стала духовным центром Руси. Русь могли объединить следующие центры: Москва, Тверь, Нижегородское княжество, Новгород Великий, Великое княжество Литовское. Для расширения Московского княжества использовались следующие способы: получение земель в наследство от соседних правителей, династические браки, покупка земель, военная сила. </text:p>
      <text:list xml:id="list3547073684" text:style-name="WWNum2">
        <text:list-item>
          <text:list>
            <text:list-item>
              <text:h text:style-name="P55" text:outline-level="2"><text:bookmark-start text:name="__RefHeading___Toc407_1125960758"/><text:tab/>1359 — 1389 годы правления Дмитрия Донского<text:bookmark-end text:name="__RefHeading___Toc407_1125960758"/></text:h>
            </text:list-item>
          </text:list>
        </text:list-item>
      </text:list>
      <text:p text:style-name="P7"><text:tab/>1378 год — битва на реке Вожжа. Победа Русских войск над монголами. <text:span text:style-name="T2">8 сентября 1380 года Куликовская битва. </text:span><text:span text:style-name="T90">Участвовало Русской войско во главе с князем Дмитрием Донским и монголо-</text:span><text:soft-page-break/><text:span text:style-name="T90">татарское войско с Мамем во главе. <text:s/>Решающую роль в сражении сыграл засадный полк Русских войск. В результате этой битвы разгромили основные силы Орды. Оказание психологического воздействия на российские войска т.к многие не верили в то, что монгол возможно было победить и иго не вечно. 1382 год. Поход хана Тохтамыша на Русь. Итогом этого похода стало сожжение Москвы. После сожжения Москвы иго частично восстановило своё влияние над Русью. </text:span></text:p>
      <text:p text:style-name="P7"><text:span text:style-name="T90"><text:tab/></text:span><text:span text:style-name="T2">1395 нашествие Тамерлана (Тимура) на Русь</text:span><text:span text:style-name="T90">. Разорив Ерлец Тамерлан развернулся и ушел обратно в степи. </text:span></text:p>
      <text:list xml:id="list191003121555740" text:continue-numbering="true" text:style-name="WWNum2">
        <text:list-item>
          <text:list>
            <text:list-item>
              <text:h text:style-name="P55" text:outline-level="2"><text:bookmark-start text:name="__RefHeading___Toc409_1125960758"/><text:tab/>1425 — 1453 годы династическая (феодальная) война за власть на Руси<text:bookmark-end text:name="__RefHeading___Toc409_1125960758"/></text:h>
            </text:list-item>
          </text:list>
        </text:list-item>
      </text:list>
      <text:p text:style-name="P29"><text:tab/>Причины:</text:p>
      <text:list xml:id="list942782911" text:style-name="WWNum5">
        <text:list-item>
          <text:p text:style-name="P68">Столкновение двух вариантов передачи власти:</text:p>
          <text:list>
            <text:list-item>
              <text:p text:style-name="P68">Древний порядок (к старшему в роду. Например к брату князя, который мог быть старше сына князя). За него выступал Юрий Звенигородский и его сыновья - Дмитрий Шимяк и Василий Косой</text:p>
            </text:list-item>
            <text:list-item>
              <text:p text:style-name="P68">Новый порядок передачи власти по прямой линии от отца к сыну</text:p>
            </text:list-item>
          </text:list>
        </text:list-item>
      </text:list>
      <text:p text:style-name="P29"><text:tab/>Война шла с переменным успехом, в ходе борьбы Василий второй был ослеплен (был известен под прозвищем Темный), но в итоге победа была за ним и новым порядком передачи власти. Умер он в 1462 году.</text:p>
      <text:list xml:id="list191002639491327" text:continue-list="list191003121555740" text:style-name="WWNum2">
        <text:list-item>
          <text:list>
            <text:list-item>
              <text:h text:style-name="P55" text:outline-level="2"><text:bookmark-start text:name="__RefHeading___Toc411_1125960758"/><text:tab/>1462 — 1505 годы правление Ивана третьего<text:bookmark-end text:name="__RefHeading___Toc411_1125960758"/></text:h>
            </text:list-item>
          </text:list>
        </text:list-item>
      </text:list>
      <text:p text:style-name="P8"><text:tab/>Вошел в историю как Иван третий Великий. В 1471 году проиошло сражение между Московским и Новгородских воск на реке Шелонь. Победила Москва. В 1478 году совершается «поход миром на Новгород». После чего была ликвидирована феодальная Новгородская республика. После присоединения Новгородских земель в состав Москвы она стала огромным городом. 1480 год стаяние на реке Угре, освобождение Руси от монголо-татарского ига. В скоре Иван третий становится князем всея Руси. </text:p>
      <text:list xml:id="list191003540868163" text:continue-numbering="true" text:style-name="WWNum2">
        <text:list-item>
          <text:list>
            <text:list-item>
              <text:h text:style-name="P55" text:outline-level="2"><text:bookmark-start text:name="__RefHeading___Toc413_1125960758"/><text:tab/>1505 — 1533 годы правления Василия третьего<text:bookmark-end text:name="__RefHeading___Toc413_1125960758"/></text:h>
            </text:list-item>
          </text:list>
        </text:list-item>
      </text:list>
      <text:p text:style-name="P8"><text:tab/>При Василии третьем процесс централизации Руси завершался</text:p>
      <text:list xml:id="list191003670138404" text:continue-numbering="true" text:style-name="WWNum2">
        <text:list-item>
          <text:list>
            <text:list-item>
              <text:h text:style-name="P55" text:outline-level="2"><text:bookmark-start text:name="__RefHeading___Toc415_1125960758"/><text:tab/>1533 — 1584 годы правление Ивана Грозного<text:bookmark-end text:name="__RefHeading___Toc415_1125960758"/></text:h>
            </text:list-item>
          </text:list>
        </text:list-item>
      </text:list>
      <text:p text:style-name="P8"><text:tab/>1533 — 1545 годы. Период борьбы боярских группировок за власть ибо Иван был юн, править он еще не мог и был орудием в руках боярских. 1545 — 1560 годы. Период реформ избранной рады. Основные реформы:</text:p>
      <text:list xml:id="list894899735" text:style-name="WWNum6">
        <text:list-item>
          <text:p text:style-name="P69">1550 год — принятие нового судебника (свода законов);</text:p>
        </text:list-item>
        <text:list-item>
          <text:p text:style-name="P69">1550 год — создание стрелецкой пехоты;</text:p>
        </text:list-item>
        <text:list-item>
          <text:p text:style-name="P69">Реформа местного самоуправления — губный и земские старосты избирались местным населением;</text:p>
        </text:list-item>
        <text:list-item>
          <text:p text:style-name="P69">1551 год — стоглавый собор. Это сто глав документа, а не кол-во людей;</text:p>
          <text:list>
            <text:list-item>
              <text:p text:style-name="P69"><text:soft-page-break/>Унификация обрядов Русской церкви.</text:p>
            </text:list-item>
          </text:list>
        </text:list-item>
        <text:list-item>
          <text:p text:style-name="P69">1549 год — созван первый земский собор. Совещательный прибор из представителей сословий;</text:p>
        </text:list-item>
        <text:list-item>
          <text:p text:style-name="P69">1547 год — венчание Ивана грозного на царство (первый Русский царь) =&gt; повышение международного авторитета России;</text:p>
        </text:list-item>
        <text:list-item>
          <text:p text:style-name="P69">Внешняя политика:</text:p>
          <text:list>
            <text:list-item>
              <text:p text:style-name="P69">1552 год — взятие Русскими войсками Казани;</text:p>
            </text:list-item>
            <text:list-item>
              <text:p text:style-name="P69">1556 год — взятие Русскими войсками Астрахани;</text:p>
            </text:list-item>
            <text:list-item>
              <text:p text:style-name="P69">1558 год — начало боевых действий в Прибалтике.</text:p>
            </text:list-item>
          </text:list>
        </text:list-item>
      </text:list>
      <text:p text:style-name="P8"><text:tab/>1560 — 1584 годы шла политика террора со стороны Ивана Грозного. 1565 — 1572 годы опричнина. Это особое войско, которое занималось уничтожением негодных царю бояр. Метрополит Филипп Колычев открыто выступил против политики террора после чего был смещен со своего поста и отправлен в северных храм, после чего был задушен. В 1570 году разгром опричнными войсками Новгорода из-за слухов о том, что город хочет присоединиться к Литовскому государству. 1571 годы Крымский хан Демлет Герей разбил опричные войска и сжег Москву. 1572 году опричнина была отменена, а новый позод Крымского Хана оказался неудачным. Его войска были разиты у деревни Молоди. 1558 — 1583 годы Ливонская война в Прибалтике. Участник: Россия, Ливонский орден, а затем выступивший на его стороне Польско-Литовское государство (Речь Посполитое) и Швеция. В итоге Россия потерпела поражение из-за внутренней политики террора царя. 1581 — 1585 годы присоединение Сибири (сибирского ханства) военным путем к России. </text:p>
      <text:list xml:id="list191003399806041" text:continue-list="list191003670138404" text:style-name="WWNum2">
        <text:list-item>
          <text:list>
            <text:list-item>
              <text:h text:style-name="P52" text:outline-level="1"><text:bookmark-start text:name="__RefHeading___Toc417_1125960758"/>Смутное время — конец 16 и начало 17 века<text:bookmark-end text:name="__RefHeading___Toc417_1125960758"/></text:h>
            </text:list-item>
            <text:list-item>
              <text:h text:style-name="P56" text:outline-level="2"><text:bookmark-start text:name="__RefHeading___Toc419_1125960758"/><text:tab/>1584 — 1598 годы правление Федора Ивановича<text:bookmark-end text:name="__RefHeading___Toc419_1125960758"/></text:h>
            </text:list-item>
          </text:list>
        </text:list-item>
      </text:list>
      <text:list xml:id="list1498418521" text:style-name="WWNum7">
        <text:list-item>
          <text:p text:style-name="P70">Правления Бориса Годунова</text:p>
        </text:list-item>
        <text:list-item>
          <text:p text:style-name="P70">Появления Лжедмитрия Первого</text:p>
        </text:list-item>
        <text:list-item>
          <text:p text:style-name="P70">Василий Шуйский. Семибоярщина</text:p>
        </text:list-item>
        <text:list-item>
          <text:p text:style-name="P70">Земский собор 1613 года. Избрание династии Романовых</text:p>
        </text:list-item>
      </text:list>
      <text:p text:style-name="P8"><text:tab/>По сути страной управлял Борис Годунов. 1591 году Россия отразила очередной поход Крымского хана на Москву. 1590 — 1593 годы война со Швецией. Россия победила и вернула себе часть побережья Финского залива. 1591 году в городе Углич под Москвой был убит младший брат царя — Дмитрий Иванович. В России было установлено патриаршество с 1589 года. После смерти Федора династия Рюриковичей пресеклась в 1598 году. Это стало причиной кризиса, который стали называть Смутное время. </text:p>
      <text:list xml:id="list191003922815495" text:continue-list="list191003399806041" text:style-name="WWNum2">
        <text:list-item>
          <text:list>
            <text:list-item>
              <text:h text:style-name="P56" text:outline-level="2"><text:bookmark-start text:name="__RefHeading___Toc421_1125960758"/><text:soft-page-break/><text:tab/>1598 — 1605 годы правление Бориса Годунова<text:bookmark-end text:name="__RefHeading___Toc421_1125960758"/></text:h>
            </text:list-item>
          </text:list>
        </text:list-item>
      </text:list>
      <text:p text:style-name="P8"><text:tab/>Борис стал царем по решению земского собора. Первый патриарх Иов поддержал Бориса Годунова. 1600 — 1603 годы несколько лет неурожая и голод. <text:span text:style-name="T2">1604 год появление Лжедмитрия первого</text:span>, который при поддержке от Поляков и напал на Россию. В 1605 году Борис умер, после чего все его войска перешли на сторону Лжедмитрия. Скорее всего Лжедмитрием был бывший монах Григорий Отрепьев. <text:span text:style-name="T2">1605 — 1606 годы правления Лжедмитрия петрого. </text:span><text:span text:style-name="T90">В 1606 году против Лжедмитрия составили заговор бояре, во главе которого был Шуйский и Лжедмитрия убили. Причиной заговора было недовольство Москвичей большим кол-вом поляков, пришедших в Москву и нарушением традиций. </text:span></text:p>
      <text:p text:style-name="P30"><text:tab/>Следующим царем стал Василий шуйский 1606 — 1610 годы. 1606 — 1607 год восстание Ивана Исаевича Болотникова, назвавшимся воеводой царя Дмитрия. Восстание потерпело поражения и Болотников был сослан и казнен в 1607 году. </text:p>
      <text:p text:style-name="P30"><text:tab/>1608 год — появление Лжедмитрия второго (Тушинский вор). Лагерь свой основал в Тушино, но Москву пока взять не смог. Половина страны присягнула на верность Шуйскому, а вторая Лжедмитрию второму. 1609 год — начало отрытых военных действий со стороны Польши (вторжение Польского войска). В 1610 году Василия Шуйского выгнали с престола, постригли и передали полякам, а в России власть перешла к семибоярской думе (семибоярщина). Семибоярская дума пригласила на царствие Польского королевича Владислава, а также разрешила войти в Москву Польскому отряду. В 1611 году патриарх Гермоген призвал создать земское ополчение для борьбы с Поляками. Гермоген был посажен в заключение и был уморен голодом в период 1611-1612 году. В 1611 году началось создание первого ополчения в Рязанских землях. Возглавил его Паракопий Липунов. Правла Москву ополчение освободить не смогло. <text:s/>Второе ополчение стали создавать в Нижнем Новгороде (рубеж 1611 -1612 год). Кузьма Минин выступил с заявлением создать ополчение. На роль военного командира выбрали Пожарского. Они смогли окружить Поляков в кремле в конце октября 1612 года и освободило Москву от Поляков. Февраль 1613 года был созван земский собор и избрал на престол Михаила Федоровича Романова. </text:p>
      <text:list xml:id="list191002189502978" text:continue-numbering="true" text:style-name="WWNum2">
        <text:list-item>
          <text:h text:style-name="P52" text:outline-level="1"><text:bookmark-start text:name="__RefHeading___Toc423_1125960758"/><text:tab/>Россия в период правления первых Романовых<text:bookmark-end text:name="__RefHeading___Toc423_1125960758"/></text:h>
        </text:list-item>
      </text:list>
      <text:list xml:id="list3039048970" text:style-name="WWNum8">
        <text:list-item>
          <text:p text:style-name="P71">Особенности 17 века;</text:p>
        </text:list-item>
        <text:list-item>
          <text:p text:style-name="P71">Церковная реформа патриарха Никонова;</text:p>
        </text:list-item>
        <text:list-item>
          <text:p text:style-name="P71">Россия в конце 17 века.</text:p>
        </text:list-item>
      </text:list>
      <text:p text:style-name="P8"><text:tab/>17 век был переходным этапом к «европизации» (вестронизации) жизни. Процесс вестронихации шел от царя, до бояр, дворян, но ниже почти не снижался. Проявление:</text:p>
      <text:list xml:id="list1664023846" text:style-name="WWNum9">
        <text:list-item>
          <text:p text:style-name="P72">Появление европейской одежды;</text:p>
        </text:list-item>
        <text:list-item>
          <text:p text:style-name="P72">Некоторых элементов мебели (например шкафы, европейские зеркала, напольные часы европейской конструкции);</text:p>
        </text:list-item>
        <text:list-item>
          <text:p text:style-name="P72"><text:soft-page-break/>Утверждение Польского языка как придворного;</text:p>
        </text:list-item>
        <text:list-item>
          <text:p text:style-name="P72">В военной сфере начали формировать новые полки по европейскому образцу. Впервые это произошло при царе Михаиле Федоровиче во время Смоленской войны (1632 — 1634 годы. Поражение России). В период правления следующего царя Алексея Михайловича (1645 — 1676 годы) полки нового строя стали формировать и из Русских людей тоже. </text:p>
        </text:list-item>
        <text:list-item>
          <text:p text:style-name="P72">В 17 веке произошла целая череда восстаний. При Алексей Михайловиче произошли:</text:p>
          <text:list>
            <text:list-item>
              <text:p text:style-name="P72">1648 годы — Соляной бунт в Москве;</text:p>
            </text:list-item>
            <text:list-item>
              <text:p text:style-name="P72">1650 год — восстание в Новгороде и Пскове;</text:p>
            </text:list-item>
            <text:list-item>
              <text:p text:style-name="P72">1662 год — Медный бунт в Москве; </text:p>
            </text:list-item>
            <text:list-item>
              <text:p text:style-name="P72">1667 — 1671 годы — восстание Степана Разина.</text:p>
            </text:list-item>
          </text:list>
        </text:list-item>
        <text:list-item>
          <text:p text:style-name="P72">В период правление Алексея Михайловича — в России начал формироваться абсолютизм;</text:p>
        </text:list-item>
        <text:list-item>
          <text:p text:style-name="P72">В период правление Алексея Михайловича произошла война с Польше 1654 — 1667 годах, завершившаяся присоединением левобережной (восточной) Украины и Киева в состав России. В 1686 году Киев окончательно вошел в состав России. </text:p>
        </text:list-item>
      </text:list>
      <text:list xml:id="list191002585501565" text:continue-list="list191002189502978" text:style-name="WWNum2">
        <text:list-item>
          <text:list>
            <text:list-item>
              <text:h text:style-name="P56" text:outline-level="2"><text:bookmark-start text:name="__RefHeading___Toc425_1125960758"/><text:tab/>Церковная реформа Патриарха Никона<text:bookmark-end text:name="__RefHeading___Toc425_1125960758"/></text:h>
            </text:list-item>
          </text:list>
        </text:list-item>
      </text:list>
      <text:p text:style-name="P8"><text:tab/>1652 — 1658 годы патриаршества Никона. Цель реформы: исправление ошибок в богуслужебных книгах и унификация обрядов Русской церкви со всеми православными церквями. Ход реформы. В 1654, 1656 годах на соборах Русской церкви решения Никона были одобрены. Исправлялись тексты богослужебных книгах, двоеперстное крестное знамяние заменили на троеперстным. Многоголосие в церкви заменено последовательным богослужениям. Итоги реформы:</text:p>
      <text:list xml:id="list424476567" text:style-name="WWNum10">
        <text:list-item>
          <text:p text:style-name="P73">Уницифирована православная обрядность и исправлены ошибки в книгах;</text:p>
        </text:list-item>
        <text:list-item>
          <text:p text:style-name="P73">В России возник церковный раскол — появились старообрядцы (противники реформы Никона). Их в 17 век возглавлял протопоп Авваком.</text:p>
        </text:list-item>
      </text:list>
      <text:list xml:id="list191003405794635" text:continue-list="list191002585501565" text:style-name="WWNum2">
        <text:list-item>
          <text:list>
            <text:list-item>
              <text:h text:style-name="P56" text:outline-level="2"><text:bookmark-start text:name="__RefHeading___Toc427_1125960758"/><text:tab/>Россия в конце 17 века<text:bookmark-end text:name="__RefHeading___Toc427_1125960758"/></text:h>
            </text:list-item>
          </text:list>
        </text:list-item>
      </text:list>
      <text:p text:style-name="P8"><text:tab/>После смерти Алексея Михайловича на престол вступил его сын, Федор Алексеевич. 1682 год — Стрелецкий бунт в Москве, по главе бунта — Хованском его называли Хованщина. Итог:</text:p>
      <text:list xml:id="list275310459" text:style-name="WWNum11">
        <text:list-item>
          <text:p text:style-name="P74">В России провозглашено два царя Иван 5 и Петр 1 при регенстве царевны Софье. </text:p>
        </text:list-item>
      </text:list>
      <text:p text:style-name="P8"><text:tab/>1682 — 1689 года регенство Софьи. При Софье было открыто первое высшее учебное заведение славяно-греко-латинская академия. В конце 17 века Петр жил в селе Измайлово и при нем были организованы «потешные» полки: Преображенский и Семеновский. Петр плавая на небольшом Английском судне и тогда и заразился кораблестроением</text:p>
      <text:list xml:id="list191002205842454" text:continue-list="list191003405794635" text:style-name="WWNum2">
        <text:list-item>
          <text:h text:style-name="P53" text:outline-level="1"><text:bookmark-start text:name="__RefHeading___Toc429_1125960758"/><text:soft-page-break/>Россия в 18 веке эпоха правления Петра первого<text:bookmark-end text:name="__RefHeading___Toc429_1125960758"/></text:h>
          <text:list>
            <text:list-item>
              <text:h text:style-name="P56" text:outline-level="2"><text:bookmark-start text:name="__RefHeading___Toc431_1125960758"/><text:tab/>1682 — 1725 правление Петра первого<text:bookmark-end text:name="__RefHeading___Toc431_1125960758"/></text:h>
            </text:list-item>
          </text:list>
        </text:list-item>
      </text:list>
      <text:list xml:id="list864610551" text:style-name="WWNum12">
        <text:list-item>
          <text:p text:style-name="P75">Азовские походы 1695, 1696 года. Первый поход оказался неудачным, а у России не было достаточно флота, чтобы взять крепость</text:p>
        </text:list-item>
        <text:list-item>
          <text:p text:style-name="P75">1697 — 1698 года — великое посольство в Европу. По возвращении в Россию Петр начал вводить реформы, которые затронули в основном дворян, приказал носить всем Европейскую одежду и сбрить бороды. </text:p>
        </text:list-item>
        <text:list-item>
          <text:p text:style-name="P75">1700-1721 года северная война со Швецией. Цель войны — получение выхода в Балтийское море. Подготовка к войне:</text:p>
          <text:list>
            <text:list-item>
              <text:p text:style-name="P75">Создание северного союза против Швеции. В ней вошли: Россия, Польша, Саксония (одно из государств,разделенной Германии), Дания.. Основные сражения:</text:p>
              <text:list>
                <text:list-item>
                  <text:p text:style-name="P75">1700 год — битва под Нардой. Поражение Русских войск</text:p>
                </text:list-item>
                <text:list-item>
                  <text:p text:style-name="P75">1703 год — основание Санкт-Петербурга;</text:p>
                </text:list-item>
                <text:list-item>
                  <text:p text:style-name="P75">1709 год — Полтавская битва. Победа Русских войск. Перелом войны в сторону России;</text:p>
                </text:list-item>
                <text:list-item>
                  <text:p text:style-name="P75">1714 год — победа Русского флота у мыса Гангуд;</text:p>
                </text:list-item>
                <text:list-item>
                  <text:p text:style-name="P75">1720 год — победа Русского флота у мыса Гренгам;</text:p>
                </text:list-item>
                <text:list-item>
                  <text:p text:style-name="P75">1721 год — Ништадтский мир со Швецией;</text:p>
                </text:list-item>
                <text:list-item>
                  <text:p text:style-name="P75">1721 год победа России. Россия получила выход в балтийское море</text:p>
                </text:list-item>
              </text:list>
            </text:list-item>
            <text:list-item>
              <text:p text:style-name="P75">1721 год Россия провозглашена империей,а Петр императором</text:p>
            </text:list-item>
          </text:list>
        </text:list-item>
      </text:list>
      <text:list xml:id="list191003765032594" text:continue-list="list191002205842454" text:style-name="WWNum2">
        <text:list-item>
          <text:list>
            <text:list-item>
              <text:h text:style-name="P56" text:outline-level="2"><text:bookmark-start text:name="__RefHeading___Toc433_1125960758"/><text:tab/>Реформы Петра:<text:bookmark-end text:name="__RefHeading___Toc433_1125960758"/></text:h>
            </text:list-item>
          </text:list>
        </text:list-item>
      </text:list>
      <text:list xml:id="list3619601576" text:style-name="WWNum13">
        <text:list-item>
          <text:p text:style-name="P76">Реформы центрального управления</text:p>
        </text:list-item>
        <text:list-item>
          <text:p text:style-name="P76">1711 год — создание сената;</text:p>
        </text:list-item>
        <text:list-item>
          <text:p text:style-name="P76">1718 год — создание коллегий вместо старых приказов (прообразы будущих министерств);</text:p>
        </text:list-item>
        <text:list-item>
          <text:p text:style-name="P76">1722 год — создание прокуратуры;</text:p>
        </text:list-item>
      </text:list>
      <text:list xml:id="list1647903795" text:style-name="WWNum1">
        <text:list-item>
          <text:list>
            <text:list-item>
              <text:list>
                <text:list-item>
                  <text:h text:style-name="P62" text:outline-level="3"><text:bookmark-start text:name="__RefHeading___Toc435_1125960758"/>Реформы местного управления<text:bookmark-end text:name="__RefHeading___Toc435_1125960758"/></text:h>
                </text:list-item>
              </text:list>
            </text:list-item>
          </text:list>
        </text:list-item>
      </text:list>
      <text:list xml:id="list85123813" text:style-name="WWNum14">
        <text:list-item>
          <text:p text:style-name="P77">1708 год — учреждение губерний;</text:p>
        </text:list-item>
        <text:list-item>
          <text:p text:style-name="P77">1720 год — губернии делились на провинции, а провинции на уезды. Был учрежден главный магистрат в СПБ (орган управления внутри города), которому подчинялись магистраты других городов</text:p>
        </text:list-item>
      </text:list>
      <text:p text:style-name="P9"><text:soft-page-break/>Церковная реформа</text:p>
      <text:list xml:id="list191003964508960" text:continue-numbering="true" text:style-name="WWNum14">
        <text:list-item>
          <text:p text:style-name="P77">1721 год вместо патриарха во главе церкви поставлена духовная коллегия — Синод, в последствии его возглавлял обер-прокурор (светское лицо). Церковь была встроена в государственный аппарат. </text:p>
        </text:list-item>
      </text:list>
      <text:p text:style-name="P8"><text:tab/>Военная реформа</text:p>
      <text:p text:style-name="P8"><text:tab/>Создание регулярной армии и флота по образцу Шведских. Комплектовались при помощи рекрутских наборов. Петр создал мощную монофактурную промомышленность, обеспечивающую нужды армии.</text:p>
      <text:p text:style-name="P11"><text:tab/>Монофактура — промышленное предприятие, основанное на ручном труде, принципе разделении труда и найме свободных рабочих. </text:p>
      <text:h text:style-name="Heading_20_4" text:outline-level="4"><text:bookmark-start text:name="__RefHeading___Toc1429_2426541385"/><text:span text:style-name="T93"><text:line-break/>1725 год </text:span><text:span text:style-name="T96">28 января в 54 года умирает Пётр I. становится российской императрицей, а фактическим правителем России (1725-1727) - Александр Данилович Меншиков, фаворит Екатерины. Андрей Иванович Остерман назначается вице-канцлером Российской империи (1725-1741).</text:span><text:bookmark-end text:name="__RefHeading___Toc1429_2426541385"/></text:h>
      <text:p text:style-name="P31"><text:span text:style-name="T101">1726 год</text:span><text:span text:style-name="T100"> Для решения ключевых государственных задач Екатерина I создаёт Верховный тайный совет, в который входят: А.Д.Меншиков, Г.И.Головкин, А.И.Остерман, П.А.Толстой, Д.М.Голицын, Ф.М.Апраксин. На работу в Россию приглашается великий швейцарский математик Леонард Эйлер.</text:span></text:p>
      <text:p text:style-name="P32"><text:span text:style-name="T99">1727 год</text:span> 6 мая умирает Екатерина I. , 11-летний внук Петра I, становится императором (1727-1730). Меншиков отправляет в ссылку своих противников: П.А.Толстого, И.И.Бутурлина, А.И.Девиера. 12 мая Меншиков становится первым в России генералиссимусом. Для укрепления своей власти Меншиков обручает свою дочь Марию с Петром II. При участии Остермана, Головкина и Долгоруких 8 сентября Меншиков лишается всех званий, имущества и ссылается в Берёзов, где умирает в 1729 году. 31 марта умирает Исаак Ньютон.</text:p>
      <text:p text:style-name="P31"><text:span text:style-name="T101">1728 год</text:span><text:span text:style-name="T100"> 10 февраля у Анны Петровны, дочери Петра I и Екатерины I, рождается сын Пётр (будущий император Пётр III). 15 мая в 20 лет умирает Анна Петровна. 28 ноября в 14 лет умирает Наталья Алексеевна, сестра Петра II. Миних, сподвижник Петра Первого, назначается генерал-губернатором Петербурга.</text:span></text:p>
      <text:p text:style-name="P32"><text:span text:style-name="T99">1729 год</text:span> 2 мая родилась София Августа Фредерика Ангальт-Цербстская (будущая императрица Екатерина II Великая). 24 ноября родился Александр Васильевич Суворов. 30 ноября Алексей Долгоруков обручает свою дочь Екатерину с 14-летним императором Петром II.</text:p>
      <text:p text:style-name="P32"><text:span text:style-name="T99">1730 год</text:span> Пётр II умирает от оспы 19 января, в день на который была назначена его свадьба с Екатериной Долгоруковой. Верховный тайный совет приглашает из Курляндии на царствование (1730-1740) 37-летнюю , младшую дочь Ивана V (племянницу Петра I). Анна рвёт Кондиции верховников, ограничивающие самодержавную власть, и начинает править сама. Долгоруковы подвергаются опале: Алексей Григорьевич, его сын Иван (фаворит Петра II) и его дочь Екатерина (невеста Петра II) ссылаются в Берёзов, Василий Лукич обезглавлен. Анна Иоанновна привозит из Курляндии своего фаворита - Эрнста Бирона. Формируется лейб-гвардии Измайловский полк.</text:p>
      <text:p text:style-name="P31"><text:soft-page-break/><text:span text:style-name="T101">1731 год</text:span><text:span text:style-name="T100"> Анна Иоанновна учреждает Кабинет министров во главе со сподвижником Петра А.И.Остерманом.</text:span></text:p>
      <text:p text:style-name="P32"><text:span text:style-name="T99">1732 год</text:span> Открытие Аляски русскими мореплавателями И.Фёдоровым и М.Гвоздёвым.</text:p>
      <text:p text:style-name="P32"><text:span text:style-name="T99">1733 год</text:span> При поддержке русского оружия польский трон достаётся Августу III Фредерику. Мориц Линар (будущий фаворит Анны Лерпольдовны) назначается посланником Саксонии в России.</text:p>
      <text:p text:style-name="P32"><text:span text:style-name="T99">1735 год</text:span> Русско-турецкая война (1735-1739). Мастер Иван Моторин отливает Царь-колокол весом 10000 пудов.</text:p>
      <text:p text:style-name="P32"><text:span text:style-name="T99">1736 год</text:span> Фельдмаршал Миних захватывает Бахчисарай, столицу Крымского ханства.</text:p>
      <text:p text:style-name="P32"><text:span text:style-name="T99">1737 год</text:span> Миних берёт турецкую крепость Очаков.</text:p>
      <text:p text:style-name="P32"><text:span text:style-name="T99">1739 год</text:span> 17 июля Анна Леопольдовна (внучка Ивана V, брата Петра I) выходит замуж за Антона Ульриха Брауншвейгского. По обвинению в измене (за подделку подпись императора на завещании) казнён через четвертование Иван Алексеевич Дологоруков, фаворит Петра II. По Белградскому миру Россия возвращает себе Азов, но отдаёт Очаков и снова лишается выхода в Чёрное море.</text:p>
      <text:p text:style-name="P32"><text:span text:style-name="T99">1740 год</text:span> 12 августа у Анны Леопольдовны и Антона Ульриха рождается сын Иван (будущий император Иван VI). 17 октября в 47 лет умирает Анна Иоанновна. По её завещанию императором (1740-1741) становится 2-месячный ребёнок - , правнук Ивана V (брата Петра I), а регентом (и фактическим правителем страны) - Эрнст Иоган Бирон, фаворит Анны Иоанновны. Уже через 2 недели Миних арестовывает Бирона, и регентом Ивана становится его мать - , племянница Анны Иоанновны. Князь Алексей Михайлович Черкасский становится канцлером Российской империи (1740-1742).</text:p>
      <text:p text:style-name="P32"><text:span text:style-name="T99">1741 год</text:span> 25 ноября в результате дворцового переворота императрицей (1741-1761) становится 32-летняя , дочь Петра I. Иван VI всю свою жизнь проведёт в заточении, а в 23 года будет убит в Шлиссельбургской крепости. Отправляются в ссылку фавориты Анны Иоанновны: Миних, Остерман, Антон Ульрих, Анна Леопольдовна, Левенвольде. Русско-шведская война (1741-1743).</text:p>
      <text:p text:style-name="P31"><text:span text:style-name="T101">1742 год</text:span><text:span text:style-name="T100"> 5 февраля в Петербург прибывает Карл Петер Ульрих, будущий император Пётр III (племянник Елизаветы, сын дочери Петра Первого - Анны Петровны). 25 апреля состоялась коронация Елизаветы Петровны. По легенде состоялось тайное венчание Елизаветы Петровны и Алексея Григорьевича Разумовского.</text:span></text:p>
      <text:p text:style-name="P32"><text:span text:style-name="T99">1743 год</text:span> 14 июля родился Гавриил Романович Державин.</text:p>
      <text:p text:style-name="P32"><text:span text:style-name="T99">1744 год</text:span> Алексей Петрович Бестужев-Рюмин становится канцлером Российской империи (1744-1758).</text:p>
      <text:p text:style-name="P32"><text:span text:style-name="T99">1745 год</text:span> 16-летняя Екатерина Алексеевна венчается с 17-летним Петром Фёдоровичем, наследником российского и шведского престолов (внуком Петра I и Карла XII). Дядя Екатерины - принц Карл Август Гольштейн-Готторпский - был женихом Елизаветы Петровны, но умер накануне свадьбы в 1727 году.</text:p>
      <text:p text:style-name="P32"><text:span text:style-name="T99">1747 год</text:span> Архитектор Ф.Б.Растрелли начинает перестройку Большого Петергофского дворца.</text:p>
      <text:p text:style-name="P32"><text:span text:style-name="T99">1748 год</text:span> Растрелли начинает строительство Смольного собора.</text:p>
      <text:p text:style-name="P32"><text:soft-page-break/><text:span text:style-name="T99">1749 год</text:span> Растрелли начинает строительство Воронцовского дворца на Садовой улице.</text:p>
      <text:p text:style-name="P32"><text:span text:style-name="T99">1750 год</text:span> 22-летний Кирилл Григорьевич Разумовский, младший брат Алексея Разумовского, становится гетманом Войска Запорожского.</text:p>
      <text:p text:style-name="P32"><text:span text:style-name="T99">1752 год</text:span> Растрелли начинает перестройку Большого Екатерининского дворца в Царском селе.</text:p>
      <text:p text:style-name="P32"><text:span text:style-name="T99">1753 год</text:span> Растрелли начинает строительство Строгановского дворца на Невском проспекте.</text:p>
      <text:p text:style-name="P32"><text:span text:style-name="T99">1754 год</text:span> 30 июля родился Серафим Саровский. 1 октября у Екатерины рождается сын Павел (будущий император Павел I), а 7 октября Сергей Васильевич Салтыков (фаворит Екатерины) посылается в Швецию. Растрелли начинает перестройку Зимнего дворца в Санкт-Петербурге.</text:p>
      <text:p text:style-name="P32"><text:span text:style-name="T99">1755 год</text:span> По инициативе Ивана Ивановича Шувалова создаётся Московский университет.</text:p>
      <text:p text:style-name="P32"><text:span text:style-name="T99">1756 год</text:span> Семилетняя война (1756-1763) России, Австрии и Франции против Пруссии и Англии.</text:p>
      <text:p text:style-name="P32"><text:span text:style-name="T99">1757 год</text:span> Под покровительством И.И.Шувалова основывается Академия художеств.</text:p>
      <text:p text:style-name="P32"><text:span text:style-name="T99">1758 год</text:span> Русская армия под командованием Виллима Фермора занимает Кёнигсберг и всю Восточную Пруссию. Михаил Илларионович Воронцов становится канцлером Российской империи (1758-1765).</text:p>
      <text:p text:style-name="P32"><text:span text:style-name="T99">1759 год</text:span> 1 августа русская армия под командованием Петра Семёновича Салтыкова одерживает победу в Кунерсдорфской битве над войсками прусского короля Фридриха II.</text:p>
      <text:p text:style-name="P32"><text:span text:style-name="T99">1760 год</text:span> Русский корпус под командованием Тотлебена берёт Берлин.</text:p>
      <text:p text:style-name="P32"><text:span text:style-name="T99">1761 год</text:span> 5 декабря русский корпус под командованием Петра Александровича Румянцева берёт крепость Кольберг. 25 декабря умирает Елизавета Петровна, императором становится .</text:p>
      <text:p text:style-name="P8"><text:span text:style-name="T94">1762 год</text:span><text:span text:style-name="T96"> </text:span><text:span text:style-name="T95">Пётр III возвращает из ссылки Бирона и Миниха, издаёт манифест "О даровании вольности и свободы всему российскому дворянству", упраздняет Тайную канцелярию, учреждает Государственный банк, возвращает Восточную Пруссию Фридриху II, готовится к военному походу против Дании. 11 апреля у Екатерины и Григория Орлова рождается внебрачный сын Алексей (Бобринский). 29 июня 33-летняя </text:span><text:span text:style-name="T96"><text:s/></text:span><text:span text:style-name="T95">свергает своего мужа Петра III и становится императрицей (1762-1796). 6 июля Пётр III умирает. 30 ноября Екатерина назначает Григория Потёмкина камер-юнкером при дворе.</text:span></text:p>
      <text:p text:style-name="P31"><text:span text:style-name="T101">1763 год</text:span><text:span text:style-name="T100"> Никита Иванович Панин становится Президентом Коллегии иностранных дел (1763-1781).</text:span></text:p>
      <text:p text:style-name="P32"><text:span text:style-name="T99">1764 год</text:span> Упразднение гетманства на Украине. Коллекция Екатерины становится основанием коллекции Эрмитажа. Открывается Смольный институт благородных девиц. 25 ноября королём Речи Посполитой (1764-1795) избирается Станислав Август Понятовский, бывший фаворит Екатерины.</text:p>
      <text:p text:style-name="P32"><text:span text:style-name="T99">1768 год</text:span> Первая русско-турецкая война (1768-1774) за выход России к Чёрному морю. 28 мая умирает от оспы невеста графа Никиты Ивановича Панина. 17 октября Салтычиху (помещицу Дарью Николаевну Салтыкову) на Красной площади приковывают к столбу с надписью "мучительница и душегубица", за убийства и издевательства над своими крепостными она проведёт в тюрьме 33 года.</text:p>
      <text:p text:style-name="P32"><text:span text:style-name="T99">1769 год</text:span> 15 августа родился Наполеон. 28 ноября Екатерина II учреждает Орден Святого Георгия - высшую воинскую награду Российской империи.</text:p>
      <text:p text:style-name="P31"><text:soft-page-break/><text:span text:style-name="T101">1772 год</text:span><text:span text:style-name="T100"> <text:s/>У Софьи Степановны Разумовской, жены графа Петра Кирилловича Разумовского (племянника Алексея Разумовского), родился внебрачный сын Павла Петровича - Семён Афанасьевич Великий (внук Екатерины Великой). По Карасубазарскому трактату Крымское ханство становится независимым от Османской империи под покровительством России. Первый раздел Речи Посполитой между Австрией, Пруссией и Россией.</text:span></text:p>
      <text:p text:style-name="P32"><text:span text:style-name="T99">1773 год</text:span> Крестьянская война (1773-1775) под предводительством Емельяна Пугачёва. Екатерина основывает Горный Институт - первое высшее техническое заведение России. 29 сентября 19-летний Павел Петрович венчается с Натальей Алексеевной (принцессой Вильгельминой Гессен-Дармштадтской).</text:p>
      <text:p text:style-name="P32"><text:span text:style-name="T99">1774 год</text:span> Присоединение Северной Осетии к России.</text:p>
      <text:p text:style-name="P32"><text:span text:style-name="T99">1775 год</text:span> 10 января казнён Емельян Пугачёв. Тайное венчание Екатерины II и князя Григория Потёмкина. В результате губернской реформы Россия разделяется на 50 губерний. Ликвидируеся Запорожская Сечь. В Петропавловской крепости умирает Княжна Тараканова, выдававшая себя за дочь Елизаветы I и Алексея Разумовского.</text:p>
      <text:p text:style-name="P31"><text:span text:style-name="T101">1776 год</text:span><text:span text:style-name="T100"> 15 апреля при родах умирает супруга Павла. В этом же году Фридрих II знакомит Павла с его будущей женой - 16-летней принцессой Софией Марией Доротеей Августой Луизой Вюртембергской. Основание Екатеринослава. 4 июля принимается декларация независимости США от Великобритании.</text:span></text:p>
      <text:p text:style-name="P32"><text:span text:style-name="T99">1777 год</text:span> 12 декабря у Павла Петровича и Марии Фёдоровны родился сын Александр (будущий император).</text:p>
      <text:p text:style-name="P32"><text:span text:style-name="T99">1778 год</text:span> Основание Херсона.</text:p>
      <text:p text:style-name="P32"><text:span text:style-name="T99">1782 год</text:span> 7 августа открывается памятник Петру I на Сенатской площади - Медный всадник французского архитектора Фальконе.</text:p>
      <text:p text:style-name="P32"><text:span text:style-name="T99">1783 год</text:span> Присоединение Крыма к России, основание Севастополя. Грузинское царство добровольно переходит под покровительство России для защиты от турков. В 48 лет умирает Светлейший князь Российской империи Григорий Орлов.</text:p>
      <text:p text:style-name="P32"><text:span text:style-name="T99">1785 год</text:span> Издание "Жалованных грамот".</text:p>
      <text:p text:style-name="P32"><text:span text:style-name="T99">1787 год</text:span> Вторая русско-турецкая война (1787-1791). Екатерина II с европейскими дипломатами, австрийским императором и польским королём едут смотреть как хорошо осваивается Крым. 17 сентября принимается Конституция США.</text:p>
      <text:p text:style-name="P32"><text:span text:style-name="T99">1788 год</text:span> Образование первой британской колонии в Австралии.</text:p>
      <text:p text:style-name="P32"><text:span text:style-name="T99">1789 год</text:span> За победу над турками в сражении при Рымнике Александр Васильевич Суворов получает титул графа Суворова-Рымникского. 30 апреля Джордж Вашингтон становится первым президентом США. 14 июля - взятие Бастилии - начало Великой Французской революции. Основание Николаева.</text:p>
      <text:p text:style-name="P32"><text:span text:style-name="T99">1790 год</text:span> Александр Николаевич Радищев печатает "Путешествие из Петербурга в Москву", за которое приговаривается к 10-летней ссылке. Суворов берёт турецкую крепость Измаил.</text:p>
      <text:p text:style-name="P32"><text:span text:style-name="T99">1792 год</text:span> 21 сентября провозглается Первая французская республика (1792-1804).</text:p>
      <text:p text:style-name="P32"><text:span text:style-name="T99">1793 год</text:span> Второй раздел Речи Посполитой.</text:p>
      <text:p text:style-name="P32"><text:soft-page-break/><text:span text:style-name="T99">1795 год</text:span> Третий раздел Речи Посполитой, в результате которого она перестаёт существовать.</text:p>
      <text:p text:style-name="P32"><text:span text:style-name="T99">1796 год</text:span> 25 июня у Павла Петровича и Марии Фёдоровны рождается сын Николай (будущий император). 6 ноября в 67 лет умирает Екатерина Великая. Императором (1796-1801) становится 42-летний , правнук Петра Великого.</text:p>
      <text:p text:style-name="P31"><text:span text:style-name="T101">1797 год</text:span><text:span text:style-name="T100"> 26 февраля Павел начинает строительство Михайловского (инженерного) замка на месте старого дворца, где родился и где будет убит. 5 апреля митрополит Платон коронует одновременно Павла I и Марию Фёдоровну, Павел подписывает Манифест о трёхдневной барщине.</text:span></text:p>
      <text:p text:style-name="P32"><text:span text:style-name="T99">1798 год</text:span> Наполеон захватывает Мальту. Павел I избирается великим магистром (главой) католического рыцарского Мальтийского ордена. Пётр Алексеевич Пален назначается Санкт-Петербургским военным губернатором (главный организатор убийства Павла I). 12 марта Павел I разрешает строительство старообрядческих храмов.</text:p>
      <text:p text:style-name="P32"><text:span text:style-name="T99">1799 год</text:span> Итальянский поход Суворова против Наполеона в результате которого Австрия вернула себе Северную Италию. 26 мая родился Александр Сергеевич Пушкин.</text:p>
      <text:h text:style-name="P54" text:outline-level="2"><text:bookmark-start text:name="__RefHeading___Toc1431_2426541385"/>19 век<text:bookmark-end text:name="__RefHeading___Toc1431_2426541385"/></text:h>
      <text:p text:style-name="P31"><text:span text:style-name="T101">1800 год</text:span><text:span text:style-name="T100"> Павел I заключает военный союз с Наполеоном и планирует совместный поход на Индию. 25 августа англичане занимают Мальту. Павел разрывает дипломатические отношения с Британией и готовится к войне. 2 декабря умирает адмирал Осип Михайлович де Рибас, основатель Одессы. В Вашингтоне завершается строительство Белого дома.</text:span></text:p>
      <text:p text:style-name="P32"><text:span text:style-name="T99">1801 год</text:span> 12 марта в Михайловском замке заговорщики убивают Павла I с молчаливого согласия его 23-летнего сына Александра, который и становится императором (1801-1825). По инициативе Марии Фёдоровны (вдовы Павла I и матери Александра I) П.А.Пален увольняется в отставку. <text:s/>отказывается от титула великого магистра Мальтийского ордена и упраздняет Тайную экспедицию (орган политического сыска и суда). Присоединение к России Южной Осетии и Восточной Грузии. Александр I восстанавливает отношения с Англией и Австрией. 24 июня проходит первое заседание Негласного комитета по государственным реформам (32-летний Виктор Павлович Кочубей, 31-летний Адам Чарторыйский, 27-летний Павел Александрович Строганов, 40-летний Николай Николаевич Новосильцев). 27 августа закладывается Казанский собор в Петербурге.</text:p>
      <text:p text:style-name="P31"><text:span text:style-name="T101">1803 год</text:span><text:span text:style-name="T100"> Иван Крузенштерн отправляется в первое русское кругосветное плавание.</text:span></text:p>
      <text:p text:style-name="P32"><text:span text:style-name="T99">1804 год</text:span> 18 мая Наполеон I становится Императором Французов. В противовес Наполеону император Франц II основывает Австрийскую империю (1804-1867). Начинается русско-персидская война (1804—1813) из-за присоединения к России Восточной Грузии. Основывается Казанский императорский университет (второй старейший университет в России после Московского).</text:p>
      <text:p text:style-name="P32"><text:span text:style-name="T99">1805 год</text:span> 17 марта Наполеон становится королём Италии. Присоединение к России Карабахского и Шекинского ханств. Основывается Харьковский императорский университет (третий <text:soft-page-break/>старейший университет в России после Казанского). 2 апреля родился Ганс Христиан Андерсен. 20 ноября в битве под Аустерлицем Наполеон разбивает русско-австрийские войска.</text:p>
      <text:p text:style-name="P32"><text:span text:style-name="T99">1806 год</text:span> Присоединение к России Ширванского ханства. 6 августа ликвидирована Священная Римская империя. Началась русско-турецкая война (1806-1812).</text:p>
      <text:p text:style-name="P32"><text:span text:style-name="T99">1807 год</text:span> Александр I и Наполеон встречаются в Тильзите (Советск) и заключают Тильзитский мир. 13 февраля учреждается Георгиевский крест <text:s/>- высшая награда для солдат и унтер-офицеров "За службу и храбрость".</text:p>
      <text:p text:style-name="P32"><text:span text:style-name="T99">1808 год</text:span> Русско-шведская война (1808-1809).</text:p>
      <text:p text:style-name="P32"><text:span text:style-name="T99">1809 год</text:span> Присоединение Финляндии к России.</text:p>
      <text:p text:style-name="P32"><text:span text:style-name="T99">1810 год</text:span> Первый Государственный совет возглавляет Михаил Михайлович Сперанский. Во Франкфурте-на-Майне основатель династии Ротшильдов открывает фирму «Майер Амшель Ротшильд и сыновья».</text:p>
      <text:p text:style-name="P37">1812 год</text:p>
      <text:list xml:id="list2068478070" text:style-name="L3">
        <text:list-item>
          <text:p text:style-name="P78">12 июня Наполеон вторгается в Россию - начинается Отечественная война 1812 года.</text:p>
        </text:list-item>
        <text:list-item>
          <text:p text:style-name="P78">16 июля Наполеон занимает Вильну.</text:p>
        </text:list-item>
        <text:list-item>
          <text:p text:style-name="P78">8 июля Россия и Испания заключают союз.</text:p>
        </text:list-item>
        <text:list-item>
          <text:p text:style-name="P78">18 июля Россия и Великобритания подписывают Эребруский мир.</text:p>
        </text:list-item>
        <text:list-item>
          <text:p text:style-name="P78">6 августа Наполеон занимает Смоленск.</text:p>
        </text:list-item>
        <text:list-item>
          <text:p text:style-name="P78">17 августа 64-летний Михаил Илларионович Голенищев-Кутузов принимает командование армией у Барклая-де-Толли.</text:p>
        </text:list-item>
      </text:list>
      <text:p text:style-name="P48">26 августа Бородинское сражение. Кутузов решает отступать, чтобы сохранить армию.</text:p>
      <text:list xml:id="list559764263" text:style-name="L4">
        <text:list-item>
          <text:p text:style-name="P79">2 сентября Наполеон входит в пустую Москву.</text:p>
        </text:list-item>
        <text:list-item>
          <text:p text:style-name="P79">В сентябре Наполеон три раза пытается заключить мир с Александром.</text:p>
        </text:list-item>
        <text:list-item>
          <text:p text:style-name="P79">7 октября Наполеон покидает Москву и начинает отступление.</text:p>
        </text:list-item>
        <text:list-item>
          <text:p text:style-name="P79">12 октября сражение под Малоярославцем.</text:p>
        </text:list-item>
        <text:list-item>
          <text:p text:style-name="P79">2 ноября Наполеон покидает Смоленск.</text:p>
        </text:list-item>
        <text:list-item>
          <text:p text:style-name="P79">14-17 ноября сражение на Березине.</text:p>
        </text:list-item>
        <text:list-item>
          <text:p text:style-name="P79">14 декабря остатки французской армии покидают Россию.</text:p>
        </text:list-item>
        <text:list-item>
          <text:p text:style-name="P79">Наполеон начинает собирать новую армию.</text:p>
        </text:list-item>
      </text:list>
      <text:p text:style-name="P46"><text:s/><text:span text:style-name="T98">Основание Форт-Росса, русской крепости в Калифорнии. Бессарабия присоединяется к России.</text:span></text:p>
      <text:p text:style-name="P32"><text:span text:style-name="T99">1813 год</text:span> Русская армия продолжает добивать армию Наполеона в Европе. 16 апреля умирает Кутузов.</text:p>
      <text:p text:style-name="P32"><text:span text:style-name="T99">1814 год</text:span> 18 марта Русская армия вступает в Париж. 26 марта Наполеон отрекается от престола и ссылается на остров Эльба. Королём Франции становится Людовик XVIII.</text:p>
      <text:p text:style-name="P37">1815 год</text:p>
      <text:list xml:id="list3789199199" text:style-name="L5">
        <text:list-item>
          <text:p text:style-name="P80">14 февраля Наполеон бежит с острова Эльба и начинает собирать новую армию.</text:p>
        </text:list-item>
        <text:list-item>
          <text:p text:style-name="P80">8 марта Наполеон входит в Париж и снова становится Императором Французов.</text:p>
        </text:list-item>
        <text:list-item>
          <text:p text:style-name="P80"><text:soft-page-break/>27 мая создаётся Германский союз (1815-1866), а в составе России образовывается Царство Польское (1815-1915).</text:p>
        </text:list-item>
        <text:list-item>
          <text:p text:style-name="P80">6 июня в битве при Ватерлоо Наполеон терпит окончательное поражение от английской и прусской армий.</text:p>
        </text:list-item>
        <text:list-item>
          <text:p text:style-name="P80">10 июня Наполеон во второй раз отрекается от престола и ссылается на остров Святой Елены.</text:p>
        </text:list-item>
        <text:list-item>
          <text:p text:style-name="P80">14 сентября создаётся Священный Союз России, Пруссии и Австрии.</text:p>
        </text:list-item>
      </text:list>
      <text:p text:style-name="P32"><text:span text:style-name="T99">1816 год</text:span> 9 февраля создаётся тайное общество "Союз спасения".</text:p>
      <text:p text:style-name="P32"><text:span text:style-name="T99">1818 год</text:span> В январе в Москве создаётся тайное общество "Союз благоденствия". 17 апреля у Великого князя Николая Павловича и Александры Фёдоровны (Шарлотты Прусской) рождается сын Александр (будущий император Александр II).</text:p>
      <text:p text:style-name="P32"><text:span text:style-name="T99">1820 год</text:span> 16 января Фаддей Беллинсгаузен и Михаил Лазарев открывают Антарктиду.</text:p>
      <text:p text:style-name="P32"><text:span text:style-name="T99">1821 год</text:span> В марте в Киеве создаётся "Южное тайное общество" во главе с 27-летним Павлом Пестелем. 24 апреля в 51 год умирает Наполеон. 9 июля образована Первая Мексиканская империя (1821-1823). Начинается война Греции за независимость от Османской империи (1821-1830).</text:p>
      <text:p text:style-name="P32"><text:span text:style-name="T99">1822 год</text:span> В Петербурге образовывается "Северное тайное общество".</text:p>
      <text:p text:style-name="P32"><text:span text:style-name="T99">1823 год</text:span> Пушкин начинает писать роман в стихах "Евгений Онегин".</text:p>
      <text:p text:style-name="P32"><text:span text:style-name="T99">1824 год</text:span> 29-летний Александр Сергеевич Грибоедов завершает работу над комедией в стихах "Горе от ума".</text:p>
      <text:p text:style-name="P37">1825 год</text:p>
      <text:list xml:id="list1453692881" text:style-name="L6">
        <text:list-item>
          <text:p text:style-name="P81">6 января в Москве открывается Большой театр.</text:p>
        </text:list-item>
        <text:list-item>
          <text:p text:style-name="P81">19 ноября в 47 лет скончался Александр I.</text:p>
        </text:list-item>
        <text:list-item>
          <text:p text:style-name="P81">Императором должен стать средний брат Александра - Константин, но он после смерти Павла I тайно отказался от престола.</text:p>
        </text:list-item>
        <text:list-item>
          <text:p text:style-name="P81">14 декабря декабристы, воспользовавшись периодом междуцарствования, решили сорвать присягу новому царю и подняли восстание. Когда выяснилось, что ночью Сенат и Государственный совет уже присягнули 29-летнему , младшему брату Александра, восстание провалилось.</text:p>
        </text:list-item>
      </text:list>
      <text:p text:style-name="P31"><text:span text:style-name="T101">1826 год</text:span><text:span text:style-name="T100"> 3 июля создаётся Третье отделение (политическая полиция) во главе с графом Александром Христофоровичем Бенкендорфом. 13 июля в Петропавловской крепости были казнены руководители Восстания декабристов: Павел Пестель (33 года), Кондратий Рылеев (30 лет), Пётр Каховский (29 лет), Сергей Муравьёв-Апостол (29 лет), Михаил Бестужев-Рюмин (25 лет). 19 июля начинается русско-персидская война (1826-1828). 22 августа коронация Николая I. Для реформирования госаппарата Николай создаёт секретный "Комитет 6 декабря 1826".</text:span></text:p>
      <text:p text:style-name="P32"><text:span text:style-name="T99">1827 год</text:span> 35-летний Николай Иванович Лобачевский становится ректором Казанского университета.</text:p>
      <text:p text:style-name="P32"><text:span text:style-name="T99">1828 год</text:span> 14 апреля начинается русско-турецкая война (1828-1829). 28 ноября Николай I основывает Санкт-Петербургский технологический институт. Присоединение Восточной Армении к России.</text:p>
      <text:p text:style-name="P32"><text:soft-page-break/><text:span text:style-name="T99">1829 год</text:span> 2 сентября подписывается Адрианопольский мирный договор с Турцией. Анапа и Поти присоединяются к России.</text:p>
      <text:p text:style-name="P32"><text:span text:style-name="T99">1830 год</text:span> 1 апреля М.М.Сперанский завершает работу над "Полным собранием законов Российской империи". 17 ноября начинается национально-освободительное Польское восстание (1830-1831) против власти Российское империи. Николай I отменяет польскую Конституцию.</text:p>
      <text:p text:style-name="P32"><text:span text:style-name="T99">1831 год</text:span> 13 января польский сейм лишает престола Николая I. 25 января в Польшу входит русская армия. 27 августа взята Варшава.</text:p>
      <text:p text:style-name="P32"><text:span text:style-name="T99">1833 год</text:span> 31 декабря гимном Российской империи становится "Боже, Царя храни!" на музыку Алексея Львова и слова Василия Жуковского:</text:p>
      <text:p text:style-name="P3"><text:span text:style-name="Citation"><text:span text:style-name="T97">Боже, Царя храни!<text:line-break/>Сильный, державный,<text:line-break/>Царствуй на славу, на славу нам!<text:line-break/>Царствуй на страх врагам,<text:line-break/>Царь православный!<text:line-break/>Боже, Царя храни!</text:span></text:span></text:p>
      <text:p text:style-name="P32"><text:span text:style-name="T99">1834 год</text:span> 29 августа на Неве в присутствии Николая I прошли испытания первой ракетной подводной лодки Карла Андреевича Шильдера с пусками ракет в подводном положении по надводным целям. 30 августа на Дворцовой площади Петербурга состоялось открытие Александровской колонны, сооружённой архитектором Огюстом Монферраном в честь победы над Наполеоном в 1812 году. В августе арестовываются все члены кружка 22-летнего Александра Ивановича Герцена и проходят испытания первого паровоза братьев Черепановых.</text:p>
      <text:p text:style-name="P32"><text:span text:style-name="T99">1836 год</text:span> Публикуется комедия 27-летнего Николая Васильевича Гоголя "Ревизор".</text:p>
      <text:p text:style-name="P32"><text:span text:style-name="T99">1837 год</text:span> 27 января 37-летний Пушкин смертельно ранен на дуэли с 25-летним Дантесом. 29 января Александр Сергеевич скончался. Дантес лишён звания и выслан из России. 13 мая начинается строительство первой в России железной дороги Петербург - Царское Село - Павловск. Эммануэль Нобель (отец Альфреда Нобеля) переезжает в Россию.</text:p>
      <text:p text:style-name="P32"><text:span text:style-name="T99">1842 год</text:span> Публикуется роман Гоголя "Мёртвые души". Открывается первая в России сберегательная касса.</text:p>
      <text:p text:style-name="P32"><text:span text:style-name="T99">1845 год</text:span> У Великого князя Александра Николаевича и Марии Александровны рождается сын Александр (будущий император Александр III). Основывается "Русское географическое общество".</text:p>
      <text:p text:style-name="P32"><text:span text:style-name="T99">1847 год</text:span> В Лондоне создаётся тайная организация "Союз коммунистов".</text:p>
      <text:p text:style-name="P32"><text:span text:style-name="T99">1848 год</text:span> Издаётся "Манифест Коммунистической партии" 29-летнего Карла Маркса и 27-летнего Фридриха Энгельса. В Европе начинаются буржуазно-демократические революции (1848-1849). Россия помогает Австрии в подавлении Венгерской революции.</text:p>
      <text:p text:style-name="P32"><text:span text:style-name="T99">1849 год</text:span> 22 декабря инсцениран расстрел петрашевцев, включая 27-летнего Фёдора Михайловича Достоевского.</text:p>
      <text:p text:style-name="P32"><text:span text:style-name="T99">1852 год</text:span> 21 февраля в 42 года от истощения умирает Гоголь.</text:p>
      <text:p text:style-name="P32"><text:soft-page-break/><text:span text:style-name="T99">1853 год</text:span> 4 октября начинается Крымская война России с Турцией (1853-1856). Русская эскадра под командованием вице-адмирала Павла Степановича Нахимова одерживает победу над турецкой эскадрой в Синопском сражении.</text:p>
      <text:p text:style-name="P32"><text:span text:style-name="T99">1854 год</text:span> В марте Франция и Англия вступают в Крымскую войну против России.</text:p>
      <text:p text:style-name="P32"><text:span text:style-name="T99">1855 год</text:span> 18 февраля в 58 лет скончался Николай I. Императором становится его 36-летний сын - . 30 июня от тяжёлого ранения умирает адмирал Нахимов. 27 августа русская армия оставляет Севастополь.</text:p>
      <text:p text:style-name="P31"><text:span text:style-name="T101">1856 год</text:span><text:span text:style-name="T100"> 18 марта Россия подписывает Парижский мир со своими противниками в Крымской войне, в результате которого лишается возможности держать военный флот в Чёрном море. 6 мая родился Зигмунд Фрейд.</text:span></text:p>
      <text:p text:style-name="P32"><text:span text:style-name="T99">1857 год</text:span> 5 сентября родился Эдуард Константинович Циолковский, основоположник российской теоретической космонавтики. Ликвидируются военные поселения.</text:p>
      <text:p text:style-name="P32"><text:span text:style-name="T99">1858 год</text:span> 30 мая освящается Исаакиевский собор, а 10 июля умирает его архитектор Монферран. Основание Хабаровска. Между США и Великобританией по дну Атлантического океана прокладывают первый телеграфный кабель.</text:p>
      <text:p text:style-name="P32"><text:span text:style-name="T99">1859 год</text:span> Публикуется роман Ивана Александровича Гончарова "Обломов". Чарльз Дарвин публикует свою теорию эволюции "Происхождение видов".</text:p>
      <text:p text:style-name="P32"><text:span text:style-name="T99">1860 год</text:span> Начинается Гражданская война в США (1860-1865).</text:p>
      <text:p text:style-name="P32"><text:span text:style-name="T99">1861 год</text:span> 19 февраля Александр II издаёт "Манифест об отмене крепостного права". Возникает тайное общество "Земля и воля". Выходит первый номер журнала "Вокруг света". 4 марта Авраам Линкольн становится президентом США. 17 марта образовывается Королевство Италия (1861-1946).</text:p>
      <text:p text:style-name="P32"><text:span text:style-name="T99">1863 год</text:span> В журнале "Современник" выходит роман 35-летнего Николая Гавриловича Чернышевского "Что делать?", написанный в Петропавловской крепости. 27-летний Николай Васильевич Склифосовский защищает докторскую диссертацию. В Лондоне открывается первая линия метро, а в Петербурге - первая пассажирская конка. В России запрещают телесные наказания.</text:p>
      <text:p text:style-name="P32"><text:span text:style-name="T99">1864 год</text:span> Александр II проводит земскую и судебную реформы. Чернышевский ссылается на каторгу. В Лондоне основывается Первый интернационал - международное товарищество рабочих.</text:p>
      <text:p text:style-name="P32"><text:span text:style-name="T99">1863 год</text:span> Восстание в Польше (1863-1864).</text:p>
      <text:p text:style-name="P32"><text:span text:style-name="T99">1866 год</text:span> За покушение на Александра II казнён Дмитрий Каракозов.</text:p>
      <text:p text:style-name="P32"><text:span text:style-name="T99">1867 год</text:span> Польский революционер Антон Березовский в Париже стреляет в Александра II, но промахивается. Продажа Аляски США за 7,2 миллиона долларов. Образование Австро-Венгрии (1867-1918).</text:p>
      <text:p text:style-name="P32"><text:span text:style-name="T99">1869 год</text:span> 35-летний Дмитрий Иванович Менделеев открывает Периодический закон. Откывается Суэцкий канал, связывающий Средиземное и Красное моря.</text:p>
      <text:p text:style-name="P32"><text:soft-page-break/><text:span text:style-name="T99">1870 год</text:span> 22 апреля родился Владимир Ульянов (Ленин). Александр II проводит городскую реформу. Джон Рокфеллер основывает компанию Standard Oil. С присоединением Рима завершается объединение Италии.</text:p>
      <text:p text:style-name="P32"><text:span text:style-name="T99">1871 год</text:span> Образование Германской империи - Второго рейха (1871-1918), рейхсканцлером становится Отто фон Бисмарк. 18 марта-28 мая: Парижская коммуна. Джон Морган основывает компанию J.P.Morgan&amp;Co.</text:p>
      <text:p text:style-name="P32"><text:span text:style-name="T99">1872 год</text:span> Публикуется роман Достоевского "Бесы".</text:p>
      <text:p text:style-name="P32"><text:span text:style-name="T99">1873 год</text:span> 26 мая Россия, Германия и Австро-Венгрия заключают Союз трёх императоров. Россия восстанавливает военный флот и крепости на Чёрном море.</text:p>
      <text:p text:style-name="P32"><text:span text:style-name="T99">1874 год</text:span> Александр II проводит военную реформы, вводится всеобщая воинская повинность.</text:p>
      <text:p text:style-name="P32"><text:span text:style-name="T99">1875 год</text:span> По Санкт-Петербургскому договору с Японией Россия отказывается от прав на Курильские острова в обмен на Сахалин.</text:p>
      <text:p text:style-name="P32"><text:span text:style-name="T99">1876 год</text:span> Павел Иванович Яблочков на выставке в Лондоне демонстрирует своё изобретение - электрическую "Свечу Яблочкова", а 30 ноября получает патент на первый в мире трансформатор переменного тока. Сербско-турецкая война (1876-1877).</text:p>
      <text:p text:style-name="P32"><text:span text:style-name="T99">1877 год</text:span> 20 февраля в Большом театре состоялась премьера балета Петра Ильича Чайковского "Лебединое озеро". 29 ноября Томас Эдисон демонстрирует своё изобретение - фонограф, устройство для записи и воспроизведения звука. Русско-турецкая война (1877-1878).</text:p>
      <text:p text:style-name="P32"><text:span text:style-name="T99">1878 год</text:span> 19 февраля Россия и Турция подписывают Сан-Стефанский мир, в результате которого Сербия, Румыния и Черногория получают независимость от Турции, Россия возвращает себе Южную Бессарабию. Образовывается Княжество Болгария (1878-1908) - автономное государство в составе Турции. Англия, Франция, Германия, Австро-Венгрия и Турция объединяются против усиления России на Балканах, и летом на Берлинском конгрессе Сан-Стефанский мир пересматривается: Австро-Венгрия оккупирует Боснию и Герцеговину, Сербия и Черногория лишаются части своих территорий, а Южная Болгария возвращается Турции. Кипр становится британской колонией (1878-1960). 31 марта суд присяжных оправдывает Веру Засулич, тяжело ранившую петербургского градоначальника Ф.Ф.Трёпова, за то, что тот высек заключённого народника, не снявшего перед ним шляпу.</text:p>
      <text:p text:style-name="P32"><text:span text:style-name="T99">1879 год</text:span> <text:s/>2 апреля землеволец Александр Соловьёв совершает покушение на Александра II, но промахивается. 16 апреля принимается Тырновская конституция Болгарского княжества. В июне "Земля и воля" распадается на две организации: "Чёрный передел" во главе с 22-летним Георгием Валентиновичем Плехановым, который не поддерживал террор, и террористическую "Народную волю". 19 ноября народовольцы подрывают царский поезд (Александр II ехал в другом поезде и не пострадал). Основывается нефтяная компания "Товарищество нефтяного производства братьев Нобель".</text:p>
      <text:p text:style-name="P32"><text:span text:style-name="T99">1880 год</text:span> 5 февраля 23-летний народоволец Халтурин взрывает бомбу на первом этаже Зимнего дворца под царской столовой (Александр II опоздал на приём и не пострадал). 22 мая умирает императрица Мария Александровна, а уже 6 июля Александр II венчается со своей фавориткой Екатериной Михайловной Долгорукой, у которой от него уже было три ребёнка.</text:p>
      <text:p text:style-name="P32"><text:soft-page-break/><text:span text:style-name="T99">1881 год</text:span> 1 марта народоволец Гриневицкий убивает 62-летнего Александра II. Императором становится его 36-летний сын - <text:s/>На месте убийства Александра II по проекту архитектора Альфреда Александровича Парланда построен Собор Воскресения Христова (храм Спаса на Крови).</text:p>
      <text:p text:style-name="P31"><text:span text:style-name="T101">1883 год</text:span><text:span text:style-name="T100"> В Москве открывается Храм Христа Спасителя. В 64 года умирает Карл Маркс.</text:span></text:p>
      <text:p text:style-name="P32"><text:span text:style-name="T99">1884 год</text:span> 4 марта родился Александр Романович Беляев, писатель-фантаст.</text:p>
      <text:p text:style-name="P31"><text:span text:style-name="T101">1885 год</text:span><text:span text:style-name="T100"> Готлиб Даймлер и Вильгельм Майбах построили первый в мире бензиновый мотоцикл.</text:span></text:p>
      <text:p text:style-name="P32"><text:span text:style-name="T99">1886 год</text:span> Фармацевт Джон Стит Пембертон придумывает рецепт Кока-Колы.</text:p>
      <text:p text:style-name="P32"><text:span text:style-name="T99">1887 год</text:span> 8 мая казнь Александра Ульянова (старшего брата Ленина) за участие в заговоре на покушение Александра III. 17-летнего Владимира Ульянова отчисляют из Казанского университета за участие в студенческой сходке и высылают в село Кокушкино.</text:p>
      <text:p text:style-name="P32"><text:span text:style-name="T99">1888 год</text:span> 15 июня королём Пруссии и императором Германии (1888-1918) становится Вильгельм II.</text:p>
      <text:p text:style-name="P32"><text:span text:style-name="T99">1891 год</text:span> Владимир Ульянов экстерном сдаёт экзамены на юриста в Петербургском университете и начинает работать помощником присяжного поверенного в самарском суде. Начинается строительство Транссибирской магистрали - самой длинной железной дороги в мире (9288 километров).</text:p>
      <text:p text:style-name="P32"><text:span text:style-name="T99">1892 год</text:span> Рудольф Дизель получает патент на свой двигатель.</text:p>
      <text:p text:style-name="P32"><text:span text:style-name="T99">1893 год</text:span> В Москве открываются Верхние торговые ряды (ГУМ), построенные по проекту Александра Никаноровича Померанцева.</text:p>
      <text:p text:style-name="P32"><text:span text:style-name="T99">1895 год</text:span> 25 апреля Александр Степанович Попов продемонстрировал первый в мире радиоприёмник. 21 сентября родился Сергей Есенин. 20 октября в 49 лет скончался Александр III. Императором становится его 26-летний сын - . Владимир Ульянов едет за границу, где встречается с Плехановым, Либкнехтом и Лафаргом, а после возвращения создаёт марксистскую организацию "Союз борьбы за освобождение рабочего класса". В декабре Ульянова арестовывают и заключают в тюрьму. Луи Жан Люмьер изобретает кинематограф.</text:p>
      <text:p text:style-name="P31"><text:span text:style-name="T101">1896 год</text:span><text:span text:style-name="T100"> 6-15 апреля в Афинах проходят первые летние Олимпийские игры современности, возрождённые Пьером де Кубертеном. 30 мая Давка на Ходынском поле. В Петербурге открывается первый кинотеатр.</text:span></text:p>
      <text:p text:style-name="P32"><text:span text:style-name="T99">1897 год</text:span> После освобождения из тюрьмы Владимира Ульянова вместе с Надеждой Крупской ссылают на 3 года в село Шушенское на Енисее.</text:p>
      <text:p text:style-name="P32"><text:span text:style-name="T99">1898 год</text:span> 1-3 марта в Минске по инициативе Петра Бернгардовича Струве состоялся Первый съезд РСДРП.</text:p>
      <text:p text:style-name="P32"><text:span text:style-name="T99">1899 год</text:span> Основан Санкт-Петербургский политехнический институт. Сергей Юльевич Витте по просьбе Александра III переходит на государственную службу. Техническое училище, основанное в 1886 году, переименовывается в "Электротехнический Институт Императора Александра III" (ЛЭТИ).</text:p>
      <text:h text:style-name="P47" text:outline-level="4"><text:bookmark-start text:name="__RefHeading___Toc1433_2426541385"/><text:soft-page-break/>20 век<text:bookmark-end text:name="__RefHeading___Toc1433_2426541385"/></text:h>
      <text:p text:style-name="P32"><text:span text:style-name="T99">1900 год</text:span> 11 мая спускается на воду крейсер "Аврора". Владимир Ульянов на 5 лет эмигрирует в Швейцарию. В декабре выходит первый номер газеты "Искра", основанной Владимиром Ильичом. в Париже открывается первая линия метро.</text:p>
      <text:p text:style-name="P32"><text:span text:style-name="T99">1901 год</text:span> В декабре Владимир Ильич начинает пользоваться псевдонимом "Ленин". 5 декабря родился Уолт Дисней.</text:p>
      <text:p text:style-name="P32"><text:span text:style-name="T99">1902 год</text:span> В январе образована партия эсеров (социалистов-революционеров). Иосифа Джугашвили ссылают в Сибирь.</text:p>
      <text:p text:style-name="P32"><text:span text:style-name="T99">1903 год</text:span> Уильям Харли и Артур Дэвидсон основывают компанию Harley-Davidson Motor Company.</text:p>
      <text:p text:style-name="P32"><text:span text:style-name="T99">1904 год</text:span> 27 января начинается русско-японская война (1904-1905). 15 июля эсер Егор Созонов убивает министра внутренних дел Вячеслава Константиновича фон Плеве. 23 декабря комендант Порт-Артура генерал А.М.Стессель сдаёт крепость японцам. За сдачу Порт-Артура Стессель приговаривается к расстрелу, заменённому на 10 лет тюрьмы.</text:p>
      <text:p text:style-name="P37">1905 год</text:p>
      <text:list xml:id="list1631618076" text:style-name="L7">
        <text:list-item>
          <text:p text:style-name="P82">9 января - Кровавое воскресенье - расстрел мирной демонстрации во главе с попом Гапоном - начало Первой русской революции (1905-1907).</text:p>
        </text:list-item>
        <text:list-item>
          <text:p text:style-name="P82">15 мая поражение русской эскадры в Цусимском сражении.</text:p>
        </text:list-item>
        <text:list-item>
          <text:p text:style-name="P82">13 июня восстание на броненосце "Потёмкин".</text:p>
        </text:list-item>
        <text:list-item>
          <text:p text:style-name="P82">6 августа учреждается Государственная дума.</text:p>
        </text:list-item>
        <text:list-item>
          <text:p text:style-name="P82">17 октября - Октябрьский манифест Николая II.</text:p>
        </text:list-item>
        <text:list-item>
          <text:p text:style-name="P82">18 октября убийство революционера Николая Баумана в Казани.</text:p>
        </text:list-item>
        <text:list-item>
          <text:p text:style-name="P82">14 ноября 39-летний лейтенант Шмидт возглавил мятеж на крейсере "Очаков" в Севастополе (за что был расстрелян 6 марта 1906).</text:p>
        </text:list-item>
        <text:list-item>
          <text:p text:style-name="P82">7-18 декабря вооружённое восстание в Москве.</text:p>
        </text:list-item>
      </text:list>
      <text:p text:style-name="P46"><text:s/><text:span text:style-name="T98">Основан английский футбольный клуб "Челси". Норвегия провозглашает независимость от Швеции.</text:span></text:p>
      <text:p text:style-name="P32"><text:span text:style-name="T99">1906 год</text:span> 27 апреля состоялось первое заседание Государственной думы Российской империи первого созыва. 6 июля 44-летний Пётр Аркадьевич Столыпин назначается председателем Совета министров и начинает аграрную реформу. 8 июля Николай II распускает Первую Государственную думу.</text:p>
      <text:p text:style-name="P31"><text:span text:style-name="T101">1907 год</text:span><text:span text:style-name="T100"> В феврале созывается Вторая Государственная дума, а 3 июня Николай II её распускает. 20 октября собирается Третья Государственная дума (проработавшая 5 лет).</text:span></text:p>
      <text:p text:style-name="P32"><text:span text:style-name="T99">1909 год</text:span> 26 мая в Риге начинается серийное производство автомобилей "Руссо-Балт".</text:p>
      <text:p text:style-name="P32"><text:span text:style-name="T99">1910 год</text:span> 8 марта Социнтерн объявляет 8 марта Международным женским днём.</text:p>
      <text:p text:style-name="P32"><text:span text:style-name="T99">1911 год</text:span> 18 марта у Сталина и Екатерины Сванидзе родился сын Яков (погиб в 1943).<text:line-break/>5 сентября Столыпин (49 лет) скончался от полученнных ран во время покушения 24-летним анархистом Дмитрием Богровым 1 сентября в Киеве.</text:p>
      <text:p text:style-name="P32"><text:soft-page-break/><text:span text:style-name="T99">1912 год</text:span> 4 апреля расстрел бастующих рабочих правительственными войсками на Ленском золотом прииске. 15 апреля крушение Титаника. 5 мая выходит первый номер большевистской газеты "Правда". В августе распускается Третья Государстенная дума.</text:p>
      <text:p text:style-name="P37">1914 год</text:p>
      <text:list xml:id="list476319769" text:style-name="L8">
        <text:list-item>
          <text:p text:style-name="P83">28 июня 19-летний сербский гимназист Гаврило Принцип убивает наследника австро-венгерского престола Франца Фердинанда с женой.</text:p>
        </text:list-item>
        <text:list-item>
          <text:p text:style-name="P83">28 июля Австро-Венгрия объявляет войну Сербии - начинается Первая мировая война стран Антанты (Франция, Россия, Великобритания, США, Сербия) и их союзников против Центральных держав (Германии, Австро-Венгрии, Османской империи и Болгарии) и их союзников.</text:p>
        </text:list-item>
        <text:list-item>
          <text:p text:style-name="P83">18 августа Санкт-Петербург переименовывается в Петроград.</text:p>
        </text:list-item>
      </text:list>
      <text:p text:style-name="P46"><text:s/><text:span text:style-name="T98">В России вводится сухой закон.</text:span></text:p>
      <text:p text:style-name="P32"><text:span text:style-name="T99">1915 год</text:span> 23 августа Николай II принимает на себя обязанности Верховного главнокомандующего. Начальником штаба назначается генерал Михаил Васильевич Алексеев.</text:p>
      <text:p text:style-name="P32"><text:span text:style-name="T99">1916 год</text:span> 17 декабря убивают 47-летнего Григория Распутина.</text:p>
      <text:p text:style-name="P37">1917 год</text:p>
      <text:list xml:id="list217134226" text:style-name="L9">
        <text:list-item>
          <text:p text:style-name="P84">22 февраля Николай II отправляется в Могилёв - Ставку Верховного главнокомандующего.</text:p>
        </text:list-item>
        <text:list-item>
          <text:p text:style-name="P84">23 февраля в Петрограде проходят массовые забастовки - начинается Февральская буржуазно-демократическая революция.</text:p>
        </text:list-item>
        <text:list-item>
          <text:p text:style-name="P84">25 февраля Николай II распускает Государственную Думу.</text:p>
        </text:list-item>
        <text:list-item>
          <text:p text:style-name="P84">27 февраля в Петрограде начинается вооружённое восстание. Члены распущенной Государственной Думы формируют Временный комитет Государственной Думы во главе с Михаилом Владимировичем Родзянко. Николай II начинает собирать войска с фронта для подавления восстания в Петрограде. Родзянко пытается уговорить Великого князя Михаила (брата Николая) взять руководство на себя на время отсутствия императора. Правительство расходится, так и не дождавшись ответа императора. Николай решает покинуть Ставку и вернуться к семье в Царское Село.</text:p>
        </text:list-item>
        <text:list-item>
          <text:p text:style-name="P84">28 февраля восставшие захватывают Мариинский дворец. Временный комитет Государственной думы берёт власть в свои руки.</text:p>
        </text:list-item>
        <text:list-item>
          <text:p text:style-name="P84">1 марта царский поезд безуспешно пытается прорваться в Царское Село и прибывает в Псков - штаб Северного фронта, командующий которого - Николай Владимирович Рузский - находится в сговоре с Родзянко. В Москве началось восстание.</text:p>
        </text:list-item>
        <text:list-item>
          <text:p text:style-name="P84">2 марта Рузский принуждает Николая подписать отречение от престола в пользу цесаревича Алексея при регентстве Великого князя Михаила. К Николаю прибывают представители Государственной Думы. После отречения Николай рассчитывает уехать за границу вместе с сыном и решает отречься в пользу своего брата Михаила. До созыва Учредительного собрания формируется Временное правительство во главе с , потомком Рюрика.</text:p>
        </text:list-item>
        <text:list-item>
          <text:p text:style-name="P84"><text:soft-page-break/>3 марта царский поезд отправляется обратно в Могилёв. Михаил Александрович отрекается от престола.</text:p>
        </text:list-item>
        <text:list-item>
          <text:p text:style-name="P84">4 марта Николай встречается со своей матерью Марией Фёдоровной.</text:p>
        </text:list-item>
        <text:list-item>
          <text:p text:style-name="P84">9 марта Николай прибывает в Царское Село.</text:p>
        </text:list-item>
        <text:list-item>
          <text:p text:style-name="P84">3 апреля Ленин возвращается в Петроград из Цюриха.</text:p>
        </text:list-item>
        <text:list-item>
          <text:p text:style-name="P84">25 мая Особое совещание начинает работу над проектом Положения о выборах в Учредительное собрание.</text:p>
        </text:list-item>
        <text:list-item>
          <text:p text:style-name="P84">3 июня открывается Первый Всероссийский съезд Советов рабочих и солдатских депутатов.</text:p>
        </text:list-item>
        <text:list-item>
          <text:p text:style-name="P84">7 июля Львов уходит в отставку. Министром-председателем Всероссийского Временного Правительства избирается военный и морской министр 36-летний <text:s/>(отец Керенского учил в гимназии Володю Ульянова). Временное правительство отдаёт приказ об аресте Ульянова, Ленин скрывается в шалаше.</text:p>
        </text:list-item>
      </text:list>
      <text:p text:style-name="P48">19 июля Верховным главнокомандующим назначется Лавр Георгиевич Корнилов.</text:p>
      <text:list xml:id="list14670339" text:style-name="L10">
        <text:list-item>
          <text:p text:style-name="P85">26 июля открывается VI съезд РСДРП(б), Ленин в это время скрывается в Финляндии.</text:p>
        </text:list-item>
        <text:list-item>
          <text:p text:style-name="P85">В августе царскую семью высылают в Тобольск, Корнилов пытается установить военную диктатуру с целью наведения порядка в стране.</text:p>
        </text:list-item>
      </text:list>
      <text:p text:style-name="P49"/>
      <text:h text:style-name="P57" text:outline-level="2"><text:bookmark-start text:name="__RefHeading___Toc1435_2426541385"/>Российская республика<text:bookmark-end text:name="__RefHeading___Toc1435_2426541385"/></text:h>
      <text:p text:style-name="P39">1917 год</text:p>
      <text:list xml:id="list3002090056" text:style-name="L11">
        <text:list-item>
          <text:p text:style-name="P86">1 сентября Временное Правительство провозглашает образование Российской Республики. Керенский арестовывает Корнилова.</text:p>
        </text:list-item>
        <text:list-item>
          <text:p text:style-name="P86">7 октября Ленин нелегально прибывает в Петроград из Выборга, чтобы возглавить вооружённое восстание, организованное Троцким.</text:p>
        </text:list-item>
      </text:list>
      <text:p text:style-name="P34">21 октября проходит интронизация патриарха Тихона.</text:p>
      <text:list xml:id="list941894379" text:style-name="L12">
        <text:list-item>
          <text:p text:style-name="P87">25 октября арестовано Временное правительство, начинается Великая Октябрьская социалистическая революция. Открывается Второй Всероссийский съезд Советов рабочих и солдатских депутатов, на котором принимаются декреты о мире и о земле, формируется правительство (Совнарком) во главе с Лениным, 38-летний Сталин избирается наркомом по делам национальностей, а 37-летний Лев Давидович Троцкий - наркомом по иностранным делам, избирается ВЦИК во главе с 34-летним Львом Борисовичем Каменевым. В России начинается Гражданская война.</text:p>
        </text:list-item>
      </text:list>
      <text:h text:style-name="P58" text:outline-level="2"><text:bookmark-start text:name="__RefHeading___Toc1437_2426541385"/>РСФСР<text:bookmark-end text:name="__RefHeading___Toc1437_2426541385"/></text:h>
      <text:p text:style-name="P35">25 октября провозглашается Российская Советская Федеративная Социалистическая Республика (РСФСР).</text:p>
      <text:list xml:id="list2050148981" text:style-name="L13">
        <text:list-item>
          <text:p text:style-name="P88">27 октября председателем Совета Народных Комиссаров РСФСР становится 47-летний .</text:p>
        </text:list-item>
      </text:list>
      <text:list xml:id="list1608161490" text:style-name="L14">
        <text:list-item>
          <text:p text:style-name="P89"><text:soft-page-break/>8 ноября 32-летний Яков Михайлович Свердлов становится председателем ВЦИК.</text:p>
        </text:list-item>
      </text:list>
      <text:list xml:id="list124931379" text:style-name="L15">
        <text:list-item>
          <text:p text:style-name="P90">12 ноября проходят всероссийские демократические выборы в Учредительное собрание.</text:p>
        </text:list-item>
        <text:list-item>
          <text:p text:style-name="P90">7 декабря образована Всероссийская чрезвычайная комиссия по борьбе с контрреволюцией и саботажем (ВЧК) во главе с 40-летним Феликсом Эдмундовичем Дзержинским.</text:p>
        </text:list-item>
      </text:list>
      <text:p text:style-name="P37">1918 год</text:p>
      <text:list xml:id="list605695329" text:style-name="L16">
        <text:list-item>
          <text:p text:style-name="P91">5 января в Таврическом дворце открывается первое заседание Всероссийского учредительного собрания во главе с Виктором Михайловичем Черновым. Фракции большевиков и левых эсеров покидают заседание, так как Учредительное собрание отказалось признать власть Советов и декреты большевиков.</text:p>
        </text:list-item>
        <text:list-item>
          <text:p text:style-name="P91">6 января Ленин распускает Учредительное собрание.</text:p>
        </text:list-item>
        <text:list-item>
          <text:p text:style-name="P91">15 января Ленин создаёт Рабоче-Крестьянскую Красную Армию, Верховным главнокомандующим назначется Николай Васильевич Крыленко.</text:p>
        </text:list-item>
        <text:list-item>
          <text:p text:style-name="P91">31 января становится 14 февраля - РСФСР переходит с Юлианского календаря на Григорианский.</text:p>
        </text:list-item>
        <text:list-item>
          <text:p text:style-name="P91">3 марта советская делегация во главе с Троцким заключает сепаратный Брестский мир с Германией, Австро-Венгрией, Османской империей и Болгарским царством, в результате которого от России была отторгнута территория с населением 56 миллионов человек.</text:p>
        </text:list-item>
        <text:list-item>
          <text:p text:style-name="P91">12 марта столицу России переносят из Петрограда в Москву.</text:p>
        </text:list-item>
        <text:list-item>
          <text:p text:style-name="P91">26 апреля царскую семью перевозят из Тобольска в Екатеринбург.</text:p>
        </text:list-item>
        <text:list-item>
          <text:p text:style-name="P91">29 апреля под протекторатом Германии образовывается Украинская держава.</text:p>
        </text:list-item>
        <text:list-item>
          <text:p text:style-name="P91">В июне белые занимают Тобольск.</text:p>
        </text:list-item>
        <text:list-item>
          <text:p text:style-name="P91">13 июня большевики убивают Великого князя Михаила Александровича.</text:p>
        </text:list-item>
        <text:list-item>
          <text:p text:style-name="P91">6 июля начинается иностранная военная интервенция в Россию стран Антанты и Центральных держав.</text:p>
        </text:list-item>
        <text:list-item>
          <text:p text:style-name="P91">10 июля принимается Конституция РСФСР.</text:p>
        </text:list-item>
        <text:list-item>
          <text:p text:style-name="P91">17 июля большевики расстреливают царскую семью со свитой.</text:p>
        </text:list-item>
        <text:list-item>
          <text:p text:style-name="P91">21 июля образуется Революционная повстанческая армия Украины под руководством Нестора Махно.</text:p>
        </text:list-item>
        <text:list-item>
          <text:p text:style-name="P91">1 сентября Главнокомандущим вооружёнными силами РСФСР становится Иоаким Иоакимович Вацетис (расстрелян 28 июля 1938).</text:p>
        </text:list-item>
        <text:list-item>
          <text:p text:style-name="P91">19 октября провозглашается Западно-Украинская Народная Республика.</text:p>
        </text:list-item>
        <text:list-item>
          <text:p text:style-name="P91">29 октября создаётся Всесоюзный ленинский коммунистический союз молодёжи (ВЛКСМ).</text:p>
        </text:list-item>
        <text:list-item>
          <text:p text:style-name="P91">3 ноября создаётся коммунистическая партия Австрии.</text:p>
        </text:list-item>
        <text:list-item>
          <text:p text:style-name="P91">4 ноября начинается Ноябрьская революция в Германии, в результате которой образуется Веймарская республика.</text:p>
        </text:list-item>
        <text:list-item>
          <text:p text:style-name="P91">6 ноября прекратила существование Австро-Венгерская империя.</text:p>
        </text:list-item>
        <text:list-item>
          <text:p text:style-name="P91">13 ноября ВЦИК аннулирует Брестский мир, Красная Армия переходит в контрнаступление.</text:p>
        </text:list-item>
        <text:list-item>
          <text:p text:style-name="P91">18 ноября Александр Васильевич Колчак становится Верховным правителем России.</text:p>
        </text:list-item>
        <text:list-item>
          <text:p text:style-name="P91">15 декабря в Вильнюсе провозглается советская власть.</text:p>
        </text:list-item>
        <text:list-item>
          <text:p text:style-name="P91"><text:soft-page-break/>16 декабря основывается коммунистическая партия Польши.</text:p>
        </text:list-item>
      </text:list>
      <text:p text:style-name="P46"><text:s/><text:span text:style-name="T98">Фёдор Иванович Шаляпин становится первым Народным артистом Республики.</text:span></text:p>
      <text:p text:style-name="P37">1919 год</text:p>
      <text:list xml:id="list3702327566" text:style-name="L17">
        <text:list-item>
          <text:p text:style-name="P92">1 января образовывается Советская Социалистическая Республика Белоруссия в составе РСФСР.</text:p>
        </text:list-item>
        <text:list-item>
          <text:p text:style-name="P92">3 января в Латвии устанавливается советская власть.</text:p>
        </text:list-item>
        <text:list-item>
          <text:p text:style-name="P92">10 января на один месяц образовывается Бременская Советская Республика.</text:p>
        </text:list-item>
        <text:list-item>
          <text:p text:style-name="P92">27 февраля образовывается Литовско-Белорусская советская социалистическая республика.</text:p>
        </text:list-item>
        <text:list-item>
          <text:p text:style-name="P92">2 марта Ленин основывает III Интернационал (Коминтерн), объединяющий коммунистические партии разных стран (1919-1943).</text:p>
        </text:list-item>
        <text:list-item>
          <text:p text:style-name="P92">16 марта в 33 года умирает Свердлов.</text:p>
        </text:list-item>
        <text:list-item>
          <text:p text:style-name="P92">30 марта предсдателем ВЦИК становится Михаил Иванович Калинин.</text:p>
        </text:list-item>
        <text:list-item>
          <text:p text:style-name="P92">21 марта на четыре месяца образовывается Венгерская Советская Республика - Лимерикский Совет.</text:p>
        </text:list-item>
        <text:list-item>
          <text:p text:style-name="P92">13 апреля на несколько недель образовывается Баварская Советская Республика.</text:p>
        </text:list-item>
        <text:list-item>
          <text:p text:style-name="P92">19 апреля польские войска оккупируют Вильнюс.</text:p>
        </text:list-item>
        <text:list-item>
          <text:p text:style-name="P92">15 апреля на две недели на юго-западе Ирландии провозглашается Советская республика.</text:p>
        </text:list-item>
        <text:list-item>
          <text:p text:style-name="P92">5 мая начинается греко-турецкая война.</text:p>
        </text:list-item>
        <text:list-item>
          <text:p text:style-name="P92">16 июня на три недели образовывается Словацкая Советская Республика.</text:p>
        </text:list-item>
        <text:list-item>
          <text:p text:style-name="P92">28 июня подписывается Версальский мирный договор, завершающий Первую мировую войну.</text:p>
        </text:list-item>
        <text:list-item>
          <text:p text:style-name="P92">26 июля первым президентом Финляндии становится Каарло Юхо Стольберг.</text:p>
        </text:list-item>
        <text:list-item>
          <text:p text:style-name="P92">30 августа в 24 года погибает начдив Николай Александрович Щорс.</text:p>
        </text:list-item>
        <text:list-item>
          <text:p text:style-name="P92">31 августа основывается коммунистичекая партия США.</text:p>
        </text:list-item>
        <text:list-item>
          <text:p text:style-name="P92">5 сентября в 32 года погибает начдив Василий Иванович Чапаев.</text:p>
        </text:list-item>
        <text:list-item>
          <text:p text:style-name="P92">10 ноября на 12 дней образовывается Эльзасская Советская Республика.</text:p>
        </text:list-item>
        <text:list-item>
          <text:p text:style-name="P92">26 декабря Совнарком издаёт декрет о ликвидации неграмотности населения.</text:p>
        </text:list-item>
      </text:list>
      <text:p text:style-name="P37">1920 год</text:p>
      <text:list xml:id="list193593245" text:style-name="L18">
        <text:list-item>
          <text:p text:style-name="P93">26 января от двухстороннего воспаления лёгких умирает 36-летний генерал Владимир Оскарович Каппель.</text:p>
        </text:list-item>
        <text:list-item>
          <text:p text:style-name="P93">2 февраля РСФСР и Эстония подписывают Тартуский мирный договор.</text:p>
        </text:list-item>
        <text:list-item>
          <text:p text:style-name="P93">12 февраля основывается Азербайджанская коммунистическая партия.</text:p>
        </text:list-item>
        <text:list-item>
          <text:p text:style-name="P93">21 февраля Красная Армия занимает Архангельск.</text:p>
        </text:list-item>
        <text:list-item>
          <text:p text:style-name="P93">13 февраля Красная Армия вступает в Мурманск.</text:p>
        </text:list-item>
        <text:list-item>
          <text:p text:style-name="P93">7 февраля расстрелян Колчак.</text:p>
        </text:list-item>
        <text:list-item>
          <text:p text:style-name="P93">17 марта Красная Армия занимает Екатеринодар (Краснодар).</text:p>
        </text:list-item>
        <text:list-item>
          <text:p text:style-name="P93">24 марта у Сталина и Надежды Аллилуевой родился сын Василий (умер в 1962 году).</text:p>
        </text:list-item>
        <text:list-item>
          <text:p text:style-name="P93">6 апреля провозглашается капиталистическая Дальневосточная республика.</text:p>
        </text:list-item>
        <text:list-item>
          <text:p text:style-name="P93">15 апреля основывается Коммунистическая партия Испании.</text:p>
        </text:list-item>
        <text:list-item>
          <text:p text:style-name="P93">28 апреля провозглашается Азербайджанская ССР.</text:p>
        </text:list-item>
        <text:list-item>
          <text:p text:style-name="P93"><text:soft-page-break/>8 июля США вводят эмбарго на торговлю с РСФСР.</text:p>
        </text:list-item>
        <text:list-item>
          <text:p text:style-name="P93">11 июля Красная Армия освобождает Минск.</text:p>
        </text:list-item>
        <text:list-item>
          <text:p text:style-name="P93">8 октября провозглашается Бухарская народная советская республика.</text:p>
        </text:list-item>
        <text:list-item>
          <text:p text:style-name="P93">21 декабря Совнарком принимает план ГОЭЛРО - государственный план электрификации России.</text:p>
        </text:list-item>
        <text:list-item>
          <text:p text:style-name="P93">30 декабря образовывается Французская коммунистическая партия.</text:p>
        </text:list-item>
      </text:list>
      <text:p text:style-name="P37">1921 год</text:p>
      <text:list xml:id="list4174596208" text:style-name="L19">
        <text:list-item>
          <text:p text:style-name="P94">3 января в 34 года погибает начдив Александр Яковлевич Пархоменко.</text:p>
        </text:list-item>
        <text:list-item>
          <text:p text:style-name="P94">1-18 марта вооружённое восстание в Кронштадте против большевиков.</text:p>
        </text:list-item>
        <text:list-item>
          <text:p text:style-name="P94">14 марта для восстановления разрушенного хозяйства принимается новая экономическая политика (НЭП) с рыночными отношениями.</text:p>
        </text:list-item>
        <text:list-item>
          <text:p text:style-name="P94">5 июня на полгода образовывается Персидская Советская Республика.</text:p>
        </text:list-item>
        <text:list-item>
          <text:p text:style-name="P94">14 июня основывается Якутская АССР.</text:p>
        </text:list-item>
        <text:list-item>
          <text:p text:style-name="P94">29 июля Гитлер становится Председателем НСДАП.</text:p>
        </text:list-item>
        <text:list-item>
          <text:p text:style-name="P94">18 октября образуется Крымская АССР.</text:p>
        </text:list-item>
      </text:list>
      <text:p text:style-name="P37">1922 год</text:p>
      <text:list xml:id="list574455650" text:style-name="L20">
        <text:list-item>
          <text:p text:style-name="P95">27 февраля Президиум ВЦИК постановил праздновать 23 февраля "День Красной армии и Флота" (в четвёрую годовщину создания Красной Армии).</text:p>
        </text:list-item>
        <text:list-item>
          <text:p text:style-name="P95">3 апреля <text:s/>становится генеральным секретарём ЦК ВКПб.</text:p>
        </text:list-item>
        <text:list-item>
          <text:p text:style-name="P95">10-20 апреля делегация РСФСР во главе с Лениным принимает участие в Генуэзской конференции. Заключается Раппальский договор между РСФСР и Веймарской республикой о восстановлении дипломатических отношений, списании царских долгов и признании национализации немецкой собственности.</text:p>
        </text:list-item>
        <text:list-item>
          <text:p text:style-name="P95">1 июня принимается уголовный кодекс РСФСР.</text:p>
        </text:list-item>
        <text:list-item>
          <text:p text:style-name="P95">12 октября создаётся Государственный банк.</text:p>
        </text:list-item>
        <text:list-item>
          <text:p text:style-name="P95">31 октября в Италии к власти приходит фашистское правительство во главе с Бенито Муссолини.</text:p>
        </text:list-item>
        <text:list-item>
          <text:p text:style-name="P95">22 ноября начинается выпуск банкнот, номинированных в золотых червонцах.</text:p>
        </text:list-item>
      </text:list>
      <text:h text:style-name="P59" text:outline-level="2"><text:bookmark-start text:name="__RefHeading___Toc1439_2426541385"/>СССР<text:bookmark-end text:name="__RefHeading___Toc1439_2426541385"/></text:h>
      <text:p text:style-name="P36"><text:span text:style-name="T99">1922 год</text:span> 30 декабря образовывается СССР.</text:p>
      <text:p text:style-name="P32"><text:span text:style-name="T99">1923 год</text:span> 6 июля Леонид Борисович Красин становится наркомом внешней торговли СССР, а Георгий Васильевич Чичерин - наркомом иностранных дел. 8 ноября нацистский пивной путч в Мюнхене. Заканчивается гражданская война. В обращение выпускаются золотые червонцы.</text:p>
      <text:p text:style-name="P32"><text:span text:style-name="T99">1924 год</text:span> 21 января в 53 года умирает В.И.Ленин. Председателем Совнаркома СССР становится Алексей Иванович Рыков (расстрелян в 1938 году). 26 января Петроград переименовывается в Ленинград.</text:p>
      <text:p text:style-name="P32"><text:span text:style-name="T99">1925 год</text:span> 28 декабря в гостинице Англетер в 30 лет умирает Сергей Есенин. Кипр становится Британской колонией.</text:p>
      <text:p text:style-name="P32"><text:soft-page-break/><text:span text:style-name="T99">1927 год</text:span> 27 мая Великобритания разрывает дипломатические отношения с СССР.</text:p>
      <text:p text:style-name="P32"><text:span text:style-name="T99">1928 год</text:span> 1 октября начинается выполнение плана первой пятилетки - индустриализация страны (1928-1933).</text:p>
      <text:p text:style-name="P32"><text:span text:style-name="T99">1929 год</text:span> Начинается Великая депрессия - мировой экономический кризис (1929-1939).</text:p>
      <text:p text:style-name="P32"><text:span text:style-name="T99">1930 год</text:span> 14 апреля в 36 лет застрелился Владимир Маяковский. 1 октября образовывается Главное Управление исправительно-трудовых лагерей (ГУЛАГ). 19 декабря председателем Совнаркома СССР становится Вячеслав Михайлович Молотов (умер в 1986 году). Основывается Московский авиационный институт.</text:p>
      <text:p text:style-name="P32"><text:span text:style-name="T99">1931 год</text:span> 18 сентября Япония начала вторжение в Маньчжурию. 5 декабря разрушен храм Христа Спасителя.</text:p>
      <text:p text:style-name="P32"><text:span text:style-name="T99">1932 год</text:span> Голод в СССР (1932-1933). 5 марта основывается Казанский авиационный институт. 25 июля заключается Договор о ненападении между Польшей и СССР. 9 ноября в 31 лет застрелилась Надежда Аллилуева, вторая жена Сталина.</text:p>
      <text:p text:style-name="P32"><text:span text:style-name="T99">1933 год</text:span> 30 января Гитлер становится Рейхсканцлером Германии. 4 марта Франклин Делано Рузвельт становится Президентом США (1933-1945). Начинается выполнение плана второй пятилетки - коллективизация страны (1933-1937). 2 августа открывается Беломорканал, соединяющий Белое море с Балтийским. Иван Бунин становится лауреатом Нобелевской премии по литературе.</text:p>
      <text:p text:style-name="P32"><text:span text:style-name="T99">1934 год</text:span> 26 января Гитлер и Юзеф Пилсудский подписывают "Декларацию о неприменении силы между Германией и Польшей". 10 июля создаётся Народный комиссариат внутренних дел ССССР (НКВД) во главе с Генрихом Григорьевичем Ягодой (расстрелян в 1938 году). 2 августа Гитлер становится Фюрером Германии. 1 декабря с убийства Первого секретаря Ленинградского обкома ВКП(б) Сергея Мироновича Кирова в СССР начинается Большой террор.</text:p>
      <text:p text:style-name="P32"><text:span text:style-name="T99">1935 год</text:span> В Москве открывается первая линия метро, начинается строительство ВДНХ. 3 марта Прокурором СССР назначается Андрей Януарьевич Вышинский, один из главных организаторов массовых репрессий. 3 октября начинается вторжение фашистской Италии в Эфиопию.</text:p>
      <text:p text:style-name="P32"><text:span text:style-name="T99">1936 год</text:span> 20 июля Валерий Чкалов совершает бесперасадочный полёт из Москвы на Дальний Восток (9375 километров за 56 часов). 16 августа расстреляны Зиновьев и Каменев. 26 сентября наркомом внутренних дел (НКВД) назначается Николай Иванович Ежов, один из главных организаторов массовых репрессий. Гражданская война в Испании (1936-1939). 25 ноября Япония и Германия заключают Антикоминтерновский пакт.</text:p>
      <text:p text:style-name="P32"><text:span text:style-name="T99">1937 год</text:span> 7 июля началась Японо-китайская война (1937-1945). Начинается выполнение плана третьей пятилетки (1937-1942) - догнать развитые страны по производству промышленной продукции на душу населения (из-за начала войны план был сорван). 12 июня расстрелян маршал Советского Союза Михаил Иванович Тухачевский. 18 июня Чкалов совершает беспересадочный полёт из Москвы в США через Северный полюс (8504 км.).</text:p>
      <text:p text:style-name="P32"><text:span text:style-name="T99">1938 год</text:span> 6 января родился Адриано Челентано. 25 января родился Владимир Высоцкий. 13 марта Германия аннексирует Австрию. 30 сентября Германия, Великобритания, Франция и Италия подписывают Мюнхенское соглашение, по которому Германии передаётся Судетская область <text:soft-page-break/>Чехословакии (область компактного проживания судетских немцев), в этот же день Польша при поддержке Германии оккупирует Тешинскую область Чехословакии (область проживания поляков), из-за этой агрессии СССР разрывает с Польшей договор о ненападении. 9 ноября расстрелян маршал Советского Союза Василий Константинович Блюхер. На экраны выходит фильм Сергея Эйзенштейна "Александр Невский".</text:p>
      <text:p text:style-name="P36"><text:span text:style-name="T99">1939 год</text:span> </text:p>
      <text:list xml:id="list1169320763" text:style-name="L21">
        <text:list-item>
          <text:p text:style-name="P96">23 февраля расстрелян маршал Советского Союза Александр Ильич Егоров.</text:p>
        </text:list-item>
        <text:list-item>
          <text:p text:style-name="P96">В марте Германия начинает оккупацию Литвы, Чехословакия прекращает независимое существование.</text:p>
        </text:list-item>
        <text:list-item>
          <text:p text:style-name="P96">1 апреля ликвидируется Испанская республика и устанавливается диктатура генерала Франко.</text:p>
        </text:list-item>
        <text:list-item>
          <text:p text:style-name="P96">22 мая Германия и Италия заключают Стальной пакт - договор о союзе и дружбе.</text:p>
        </text:list-item>
        <text:list-item>
          <text:p text:style-name="P96">В июне Латвия и Эстония заключают с Германией договор о ненападении.</text:p>
        </text:list-item>
        <text:list-item>
          <text:p text:style-name="P96">23 августа СССР и Германия подписывают договор о ненападении - "Пакт Молотова-Риббентропа" и секретный протокол о разграничении сфер интересов в Восточной Европе: Латвия, Эстония, Финляндия и восточная Польша входят в сферу интересов СССР, а Литва и западная Польша - в сферу влияния Германии.</text:p>
        </text:list-item>
        <text:list-item>
          <text:p text:style-name="P96">1 сентября Гитлер нападает на Польшу - начинается Вторая мировая война.</text:p>
        </text:list-item>
        <text:list-item>
          <text:p text:style-name="P96">17 сентября советские войска входят в Польшу.</text:p>
        </text:list-item>
        <text:list-item>
          <text:p text:style-name="P96">28 сентября СССР и Германия подписывают договор о дружбе и границе (Литва переходит в зону влияния СССР), СССР и Эстония заключают Пакт о взаимопомощи.</text:p>
        </text:list-item>
        <text:list-item>
          <text:p text:style-name="P96">30 ноября начинается Советско-финская война (1939-1940).</text:p>
        </text:list-item>
      </text:list>
      <text:p text:style-name="P32"><text:span text:style-name="T99">1940 год</text:span> </text:p>
      <text:list xml:id="list3540343835" text:style-name="L22">
        <text:list-item>
          <text:p text:style-name="P97">Весной НКВД осуществляет массовое убийство интернированных польских граждан - Катынский расстрел.</text:p>
        </text:list-item>
        <text:list-item>
          <text:p text:style-name="P97">9 апреля Дания сдаётся Германии без боя.</text:p>
        </text:list-item>
        <text:list-item>
          <text:p text:style-name="P97">2 мая после непродолжительного сопротивления оккупируется Норвегия.</text:p>
        </text:list-item>
        <text:list-item>
          <text:p text:style-name="P97">10 мая Уинстон Черчилль стновится премьер-министром Великобритании.</text:p>
        </text:list-item>
        <text:list-item>
          <text:p text:style-name="P97">15 мая капитулируют Нидерланды.</text:p>
        </text:list-item>
        <text:list-item>
          <text:p text:style-name="P97">28 мая капитулирует Бельгия.</text:p>
        </text:list-item>
        <text:list-item>
          <text:p text:style-name="P97">17 июня советские войска входят в Эстонию и Латвию.</text:p>
        </text:list-item>
        <text:list-item>
          <text:p text:style-name="P97">22 июня капитулирует Франция.</text:p>
        </text:list-item>
        <text:list-item>
          <text:p text:style-name="P97">3 июля советские войска занимают Бессарабию и Северную Буковину.</text:p>
        </text:list-item>
        <text:list-item>
          <text:p text:style-name="P97">15 июля советские войска входят в Литву.</text:p>
        </text:list-item>
        <text:list-item>
          <text:p text:style-name="P97">11 августа образуется Прибалтийский военный округ в составе СССР.</text:p>
        </text:list-item>
        <text:list-item>
          <text:p text:style-name="P97">20 августа агент НКВД Рамон Меркадер наносит Льву Троцкому смертельный удар ледорубом.</text:p>
        </text:list-item>
        <text:list-item>
          <text:p text:style-name="P97">28 октября Италия начинает вторжение в Грецию.</text:p>
        </text:list-item>
      </text:list>
      <text:p text:style-name="P37">1941 год</text:p>
      <text:list xml:id="list228940530" text:style-name="L23">
        <text:list-item>
          <text:p text:style-name="P98">27 апреля немецкие войска вошли в Афины.</text:p>
        </text:list-item>
        <text:list-item>
          <text:p text:style-name="P98"><text:soft-page-break/>14 июня происходит массовая депортация населения в Прибалтике.</text:p>
        </text:list-item>
        <text:list-item>
          <text:p text:style-name="P98">22 июня фашистская Германия нападает на Советский Союз - начинается Великая Отечественная война.</text:p>
        </text:list-item>
        <text:list-item>
          <text:p text:style-name="P98">23 июня немцы занимают Вильнюс.</text:p>
        </text:list-item>
        <text:list-item>
          <text:p text:style-name="P98">28 июня немецкие войска занимают Минск.</text:p>
        </text:list-item>
        <text:list-item>
          <text:p text:style-name="P98">30 июня оккупирован Львов.</text:p>
        </text:list-item>
        <text:list-item>
          <text:p text:style-name="P98">10 июля взят Псков.</text:p>
        </text:list-item>
        <text:list-item>
          <text:p text:style-name="P98">16 июля пал Смоленск.</text:p>
        </text:list-item>
        <text:list-item>
          <text:p text:style-name="P98">8 сентября начинается 872-дневная блокада Ленинграда.</text:p>
        </text:list-item>
        <text:list-item>
          <text:p text:style-name="P98">23 сентября оккупирован Петергоф.</text:p>
        </text:list-item>
        <text:list-item>
          <text:p text:style-name="P98">26 сентября немецкие войска занимают Киев.</text:p>
        </text:list-item>
        <text:list-item>
          <text:p text:style-name="P98">30 сентября начинается Битва за Москву.</text:p>
        </text:list-item>
        <text:list-item>
          <text:p text:style-name="P98">16 октября пала Одесса.</text:p>
        </text:list-item>
        <text:list-item>
          <text:p text:style-name="P98">5 декабря победа в Тульской оборонительной операции.</text:p>
        </text:list-item>
        <text:list-item>
          <text:p text:style-name="P98">7 декабря японцы нападают на Перл-Харбор.</text:p>
        </text:list-item>
      </text:list>
      <text:p text:style-name="P37">1942 год</text:p>
      <text:list xml:id="list2889690080" text:style-name="L24">
        <text:list-item>
          <text:p text:style-name="P99">15 февраля японские войска занимают Сингапур.</text:p>
        </text:list-item>
        <text:list-item>
          <text:p text:style-name="P99">20 апреля одержана победа в Битве за Москву.</text:p>
        </text:list-item>
        <text:list-item>
          <text:p text:style-name="P99">3 июля пал Севастополь.</text:p>
        </text:list-item>
        <text:list-item>
          <text:p text:style-name="P99">24 июля пал Ростов-на-Дону.</text:p>
        </text:list-item>
        <text:list-item>
          <text:p text:style-name="P99">29 июля учреждены ордена Суворова, Кутузова и Александра Невского.</text:p>
        </text:list-item>
        <text:list-item>
          <text:p text:style-name="P99">19 ноября контрнаступление Советской Армии под Сталинградом.</text:p>
        </text:list-item>
        <text:list-item>
          <text:p text:style-name="P99">22 ноября основывется Московский механический институт боеприпасов (МИФИ).</text:p>
        </text:list-item>
      </text:list>
      <text:p text:style-name="P37">1943 год</text:p>
      <text:list xml:id="list2851117608" text:style-name="L25">
        <text:list-item>
          <text:p text:style-name="P100">18 января Заместителю Верховного Главнокомандующего Вооружёнными Силами СССР Георгию Константиновичу Жукову присваивается звание Маршала Советского Союза.</text:p>
        </text:list-item>
        <text:list-item>
          <text:p text:style-name="P100">2 февраля победа в Сталинградской битве</text:p>
        </text:list-item>
        <text:list-item>
          <text:p text:style-name="P100">16 января начальнику Генерального штаба Александру Михайловичу Василевскому присваивается звание Маршала Советского Союза.</text:p>
        </text:list-item>
        <text:list-item>
          <text:p text:style-name="P100">23 августа победа в Курской битве.</text:p>
        </text:list-item>
        <text:list-item>
          <text:p text:style-name="P100">17 сентября в США запускается "Манхэттенский проект" по созданию ядерного оружия под руководством Роберта Оппенгеймера.</text:p>
        </text:list-item>
        <text:list-item>
          <text:p text:style-name="P100">25 сентября освобождается Смоленск.</text:p>
        </text:list-item>
        <text:list-item>
          <text:p text:style-name="P100">6 ноября освобождается Киев.</text:p>
        </text:list-item>
        <text:list-item>
          <text:p text:style-name="P100">28 ноября открывается Тегеранская конференция с участием Сталина, Рузвельта и Черчилля.</text:p>
        </text:list-item>
      </text:list>
      <text:p text:style-name="P36">23 декабря победа в битве за Днепр.</text:p>
      <text:p text:style-name="P37">1944 год</text:p>
      <text:list xml:id="list2259741109" text:style-name="L26">
        <text:list-item>
          <text:p text:style-name="P101">27 января прорвана блокада Ленинграда.</text:p>
        </text:list-item>
        <text:list-item>
          <text:p text:style-name="P101"><text:soft-page-break/>18 января Командующему 2-м Украинским фронтом Ивану Степановичу Коневу присваивается звание Маршала Советского Союза.</text:p>
        </text:list-item>
        <text:list-item>
          <text:p text:style-name="P101">12 мая освобождается Крым.</text:p>
        </text:list-item>
        <text:list-item>
          <text:p text:style-name="P101">6 июня открывается второй фронт в Европе.</text:p>
        </text:list-item>
        <text:list-item>
          <text:p text:style-name="P101">18 июня Командующему Ленинградским фронтом Леониду Александровичу Говорову присваивается звание Маршала Советского Союза.</text:p>
        </text:list-item>
        <text:list-item>
          <text:p text:style-name="P101">29 июня Командующему 1-м Белорусским фронтом Константину Константиновичу Рокоссовскому присваивается звание Маршала Советского Союза.</text:p>
        </text:list-item>
        <text:list-item>
          <text:p text:style-name="P101">3 июля осовобождается Минск.</text:p>
        </text:list-item>
        <text:list-item>
          <text:p text:style-name="P101">13 июля осовобождается Вильнюс.</text:p>
        </text:list-item>
        <text:list-item>
          <text:p text:style-name="P101">4 августа президентом Финляндии становится Карл Густав Эмиль Маннергейм.</text:p>
        </text:list-item>
        <text:list-item>
          <text:p text:style-name="P101">10 сентября Командующему 2-м Украинским фронтом Родиону Яковлевичу Малиновскому присваивается звание Маршала Советского Союза.</text:p>
        </text:list-item>
        <text:list-item>
          <text:p text:style-name="P101">12 сентября Командующему 3-м Украинским фронтом Фёдору Ивановичу Толбухину присваивается звание Маршала Советского Союза.</text:p>
        </text:list-item>
        <text:list-item>
          <text:p text:style-name="P101">22 сентября освобождается Таллин.</text:p>
        </text:list-item>
        <text:list-item>
          <text:p text:style-name="P101">13 октября освобождается Рига.</text:p>
        </text:list-item>
        <text:list-item>
          <text:p text:style-name="P101">26 октября Командующему Карельским фронотом Кириллу Афанасьевичу Мерецкову присваивается звание Маршала Советского Союза.</text:p>
        </text:list-item>
        <text:list-item>
          <text:p text:style-name="P101">20 октября освобождается Белград.</text:p>
        </text:list-item>
        <text:list-item>
          <text:p text:style-name="P101">22 ноября основывается Московский механический институт боеприпасов (МИФИ).</text:p>
        </text:list-item>
      </text:list>
      <text:p text:style-name="P37">1945 год</text:p>
      <text:list xml:id="list1377730694" text:style-name="L27">
        <text:list-item>
          <text:p text:style-name="P102">17 января освобождается Варшава.</text:p>
        </text:list-item>
        <text:list-item>
          <text:p text:style-name="P102">4 февраля открывается Ялтинская конференция с участием Сталина, Рузвельта и Черчилля.</text:p>
        </text:list-item>
        <text:list-item>
          <text:p text:style-name="P102">13 февраля освобождается Будапешт.</text:p>
        </text:list-item>
        <text:list-item>
          <text:p text:style-name="P102">25 апреля - начинается штурм Берлина.</text:p>
        </text:list-item>
        <text:list-item>
          <text:p text:style-name="P102">9 мая - капитуляция Германии.</text:p>
        </text:list-item>
        <text:list-item>
          <text:p text:style-name="P102">11 мая освобождается Прага.</text:p>
        </text:list-item>
        <text:list-item>
          <text:p text:style-name="P102">24 июня парад Победы в Москве.</text:p>
        </text:list-item>
        <text:list-item>
          <text:p text:style-name="P102">27 июня Верховному главнокомандующему Вооружёнными силами СССР Иосифу Виссарионовичу Сталину присваивается звание Генералиссимуса Советского Союза.</text:p>
        </text:list-item>
        <text:list-item>
          <text:p text:style-name="P102">16 июля в США впервые проводятся испытание атомной бомбы.</text:p>
        </text:list-item>
        <text:list-item>
          <text:p text:style-name="P102">17 июля открывается Потсдамская конференция с участием Сталина, Черчилля и Трумэна.</text:p>
        </text:list-item>
        <text:list-item>
          <text:p text:style-name="P102">6 августа США сбрасывают урановую атомную бомбу на Хиросиму, а 9 августа - плутониевую атомную бомбу на Нагасаки.</text:p>
        </text:list-item>
        <text:list-item>
          <text:p text:style-name="P102">8 августа СССР объявляет войну Японии.</text:p>
        </text:list-item>
        <text:list-item>
          <text:p text:style-name="P102">2 сентября Япония капитулирует.</text:p>
        </text:list-item>
        <text:list-item>
          <text:p text:style-name="P102">24 октября образовывается Организация Объединённых Наций (ООН).</text:p>
        </text:list-item>
      </text:list>
      <text:p text:style-name="P32"><text:soft-page-break/><text:span text:style-name="T99">1946 год</text:span> Начинается выполнение плана четвёртой пятилетки (1946-1950) - восстановление и развитие народного хозяйства. 4 июля Кёнигсберг переименовывается в Калиниград. 1 октября завершается Нюрнбергский процесс над руководителями фашистской Германии. 2 декабря создана Бизония - объединённая зона оккупации Германии Великобританией и США.</text:p>
      <text:p text:style-name="P32"><text:span text:style-name="T99">1947 год</text:span> В Москве начинается строительство сталинских высоток. 22 сентября Сталин основывает Коминформ - организацию, объединяющую коммунистические партии разных стран (1947-1956). Михаил Тимофеевич Калашников разрабатывает автомат АК-47.</text:p>
      <text:p text:style-name="P32"><text:span text:style-name="T99">1948 год</text:span> 4 апреля начинает действовать программа помощи США в восстановлении экономики стран Европы после Второй мировой войны - "План Маршалла" (при условии выведения коммунистов из состава правительств). 14 мая образование Государства Израиль. 9 сентября образование КНДР.</text:p>
      <text:p text:style-name="P32"><text:span text:style-name="T99">1949 год</text:span> 4 апреля создаётся военный блок НАТО. 15 апреля родилась Алла Пугачёва. 5 мая создаётся Совет Европы со штаб-квартирой в Страсбурге. 29 августа СССР проводит первое испытание атомной бомбы. 1 октября основывается Китайская Народная Республика.</text:p>
      <text:p text:style-name="P32"><text:span text:style-name="T99">1950 год</text:span> 10 апреля 43-летний Сергей Павлович Королёв становится Генеральным конструктором ракетно-космической промышленности СССР. 25 июня начинается корейская война (1950-1953).</text:p>
      <text:p text:style-name="P32"><text:span text:style-name="T99">1952 год</text:span> 3 октября Великобритания проводит первое испытание атомной бомбы. 7 октября родился Владимир Путин.</text:p>
      <text:p text:style-name="P32"><text:span text:style-name="T99">1953 год</text:span> 13 января начинаются аресты по "делу врачей". 5 марта умирает Сталин. Председателем Совета Министров СССР (1953-1955) становится Георгий Максимилианович Маленков. 26 июля начинается Кубинская революция во главе с Фиделем Кастро. 7 сентября Первым секретарём ЦК КПСС (1953-1964) становится 59-летний . 23 декабря казнён Лаврентий Павлович Берия.</text:p>
      <text:p text:style-name="P36"><text:span text:style-name="T99">1955 год</text:span> 9 января Г.К.Жуков становится министром обороны СССР. 4 мая создаётся Организация Варшавского договора. В Ленинграде открывается первая линия метро. Начинается освоение целины (1955-1965).</text:p>
      <text:p text:style-name="P32"><text:span text:style-name="T99">1956 год</text:span> 14-25 февраля на XX съезде КПСС осуждается культ личности Сталина.</text:p>
      <text:p text:style-name="P32"><text:span text:style-name="T99">1957 год</text:span> 28 июля открывается VI Всемирный фестиваль молодёжи и студентов. 4 октября СССР запускает в космос первый в мире искусственный спутник Земли. 1 ноября начинается война во Вьетнаме (1957-1975). Франция, ФРГ, Италия, Бельгия, Нидерланды и Люксембург учреждают Европейское Экономическое Сообщество.</text:p>
      <text:p text:style-name="P32"><text:span text:style-name="T99">1958 год</text:span>Лауреатами Нобелевской премии по физике становятся: П.А.Черенков, И.М.Франк и И.Е.Тамм. Борис Пастернак становится лауреатом Нобелевской премии по литературе.</text:p>
      <text:p text:style-name="P32"><text:span text:style-name="T99">1959 год</text:span> 1 января победа Кубинской революции. 8 января Президентом Франции (1959-1969) становится Шарь де Голль, основатель Пятой республики, автор идеи "Европы от Атлантики до Урала".</text:p>
      <text:p text:style-name="P32"><text:span text:style-name="T99">1960 год</text:span> 13 февраля Франция проводит первое испытание атомной бомбы. 28 июля погибают собаки-космонавты Лисичка и Чайка. 19 августа собаки-космонавты Белка и Стрелка совершают <text:soft-page-break/>космический полёт и возвращаются на Землю. 12 октября на заседании Генеральной Ассамблеи ООН Хрущёв стучит ботинком по столу. Кипр становится независимой республикой.</text:p>
      <text:p text:style-name="P32"><text:span text:style-name="T99">1961 год</text:span> 12 апреля 27-летний Юрий Гагарин становится первым в мире космонавтом. 13 августа возводится Берлинская стена. Выходит телевизионная игра КВН.</text:p>
      <text:p text:style-name="P32"><text:span text:style-name="T99">1962 год</text:span> 20 февраля американский астронавт Джон Гленн совершает полёт в космос. Лев Давидович Ландау получает Нобелевской премию по физике.</text:p>
      <text:p text:style-name="P32"><text:span text:style-name="T99">1963 год</text:span> 16 июня Валентина Терешкова становится первой женщиной-космонавтом. 22 ноября убит Джон Кеннеди.</text:p>
      <text:p text:style-name="P32"><text:span text:style-name="T99">1964 год</text:span> 14 октября Пленум ЦК КПСС освобождает от должности Н.С.Хрущёва. 16 октября Китай проводит первое испытание атомной бомбы. Лауреатами Нобелевской премии по физике становятся: Н.Г.Басов и А.М.Прохоров.</text:p>
      <text:p text:style-name="P32"><text:span text:style-name="T99">1965 год</text:span> 18 марта Алексей Леонов впервые выходит в открытый космос. Михаил Шолохов становится лауреатом Нобелевской премии по литературе.</text:p>
      <text:p text:style-name="P32"><text:span text:style-name="T99">1966 год</text:span> <text:s/>21 февраля по инициативе Шарля де Голля Франция выходит из НАТО и отказывается от использования доллара в международных расчётах. 6 марта Светлана Аллилуева, дочь Сталина, эмигрирует в США. 8 апреля Генеральным секретарём ЦК КПСС становится 60-летний . В Тольятти начинается строительство Волжского автомобильного завода (ВАЗ).</text:p>
      <text:p text:style-name="P36"><text:span text:style-name="T99">1967 год</text:span> 9 октября казнён команданте Кубинской революции Эрнесто Че Гевара.</text:p>
      <text:p text:style-name="P32"><text:span text:style-name="T99">1968 год</text:span> <text:s/>Аркадию Райкину присваивается звание народного артиста СССР. 31 декабря поднимается в воздух советский сверхзвуковой пассажирский самолёт "Ту-144". На экраны кинотеатров выходит фильм Леонида Гайдая "Бриллиантовая рука".</text:p>
      <text:p text:style-name="P32"><text:span text:style-name="T99">1969 год</text:span> 2 марта поднимается в воздух британо-французский сверхзвуковой пассажирский самолёт "Конкорд". 20 июля Нил Армстронг и Эдвин Олдрин совершают посадку на Луну. В Набережных Челнах начинается строительства Камского автомобильного завода (КамАЗ).</text:p>
      <text:p text:style-name="P32"><text:span text:style-name="T99">1970 год</text:span> С конвейера сходит первый ВАЗ-2101. Александр Солженицин становится лауреатом Нобелевской премии по литературе. 11 июня в Нью-Йорке умирает А.Ф.Керенский (бывший председатель Временного правительства).</text:p>
      <text:p text:style-name="P32"><text:span text:style-name="T99">1973 год</text:span> <text:s/>1 сентября образование Организации по безопасности и сотрудничеству в Европе (ОБСЕ). 11 сентября в результате военного перворота в Чили к власти приходит Аугусто Пиночет (1973-1990). На экраны страны выходит фильм Леонида Гайдая "Иван Васильевич меняет профессию" и сериал Татьяны Лиозновой "Семнадцать мгновений весны". Звание народного артиста СССР присваивается Анатолию Папанову, Юрию Никулину, Муслиму Магомаеву. Василий Леонтьев становится лауреатом Нобелевской премии по экономике.</text:p>
      <text:p text:style-name="P32"><text:span text:style-name="T99">1974 год</text:span> 18 мая Индия проводит первое испытание атомной бомбы. 20 июня турецкое вторжение на Кипр. Вячеславу Тихонову присваивается звание народного артиста СССР. Высоцкий приезжает на КамАЗ в Набережные Челны.</text:p>
      <text:p text:style-name="P36"><text:soft-page-break/><text:span text:style-name="T99">1975 год</text:span> В эфир выходит интеллектуальная телевизионная игра "Что? Где? Когда?", созданная Владимиром Ворошиловым. Анатолий Карпов становится чемпионом мира по шахматам. На экраны страны выходит фильм Эльдара Рязанова "Ирония судьбы, или С легким паром!".</text:p>
      <text:p text:style-name="P32"><text:span text:style-name="T99">1976 год</text:span> 1 апреля Стив Джобс, Стив Возняк и Рональд Уэйн основывают компанию Apple.</text:p>
      <text:p text:style-name="P32"><text:span text:style-name="T99">1977 год</text:span> 1 октября принимается Конституция СССР.</text:p>
      <text:p text:style-name="P32"><text:span text:style-name="T99">1978 год</text:span> Евгению Леонову присваивается звание народного артиста СССР.</text:p>
      <text:p text:style-name="P32"><text:span text:style-name="T99">1979 год</text:span>19 июля победа Сандинистской революции во главе с Даниэлем Ортегой и свержение режима Сомосы в Никарагуа. 11 августа казнена Тонька-пулемётчица, расстрелявшая более 1500 человек во время Великой Отечественной войны. На экраны выходит фильм Игоря Масленникова "Приключения Шерлока Холмса и доктора Ватсона" с Василием Ливановым и Виталием Соломиным в главных ролях. На экраны выходит фильм Станислава Говорухина "Место встречи изменить нельзя". 25 декабря советские войска входят в Афганистан (1979-1989).</text:p>
      <text:p text:style-name="P32"><text:span text:style-name="T99">1980 год</text:span> 19 июля открытие XXII летних Олимпийских игр в Москве. 25 июля умер Высоцкий. 8 декабря убит Джон Леннон. На экраны выходят фильмы: «Тот самый Мюнхгаузен», «Приключения Электроника», "Экипаж", "Осенний марафон".</text:p>
      <text:p text:style-name="P32"><text:span text:style-name="T99">1981 год</text:span> Фильм Владимира Меньшова "Москва слезам не верит" удостаивается премии "Оскар". Рональд Рейган становится президентом США.</text:p>
      <text:p text:style-name="P32"><text:span text:style-name="T99">1982 год</text:span> 10 ноября в 75 лет умирает Л.И.Брежнев. Генеральным секретарём ЦК КПСС становится 68-летний .</text:p>
      <text:p text:style-name="P32"><text:span text:style-name="T99">1983 год</text:span> 2 января состоялась премьера песни "Миллион алых роз" в исполнении Аллы Пугачёвой (музыка Раймонда Паулса, стихи Андрея Вознесенского). 23 марта Рейган объявляет о программе СОИ с элементами космического базирования (программа "Звёздных войн"). Людмиле Гурченко и Евгению Евстигнееву присваивается звание народного артиста СССР.</text:p>
      <text:p text:style-name="P32"><text:span text:style-name="T99">1984 год</text:span> 9 февраля лет умирает Ю.В.Андропов. Генеральным секретарём ЦК КПСС становится 72-летний . Эльдару Рязанову, Владимиру Этушу и Олегу Басилашвили присваивается звание народного артиста СССР.</text:p>
      <text:p text:style-name="P32"><text:span text:style-name="T99">1985 год</text:span> 10 марта лет умирает К.У.Черненко. Генеральным секретарём ЦК КПСС становится 54-летний . 20 ноября компания Microsoft выпускает первую версию Windows 1.0. Раймонду Паулсу и Армену Джигарханяну присваивается звание народного артиста СССР.</text:p>
      <text:p text:style-name="P36"><text:span text:style-name="T99">1987 год</text:span> 2 октября выходит первая телепрограмма "Взгляд", а 23 декабря -"600 секунд". Леониду Броневому и Иосифу Кобзону присваивается звание народного артиста СССР. Иосиф Бродский становится лауреатом Нобелевской премии по литературе.</text:p>
      <text:p text:style-name="P32"><text:span text:style-name="T99">1988 год</text:span> Олегу Табакову, Софии Ротару, Михаилу Пуговкину, Эдите Пьехе присваивается звание народного артиста СССР.</text:p>
      <text:p text:style-name="P32"><text:span text:style-name="T99">1989 год</text:span> 9 ноября разрушение Берлинской стены. Леониду Гайдаю, Геогрию Данелия присваивается звание народного артиста СССР.</text:p>
      <text:p text:style-name="P32"><text:span text:style-name="T99">1990 год</text:span> 31 января в Москве открывается первый ресторан МакДоналдс. 15 марта М.С.Горбачёв становится Президентом СССР. 3 октября объединение Германии. Гражданство СССР <text:soft-page-break/>возвращается Мстиславу Ростроповичу, Галине Вишневской, Александру Солженицину. Льву Дурову, Ролану Быкову, Зиновию Гердту, Георгию Вицину присваивается звание народного артиста СССР.</text:p>
      <text:h text:style-name="P60" text:outline-level="2"><text:bookmark-start text:name="__RefHeading___Toc1441_2426541385"/>Российская Федерация<text:bookmark-end text:name="__RefHeading___Toc1441_2426541385"/></text:h>
      <text:p text:style-name="P40">1991 год</text:p>
      <text:list xml:id="list3661344319" text:style-name="L28">
        <text:list-item>
          <text:p text:style-name="P103">17 марта состоялся Всесоюзный референдум о сохранении СССР - за сохранение СССР проголосовали 77,85% избирателей.</text:p>
        </text:list-item>
        <text:list-item>
          <text:p text:style-name="P103">10 июня Руслан Имранович Хасбулатов становится председателем Верховного Совета РСФСР.</text:p>
        </text:list-item>
        <text:list-item>
          <text:p text:style-name="P103">12 июня Анатолий Александрович Собчак становится первым мэром Ленинграда, а Гавриил Харитонович Попов - первым мэром Москвы.</text:p>
        </text:list-item>
        <text:list-item>
          <text:p text:style-name="P103">10 июля на всенародном голосовании Президентом Российской Федерации избирается 60-летний .</text:p>
        </text:list-item>
        <text:list-item>
          <text:p text:style-name="P103">19 июля Геннадий Бурбулис назначается Государственным секретарём.</text:p>
        </text:list-item>
        <text:list-item>
          <text:p text:style-name="P103">18-21 августа - путч ГКЧП под руководством вице-президента СССР Геннадия Янаева.</text:p>
        </text:list-item>
        <text:list-item>
          <text:p text:style-name="P103">6 сентября Госсовет СССР признаёт независимость Литвы, Латвии и Эстонии, Ленинград переименовывается в Санкт-Петербург</text:p>
        </text:list-item>
        <text:list-item>
          <text:p text:style-name="P103">11 ноября министром экономики и финансов становится Егор Тимурович Гайдар.</text:p>
        </text:list-item>
        <text:list-item>
          <text:p text:style-name="P103">8 декабря Б.Н.Ельцин, Л.М.Кравчук и С.С.Шушкевич подписывают Беловежское соглашение о прекращении существования СССР и образовании Содружества Независимых Государств (СНГ).</text:p>
        </text:list-item>
        <text:list-item>
          <text:p text:style-name="P103">25 декабря М.С.Горбачёв объявляет об отставке и прекращении существования СССР.</text:p>
        </text:list-item>
      </text:list>
      <text:p text:style-name="P10"><text:span text:style-name="T91"><text:s/></text:span><text:span text:style-name="T92">Алле Пугачёвой, Марку Захарову, Олегу Янковскому, Владимиру Мулявину, Инне Чуриковой присваивается звание народного артиста СССР.</text:span></text:p>
      <text:p text:style-name="P38">1992 год</text:p>
      <text:list xml:id="list3501860795" text:style-name="L29">
        <text:list-item>
          <text:p text:style-name="P104">В январе в России начинается ваучерная приватизация Чубайса и либерализация потребительских цен Гайдара.</text:p>
        </text:list-item>
        <text:list-item>
          <text:p text:style-name="P104">1 января начинается Карабахская война (1992-1994).</text:p>
        </text:list-item>
        <text:list-item>
          <text:p text:style-name="P104">2 января в результате военного переворота в Грузии свергают президента Звиада Гамсахурдиа.</text:p>
        </text:list-item>
        <text:list-item>
          <text:p text:style-name="P104">1 февраля Джорд Буш-старший и Б.Н.Ельцин подписывают декларацию об окончании холодной войны.</text:p>
        </text:list-item>
        <text:list-item>
          <text:p text:style-name="P104">6 июня Ю.М.Лужков становится мэром Москвы (1992-2010).</text:p>
        </text:list-item>
        <text:list-item>
          <text:p text:style-name="P104">14 августа началась Грузино-абхазская война (1992-1993). Гражданская война в Таджикистане (1992-1997).</text:p>
        </text:list-item>
        <text:list-item>
          <text:p text:style-name="P104">Уровень инфляции в России составил 2509%.</text:p>
        </text:list-item>
      </text:list>
      <text:p text:style-name="P38">1993 год</text:p>
      <text:list xml:id="list3333762278" text:style-name="L30">
        <text:list-item>
          <text:p text:style-name="P105"><text:soft-page-break/>25 апреля на всероссийском референдуме 58,7% голосовавших подтвердили доверие президенту Ельцину, 53% поддержали социально-экономическую политику, 67,2% высказались за проведение досрочных выборов депутатов.</text:p>
        </text:list-item>
        <text:list-item>
          <text:p text:style-name="P105">1 сентября Ельцин отстаняет А.В.Руцкого от выполнения обязанностей вице-президента.</text:p>
        </text:list-item>
        <text:list-item>
          <text:p text:style-name="P105">21 сентября Ельцин распускает Съезд народных депутатов и Верховный Совет РФ и назначает на декабрь выборы в Государственную Думу.</text:p>
        </text:list-item>
        <text:list-item>
          <text:p text:style-name="P105">22 сентября Верховный Совет РФ в соответствии с действующей Конституцией прекращает полномочия Бориса Ельцина.</text:p>
        </text:list-item>
        <text:list-item>
          <text:p text:style-name="P105">24 сентября Съезд народных депутатов передаёт полномочия президента А.В.Руцкому.</text:p>
        </text:list-item>
        <text:list-item>
          <text:p text:style-name="P105">3-4 октября Ельцин вводит в Москве ЧП и отдаёт приказ о штурме Дома Советов.</text:p>
        </text:list-item>
        <text:list-item>
          <text:p text:style-name="P105">11 октября в Петербурге начинают выходить программы телекомпании НТВ: "Сегодня", "Намедни" (Леонида Парфёнова) и "Итоги" (Евгения Киселёва).</text:p>
        </text:list-item>
        <text:list-item>
          <text:p text:style-name="P105">1 ноября образовывается Европейский Союз.</text:p>
        </text:list-item>
        <text:list-item>
          <text:p text:style-name="P105">12 декабря по итогам выборов в Государственную думу побеждает ЛДПР (22,92%) во главе с Владимиром Вольфовичем Жириновским.</text:p>
        </text:list-item>
        <text:list-item>
          <text:p text:style-name="P105">25 декабря Виктор Степанович Черномырдин назначается председателем Правительства РФ (1993-1998). Вступает в действие Конституция Российской Федерации.</text:p>
        </text:list-item>
      </text:list>
      <text:p text:style-name="P32"><text:span text:style-name="T99">1994 год</text:span> 1 февраля финансовая пирамида "МММ" Сергея Мавроди начинает продавать свои акции. 11 декабря начинается первая чеченская война (1994-1996). Начинается строительство храма Христа Спасителя, уничтоженного в 1931 году.</text:p>
      <text:p text:style-name="P32"><text:span text:style-name="T99">1995 год</text:span> В результате проведения залоговых аукционов в собственность коммерческих банков по заниженным ценам переходят крупные государственные компании: Норильский никель, Сиданко, Сибнефть, Лукойл, Сургутнефтегаз, Юкос, Нафта-Москва, Мечел и Новолипецкий металлургический комбинат, Мурманское и Новороссийское морские пароходства, Северо-западное речное пароходство. 7 декабря по итогам выборов в Государственную думу побеждает КПРФ (22,3%) во главе с Геннадием Андреевичем Зюгановым.</text:p>
      <text:p text:style-name="P32"><text:span text:style-name="T99">1996 год</text:span> В марте Госдума принимает постановление о недействительности беловежского соглашения о прекращении существования СССР. 3 июля во втором туре президентских выборов Б.Н.Ельцин (53,82%) опережает Г.А.Зюганова.</text:p>
      <text:p text:style-name="P32"><text:span text:style-name="T99">1997 год</text:span> 1 января начинает вещание телеканал REN TV. 17 марта Борис Немцов назначается первым заместителем председателя правительства.</text:p>
      <text:p text:style-name="P32"><text:span text:style-name="T99">1998 год</text:span> 1 января начинает вещание телеканал ТНТ. 28 февраля Россия вступает в Совет Европы. 25 июля В.В.Путин становится директором ФСБ России. 28 мая Пакистан проводит первое испытание атомной бомбы.</text:p>
      <text:p text:style-name="P32"><text:span text:style-name="T99">1999 год</text:span> 1 января образовывается Еврозона - валютный союз стран Европейского Союза, Евро вводится в безналичное обращение (1 января 2002 вводится наличное обращение Евро). 7 августа начинается вторая чеченская война (1999-2009). 16 августа В.В.Путин назначается председателем Правительства Российской Федерации. 19 декабря по итогам выборов в Государственную думу <text:soft-page-break/>побеждает КПРФ (24,29%) во главе с Г.А. Зюгановым. 31 декабря Б.Н. Ельцин объявляет о своей отставке и назначении 47-летнего <text:s/>исполняющим обязанности президента.</text:p>
      <text:p text:style-name="P33"/>
      <text:h text:style-name="P61" text:outline-level="2">22.11.2023</text:h>
      <text:p text:style-name="P41"><text:tab/><text:span text:style-name="T2">1914 </text:span><text:span text:style-name="T8">год</text:span> Россия вступает в первую мировую войну. Русская армия ведет активные боевые действия в восточной Турции, в результате чего немцы снимают осаду Парижа. <text:span text:style-name="T102">С этого момента основные действия воюющей Германии сосредотачиваются на противостоянии с Россией (на Восточном фронте). </text:span><text:span text:style-name="T103">Начиная с </text:span><text:span text:style-name="T11">19</text:span><text:span text:style-name="T12">15 года</text:span><text:span text:style-name="T103"> Русская армия терпит ряд поражений. </text:span><text:span text:style-name="T104">В тылу растет недовольство затягивающейся войной. </text:span><text:span text:style-name="T133">В</text:span><text:span text:style-name="T104"> </text:span><text:span text:style-name="T105">4 государственной думе складывается прогрессивный блок требующий от царя ответственного, перед думой, правительства. </text:span><text:span text:style-name="T106">Туда вошли все политические партии. </text:span><text:span text:style-name="T107">В </text:span><text:span text:style-name="T13">1916 году</text:span><text:span text:style-name="T107"> на австрийском фронте происходит </text:span><text:span text:style-name="T13">Брусиловский прорыв</text:span><text:span text:style-name="T107">. </text:span><text:span text:style-name="T132">Р</text:span><text:span text:style-name="T108">усская армия прорвала фронта. </text:span><text:span text:style-name="T14">1903-1904 годы</text:span><text:span text:style-name="T109"> тройственное объединение — Антанта. </text:span><text:span text:style-name="T110">Первая мировая война была одной из самых кровопролитных войн во всем мире, а самое грозное оружие того времени было пулеметом. В конечном итоге Русская армия оставляет значительную часть своей территории </text:span><text:span text:style-name="T111">при отступлении в частности: </text:span><text:span text:style-name="T15">Прибалтика, значительная часть Белоруссии, Украины</text:span><text:span text:style-name="T111">. </text:span><text:span text:style-name="T112">В столице происходит постоянная смена правительства. </text:span><text:span text:style-name="T113">Ситуация усугубляется в начале </text:span><text:span text:style-name="T17">1917 года</text:span><text:span text:style-name="T113">. </text:span><text:span text:style-name="T114">Солдаты отка</text:span><text:span text:style-name="T115">з</text:span><text:span text:style-name="T114">ываются воевать и выполнять распоряжения командира </text:span><text:span text:style-name="T116">т.к. разрешили оспаривать приказы командира. </text:span><text:span text:style-name="T117">В столице начинаются беспорядки, в Петрограде всеобщая стачка. </text:span><text:span text:style-name="T16">23 февраля 1917 года</text:span><text:span text:style-name="T118"> начали выходить женщины с пустыми кастрюлями т.к. не было завоза белого хлеба. </text:span><text:span text:style-name="T119">В Петроград Николай 2 высылает телеграмму с требованием прекратить беспорядки, но требования не были выполнены. Николай 2 решил сам приехать в столицу и уладить дела с гражданами, но работники железной дороги преградили ему путь и он отправляется в Псков для отречения от престола </text:span><text:span text:style-name="T8">15 марта 1917 года</text:span><text:span text:style-name="T119">. </text:span><text:span text:style-name="T120">Отрекался он в пользу брата, но ему так и не получилось стать царем. Власть в Петрограде, равнозначно как и во всей стране оказалась в руках государственной думы — временного правительства. В пером составе преобладали </text:span><text:span text:style-name="T132">оппозиционные</text:span><text:span text:style-name="T120"> партии. Георгий Львов — председатель </text:span><text:span text:style-name="T121">временного правительства. </text:span><text:span text:style-name="T122">Эта рев</text:span><text:span text:style-name="T123">о</text:span><text:span text:style-name="T122">люция названа — февраль</text:span><text:span text:style-name="T123">с</text:span><text:span text:style-name="T122">кой революцией. Однако в наше время значительная часть историков не разделяют события с </text:span><text:span text:style-name="T9">февраля по окт</text:span><text:span text:style-name="T10">я</text:span><text:span text:style-name="T9">брь 1917 года</text:span><text:span text:style-name="T122"> и использует термин «Великая Русская революция». </text:span><text:span text:style-name="T123">Многие историки акцентирую внимание на том, что после февральской ре</text:span><text:span text:style-name="T124">в</text:span><text:span text:style-name="T123">олюции складывается система двоевластия в России — с </text:span><text:span text:style-name="T124">одной</text:span><text:span text:style-name="T123"> стороны временное правительство, а с другой Петроградский совет. </text:span><text:span text:style-name="T125">Временное правительство кормило народ пустыми обещаниями. </text:span><text:span text:style-name="T126">Объявило, что будет продолжать войну до победного конца. </text:span><text:span text:style-name="T127">Социально-экономические вопросы откладывались до победы и до созыва учредительного собрания. </text:span><text:span text:style-name="T128">Начались массовые дезертирства с фронта, </text:span><text:span text:style-name="T129">команды офицеров не выполняются</text:span><text:span text:style-name="T128">. </text:span><text:span text:style-name="T130">И в этот момент в Россию, услышав про революцию, приезжает Владимир Ильич Ленин. Прибыв в Петроград он взял курс на социалистическую революцию. </text:span><text:span text:style-name="T131">Это было опубликовано в апрельских тезисах. </text:span><text:span text:style-name="T134">Начинается подготовка к восстанию. </text:span><text:span text:style-name="T135">Временное правительство предпринимает ряд мер с целью </text:span><text:soft-page-break/><text:span text:style-name="T135">ограничить влияние большевиков, советов и большевицкую агитацию в окопах. В результате нескольких кризисов временного правительства меняется его состав. </text:span><text:span text:style-name="T136">Из состава временного правительства выбыли министры — либералы и их заменили социалисты. Главой правительства становится эсер Ке</text:span><text:span text:style-name="T137">ре</text:span><text:span text:style-name="T136">нский </text:span><text:span text:style-name="T137">А.Ф. </text:span></text:p>
      <text:p text:style-name="P42"><text:span text:style-name="T136"><text:tab/></text:span><text:span text:style-name="T18">1 сентября 1917 года </text:span><text:span text:style-name="T138">Россия была провозглашена республикой. </text:span><text:span text:style-name="T139">Ленина объявляют врагом народа. В скором времени в связи с противоречиями Керинского с Корниловым большевиков начали выпускать из тюрем, чтобы они возглавили. Осенью 1917 осенью создается революционный комитет. </text:span><text:span text:style-name="T140">Восстание началось 25 октября 1917 года с выстрела крейсера «Аврора». </text:span><text:span text:style-name="T141">Во время штурма зимнего дворца и ареста временного правительства происходит второй съезд советов. </text:span><text:span text:style-name="T142">Всероссийский съезд эсеров принимает основные д</text:span><text:span text:style-name="T143">е</text:span><text:span text:style-name="T142">креты власти. </text:span></text:p>
      <text:list xml:id="list1597570985" text:style-name="L31">
        <text:list-item>
          <text:p text:style-name="P106">Д<text:span text:style-name="T145">е</text:span>крет о мире (перемирие с Германией).</text:p>
        </text:list-item>
        <text:list-item>
          <text:p text:style-name="P107"><text:span text:style-name="T142">Д</text:span><text:span text:style-name="T143">е</text:span><text:span text:style-name="T142">крет о земле. В основе — программа уравнительного землепользования. Народническая аграрная программа. </text:span><text:span text:style-name="T145">Подразумевающая обращение земель страны в общее достояние и разделение его между крестьянами в зависимости от числа «едаков». </text:span><text:span text:style-name="T146">На съезде большевики предлагалось создать коалиционное правительство из представителей левых социалистических партий.</text:span></text:p>
        </text:list-item>
        <text:list-item>
          <text:p text:style-name="P107"><text:span text:style-name="T143"><text:s/>Д</text:span><text:span text:style-name="T144">е</text:span><text:span text:style-name="T143">кл</text:span><text:span text:style-name="T147">а</text:span><text:span text:style-name="T143">рация прав трудящегося народа. </text:span></text:p>
        </text:list-item>
        <text:list-item>
          <text:p text:style-name="P108">Формируются новые органы управления советской республики и принимается первая советская конституция в 1918. Высшим органом власти становится съезд советов. <text:span text:style-name="T148">Он определял ВЦИК (всероссийский центральный исполнительный комитет)</text:span></text:p>
        </text:list-item>
        <text:list-item>
          <text:p text:style-name="P108">Исполнительной властью становится Совнар<text:span text:style-name="T150">ком</text:span>. Председателем был — Ленин, иностранных дел — Троцкий. <text:span text:style-name="T149">По делам национальности </text:span><text:span text:style-name="T150">и гос.контроля</text:span><text:span text:style-name="T149"> — Сталин. </text:span></text:p>
        </text:list-item>
      </text:list>
      <text:p text:style-name="P43"><text:tab/>В января 1918 года состоялись выборы учредительного собрания, которые приносят победу партии эссеров. Учредительное собрание отменило все декреты советской власти и объявляет советскую власть нел<text:span text:style-name="T151">е</text:span>гити<text:span text:style-name="T151">м</text:span>ной. <text:span text:style-name="T151">А т. к. пропаганда советской власти не пропадала, собрание потеряло свое влияние. </text:span></text:p>
      <text:p text:style-name="P43"><text:tab/><text:span text:style-name="T152">Прозаседав несколько дней учредительное заседание учредило о своем самороспуске. Представители учредительного собрания бегут на окраины, где образуют комуч и призывают к вооруженному походу против большевиков. </text:span><text:span text:style-name="T153">Начинается гражданская война. Она имеет ращную хронологию и периодизацию. Одна часть историков утверждает, что она продолжалась с 1918 по 1</text:span><text:span text:style-name="T154">920.</text:span><text:span text:style-name="T153"> Однако в настоящее время берется иная хронология (периодизация), что война длилась с 1917 по 1927 и последние события происходили на дальнем Востоке. </text:span></text:p>
      <text:p text:style-name="P44"><text:tab/><text:span text:style-name="T154">На первой стадии гражданской войны советская республика оказалась в огненном кольце. </text:span><text:span text:style-name="T155">Эссере-меньшевесские правительства комуча дискридитировали себя и были заменены военой диктатурой. </text:span><text:span text:style-name="T156">На восточном фронте нападал адмирал Колчак, на юге Денигин, на Петроград части </text:span><text:soft-page-break/><text:span text:style-name="T156">под командованием генерала Юденича. </text:span><text:span text:style-name="T157">На ряду с белым движении. Российская империя распадается и появляется. Во время гражданской войны в тулы большевиков проводится политика </text:span><text:span text:style-name="T158">военного </text:span><text:span text:style-name="T157">коммунизма. </text:span><text:span text:style-name="T158">Сразу после прихода к власти большевики национализировали крупную промышленность и банки. </text:span><text:span text:style-name="T159">В эпоху военного коммунизма </text:span><text:span text:style-name="T158">национализировали</text:span><text:span text:style-name="T159"> среднюю и мелкую промышленность. </text:span><text:span text:style-name="T160">Проводится политика, направленная на бартер и товарообмен между городом и деревней. </text:span></text:p>
      <text:list xml:id="list191002357437799" text:continue-numbering="true" text:style-name="L31">
        <text:list-item>
          <text:list>
            <text:list-header>
              <text:p text:style-name="P109">Неотъемлемой частью политики военного коммунизма становится продразверстка. Изъятие излишков хлеба у крестьян. Эта идея принадлежала еще временному правительству, не большевикам. <text:span text:style-name="T161">Создаются прод.отряды. Они ходили и забирали излишки. Многие специально гноили хлеб. Портили его. </text:span><text:span text:style-name="T162">Хлеб забирали для того, чтобы прокормить города и красную армию. </text:span><text:span text:style-name="T163">Для борьбы с контрреволюцией создается ВЧК. </text:span><text:span text:style-name="T164">Убийство главы Петроградского ЧК Уидского послужило началом красного террора. </text:span><text:span text:style-name="T165">Гражданская война заканчивается победой красных. </text:span><text:span text:style-name="T166">Осные причины которой — контроль партии большевиков за крупной отечественной промышленностью. Около 95% промышленных предприятий контролировалось большевиками. </text:span><text:span text:style-name="T167">Наличие у большевиков единого командия, которое отсутствовало у белогвардейцов. Четко сформулированной идеологии. </text:span><text:span text:style-name="T168">Важную роль в победе сыграла интервенция. Она отвернула массы от белого движения. </text:span><text:span text:style-name="T169">После окон</text:span><text:span text:style-name="T172">ч</text:span><text:span text:style-name="T169">ания гражданской войны, по словам Ленина, Россия </text:span><text:span text:style-name="T172">представляла</text:span><text:span text:style-name="T169"> собой человека, которого избили до полусмерт</text:span><text:span text:style-name="T172">и</text:span><text:span text:style-name="T169">. Поэтому в марте 1921 года на 9 съезде партии было предложено заменить продразверстку </text:span><text:span text:style-name="T172">продналогом</text:span><text:span text:style-name="T169">, </text:span><text:span text:style-name="T170">что означало переход к новой экономической политике НЭП. </text:span><text:span text:style-name="T171">Инициатором новой экономической политики был — Ленин. </text:span><text:span text:style-name="T173">Просуществовал он до 1927 года. </text:span><text:span text:style-name="T174">Смысл НЭПа сводился к построению в России многоукладной экономике, состоявшей из гос, кооп и частного секторов. Государство сохраняло за собой командование крупной </text:span><text:span text:style-name="T175">промышленностью</text:span><text:span text:style-name="T174">, банковской сферой, монополией за внешней торговлей. </text:span><text:span text:style-name="T175">Выходит распоряжение, разрешающее открывать частные предприятия. </text:span><text:span text:style-name="T176">Проводится финансовая реформа, в результате которой (автор Григорий Сокольников) в России появляется устойчивая валюта — золотой червонец. Он же — 10 царских рублей. </text:span><text:span text:style-name="T177">С</text:span><text:span text:style-name="T179">у</text:span><text:span text:style-name="T177">щественные изменен</text:span><text:span text:style-name="T179">и</text:span><text:span text:style-name="T177">я происходят и в плане государственно-политического развития страны. <text:s/>Декабря </text:span><text:span text:style-name="T178">1922 года 30 декабря на конференции в Гене, официально на международном уровне был утвержден союз советских социалистических республик </text:span><text:span text:style-name="T180">из 4 союзных республик — РСФСР, УССР (Украина), БССР (Беларусь), ЗСФСР (Закавказье). </text:span><text:span text:style-name="T181">Экономическое развитие продолжается в лучшую сторону. Начинается привлечение иностранного капитала в форме концессий. Предприятия сдаются в аренду зарубежным организациям для их последующего восстановления. </text:span><text:span text:style-name="T182">Однако в стране происходит укрепление роли партии. Аппозиционные партии объявляют о своем самороспуске. </text:span><text:span text:style-name="T183">1920 год — распределение портфелей. Троцкий надеялся на то, что его оставят приемником, </text:span><text:span text:style-name="T184">но не тут то было. </text:span><text:span text:style-name="T185">У него была, как минимум завышенная самооценка. </text:span><text:span text:style-name="T186">1922 году генсеком партии стал Сталин. </text:span><text:span text:style-name="T187">По сути получил контролировать партийны</text:span><text:span text:style-name="T188">й</text:span><text:span text:style-name="T187"> аппарат и переманивал на свою сторону всех, кого Троцкий посылал. </text:span></text:p>
            </text:list-header>
          </text:list>
        </text:list-item>
      </text:list>
      <text:p text:style-name="P4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4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905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4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officeooo:rsid="000700e6" officeooo:paragraph-rsid="000700e6" style:font-size-asian="26pt" style:font-size-complex="26pt"/>
    </style:style>
    <style:page-layout style:name="Mpm1">
      <style:page-layout-properties fo:page-width="21.001cm" fo:page-height="29.7cm" style:num-format="1" style:print-orientation="portrait" fo:margin-top="2cm" fo:margin-bottom="2cm" fo:margin-left="1.226cm" fo:margin-right="0.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История России</text:p>
      </style:header>
      <style:footer>
        <text:p text:style-name="Footer"><text:page-number text:select-page="current">3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9:02:55.679903177</meta:creation-date>
    <dc:date>2023-12-19T19:09:59.934410744</dc:date>
    <meta:editing-duration>PT6H51M21S</meta:editing-duration>
    <meta:editing-cycles>261</meta:editing-cycles>
    <meta:generator>LibreOffice/7.3.7.2$Linux_X86_64 LibreOffice_project/30$Build-2</meta:generator>
    <meta:document-statistic meta:table-count="0" meta:image-count="0" meta:object-count="0" meta:page-count="39" meta:paragraph-count="682" meta:word-count="12670" meta:character-count="92556" meta:non-whitespace-character-count="80578"/>
  </office:meta>
</office:document-meta>
</file>